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1C0000002085A7BC4A.gif"/>
  <manifest:file-entry manifest:media-type="image/gif" manifest:full-path="Pictures/100002000000005500000055A0E3D772.gif"/>
  <manifest:file-entry manifest:media-type="image/gif" manifest:full-path="Pictures/100000000000001C00000020D876C24E.gif"/>
  <manifest:file-entry manifest:media-type="image/gif" manifest:full-path="Pictures/100000000000001C00000020BFFBFC48.gif"/>
  <manifest:file-entry manifest:media-type="image/gif" manifest:full-path="Pictures/100000000000001C00000020E01DA237.gif"/>
  <manifest:file-entry manifest:media-type="image/png" manifest:full-path="Pictures/10000000000000400000004077CDC8F9.png"/>
  <manifest:file-entry manifest:media-type="image/png" manifest:full-path="Pictures/100000000000005900000047CE790D0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c0c0c0" draw:opacity="50%" draw:textarea-horizontal-align="center" draw:textarea-vertical-align="middle" draw:shadow-offset-x="0.051cm" draw:shadow-offset-y="0.051cm" draw:shadow-opacity="50%"/>
    </style:style>
    <style:style style:name="gr2" style:family="graphic" style:parent-style-name="standard">
      <style:graphic-properties draw:stroke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953cm"/>
    </style:style>
    <style:style style:name="gr4" style:family="graphic" style:parent-style-name="objectwithoutfill">
      <style:graphic-properties draw:stroke="solid" svg:stroke-width="0.102cm" svg:stroke-color="#800000" draw:marker-start-width="0.353cm" draw:marker-end-width="0.353cm" draw:fill="none" draw:textarea-horizontal-align="center" fo:padding-top="-0.049cm" fo:padding-bottom="-0.049cm" fo:padding-left="-0.049cm" fo:padding-right="-0.049cm"/>
    </style:style>
    <style:style style:name="gr5" style:family="graphic" style:parent-style-name="standard">
      <style:graphic-properties draw:stroke="none" draw:fill="none" draw:fill-color="#ffffff" fo:min-height="0.821cm"/>
    </style:style>
    <style:style style:name="gr6" style:family="graphic" style:parent-style-name="Braket">
      <style:graphic-properties draw:textarea-horizontal-align="center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943cm"/>
    </style:style>
    <style:style style:name="gr9" style:family="graphic" style:parent-style-name="standard">
      <style:graphic-properties draw:stroke="none" draw:fill="none" draw:fill-color="#ffffff" fo:min-height="0.863cm"/>
    </style:style>
    <style:style style:name="gr10" style:family="graphic" style:parent-style-name="standard">
      <style:graphic-properties draw:stroke="none" draw:fill="none" draw:fill-color="#ffffff" fo:min-height="1.126cm"/>
    </style:style>
    <style:style style:name="gr11" style:family="graphic" style:parent-style-name="standard">
      <style:graphic-properties draw:stroke="solid" svg:stroke-width="0.102cm" svg:stroke-color="#eb613d" draw:marker-start-width="0.352cm" draw:marker-end-width="0.352cm" draw:textarea-horizontal-align="center" draw:textarea-vertical-align="middle" fo:padding-top="0.051cm" fo:padding-bottom="0.051cm" fo:padding-left="0.051cm" fo:padding-right="0.051cm"/>
    </style:style>
    <style:style style:name="gr12" style:family="graphic" style:parent-style-name="standard">
      <style:graphic-properties draw:stroke="none" draw:fill="gradient" draw:fill-gradient-name="Linear_20_yellow_2f_brown" draw:textarea-horizontal-align="center" draw:textarea-vertical-align="middle"/>
    </style:style>
    <style:style style:name="gr13" style:family="graphic" style:parent-style-name="standard">
      <style:graphic-properties draw:stroke="none" draw:fill="gradient" draw:fill-gradient-name="Gradient_20_7" draw:textarea-horizontal-align="center" draw:textarea-vertical-align="middle"/>
    </style:style>
    <style:style style:name="gr14" style:family="graphic" style:parent-style-name="standard">
      <style:graphic-properties draw:stroke="none" draw:fill="none" draw:fill-color="#ffffff" fo:min-height="1.0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7.04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pr1" style:family="presentation" style:parent-style-name="WP-title">
      <style:graphic-properties draw:fill-color="#ffffff" draw:auto-grow-height="true" fo:min-height="7.138cm"/>
    </style:style>
    <style:style style:name="pr2" style:family="presentation" style:parent-style-name="WP-notes">
      <style:graphic-properties draw:fill-color="#ffffff" draw:auto-grow-height="true" fo:min-height="11.431cm"/>
    </style:style>
    <style:style style:name="pr3" style:family="presentation" style:parent-style-name="NormalIntro-outline1">
      <style:graphic-properties draw:fill-color="#ffffff" draw:auto-grow-height="true" fo:min-height="11.857cm"/>
    </style:style>
    <style:style style:name="pr4" style:family="presentation" style:parent-style-name="NormalIntro-title">
      <style:graphic-properties draw:fill-color="#ffffff" draw:auto-grow-height="true" fo:min-height="3.507cm"/>
    </style:style>
    <style:style style:name="pr5" style:family="presentation" style:parent-style-name="NormalIntro-notes">
      <style:graphic-properties draw:fill-color="#ffffff" draw:auto-grow-height="true" fo:min-height="11.411cm"/>
    </style:style>
    <style:style style:name="pr6" style:family="presentation" style:parent-style-name="Section-title">
      <style:graphic-properties draw:fill-color="#ffffff" draw:textarea-vertical-align="middle" draw:auto-grow-height="true" fo:min-height="4.252cm"/>
    </style:style>
    <style:style style:name="pr7" style:family="presentation" style:parent-style-name="Section-notes">
      <style:graphic-properties draw:fill-color="#ffffff" draw:auto-grow-height="true" fo:min-height="11.431cm"/>
    </style:style>
    <style:style style:name="pr8" style:family="presentation" style:parent-style-name="Normal1-title">
      <style:graphic-properties draw:fill-color="#ffffff" draw:auto-grow-height="true" fo:min-height="3.507cm"/>
    </style:style>
    <style:style style:name="pr9" style:family="presentation" style:parent-style-name="Normal1-outline1">
      <style:graphic-properties draw:fill-color="#ffffff" draw:auto-grow-height="true" fo:min-height="13.518cm"/>
    </style:style>
    <style:style style:name="pr10" style:family="presentation" style:parent-style-name="Normal1-notes">
      <style:graphic-properties draw:fill-color="#ffffff" draw:auto-grow-height="true" fo:min-height="11.411cm"/>
    </style:style>
    <style:style style:name="pr11" style:family="presentation" style:parent-style-name="Normal1-subtitle" style:list-style-name="L10">
      <style:graphic-properties draw:fill-color="#ffffff" draw:auto-grow-height="true" fo:min-height="7.665cm"/>
    </style:style>
    <style:style style:name="pr12" style:family="presentation" style:parent-style-name="Section-title">
      <style:graphic-properties draw:fill-color="#ffffff" draw:textarea-vertical-align="middle" draw:auto-grow-height="true" fo:min-height="3.503cm"/>
    </style:style>
    <style:style style:name="pr13" style:family="presentation" style:parent-style-name="Section-notes" style:list-style-name="L11">
      <style:graphic-properties draw:fill-color="#ffffff" draw:auto-grow-height="true" fo:min-height="11.431cm"/>
    </style:style>
    <style:style style:name="pr14" style:family="presentation" style:parent-style-name="Normal1-subtitle" style:list-style-name="L10">
      <style:graphic-properties draw:fill-color="#ffffff" draw:auto-grow-height="true" fo:min-height="7.665cm"/>
    </style:style>
    <style:style style:name="pr15" style:family="presentation" style:parent-style-name="Normal1-notes">
      <style:graphic-properties draw:fill-color="#ffffff" fo:min-height="11.411cm"/>
    </style:style>
    <style:style style:name="pr16" style:family="presentation" style:parent-style-name="Normal1-subtitle" style:list-style-name="L10">
      <style:graphic-properties draw:fill-color="#ffffff" draw:auto-grow-height="true" fo:min-height="7.665cm"/>
    </style:style>
    <style:style style:name="pr17" style:family="presentation" style:parent-style-name="Normal1-subtitle" style:list-style-name="L10">
      <style:graphic-properties draw:fill-color="#ffffff" draw:auto-grow-height="true" fo:min-height="7.058cm"/>
    </style:style>
    <style:style style:name="pr18" style:family="presentation" style:parent-style-name="Normal1-subtitle" style:list-style-name="L12">
      <style:graphic-properties draw:fill-color="#ffffff" draw:auto-grow-height="true" fo:min-height="8.482cm"/>
    </style:style>
    <style:style style:name="pr19" style:family="presentation" style:parent-style-name="Section-notes" style:list-style-name="L11">
      <style:graphic-properties draw:fill-color="#ffffff" draw:auto-grow-height="true" fo:min-height="11.431cm"/>
    </style:style>
    <style:style style:name="pr20" style:family="presentation" style:parent-style-name="Normal1-subtitle" style:list-style-name="L10">
      <style:graphic-properties draw:fill-color="#ffffff" draw:auto-grow-height="true" fo:min-height="7.058cm"/>
    </style:style>
    <style:style style:name="pr21" style:family="presentation" style:parent-style-name="Normal1-outline1">
      <style:graphic-properties draw:fill-color="#ffffff" draw:auto-grow-height="true" fo:min-height="16.033cm"/>
    </style:style>
    <style:style style:name="pr22" style:family="presentation" style:parent-style-name="Normal1-subtitle" style:list-style-name="L10">
      <style:graphic-properties draw:fill-color="#ffffff" draw:auto-grow-height="true" fo:min-height="7.058cm"/>
    </style:style>
    <style:style style:name="pr23" style:family="presentation" style:parent-style-name="Normal1-outline1">
      <style:graphic-properties draw:fill-color="#ffffff" draw:auto-grow-height="true" fo:min-height="11.025cm"/>
    </style:style>
    <style:style style:name="pr24" style:family="presentation" style:parent-style-name="Normal1-outline1">
      <style:graphic-properties draw:fill-color="#ffffff" draw:auto-grow-height="true" fo:min-height="15.281cm"/>
    </style:style>
    <style:style style:name="pr25" style:family="presentation" style:parent-style-name="Normal1-outline1">
      <style:graphic-properties draw:fill-color="#ffffff" draw:auto-grow-height="true" fo:min-height="10.178cm"/>
    </style:style>
    <style:style style:name="pr26" style:family="presentation" style:parent-style-name="Normal1-outline1">
      <style:graphic-properties draw:fill-color="#ffffff" draw:auto-grow-height="true" fo:min-height="13.11cm"/>
    </style:style>
    <style:style style:name="pr27" style:family="presentation" style:parent-style-name="Normal1-subtitle" style:list-style-name="L10">
      <style:graphic-properties draw:fill-color="#ffffff" draw:auto-grow-height="true" fo:min-height="7.058cm"/>
    </style:style>
    <style:style style:name="pr28" style:family="presentation" style:parent-style-name="Normal1-outline1">
      <style:graphic-properties draw:fill-color="#ffffff" draw:auto-grow-height="true" fo:min-height="10.053cm"/>
    </style:style>
    <style:style style:name="pr29" style:family="presentation" style:parent-style-name="Normal1-outline1">
      <style:graphic-properties draw:fill-color="#ffffff" draw:auto-grow-height="true" fo:min-height="13.297cm"/>
    </style:style>
    <style:style style:name="pr30" style:family="presentation" style:parent-style-name="Normal1-outline1">
      <style:graphic-properties draw:fill-color="#ffffff" draw:auto-grow-height="true" fo:min-height="8.945cm"/>
    </style:style>
    <style:style style:name="pr31" style:family="presentation" style:parent-style-name="Normal1-subtitle" style:list-style-name="L12">
      <style:graphic-properties draw:fill-color="#ffffff" draw:auto-grow-height="true" fo:min-height="7.68cm"/>
    </style:style>
    <style:style style:name="pr32" style:family="presentation" style:parent-style-name="Normal1-outline1">
      <style:graphic-properties draw:fill-color="#ffffff" draw:auto-grow-height="true" fo:min-height="9.237cm"/>
    </style:style>
    <style:style style:name="pr33" style:family="presentation" style:parent-style-name="Normal1-outline1">
      <style:graphic-properties draw:fill-color="#ffffff" draw:auto-grow-height="true" fo:min-height="11.261cm"/>
    </style:style>
    <style:style style:name="pr34" style:family="presentation" style:parent-style-name="Normal1-outline1">
      <style:graphic-properties draw:fill-color="#ffffff" draw:auto-grow-height="true" fo:min-height="15.024cm"/>
    </style:style>
    <style:style style:name="pr35" style:family="presentation" style:parent-style-name="Normal1-outline1">
      <style:graphic-properties draw:fill-color="#ffffff" draw:auto-grow-height="true" fo:min-height="13.417cm"/>
    </style:style>
    <style:style style:name="pr36" style:family="presentation" style:parent-style-name="Normal1-outline1" style:list-style-name="L13">
      <style:graphic-properties draw:fill-color="#ffffff" draw:auto-grow-height="true" fo:min-height="7.956cm"/>
    </style:style>
    <style:style style:name="pr37" style:family="presentation" style:parent-style-name="Section-notes" style:list-style-name="L11">
      <style:graphic-properties draw:fill-color="#ffffff" draw:auto-grow-height="true" fo:min-height="11.431cm"/>
    </style:style>
    <style:style style:name="pr38" style:family="presentation" style:parent-style-name="Normal1-outline1">
      <style:graphic-properties draw:fill-color="#ffffff" draw:auto-grow-height="true" fo:min-height="10.44cm"/>
    </style:style>
    <style:style style:name="pr39" style:family="presentation" style:parent-style-name="Normal1-outline1">
      <style:graphic-properties draw:fill-color="#ffffff" draw:auto-grow-height="true" fo:min-height="12.292cm"/>
    </style:style>
    <style:style style:name="pr40" style:family="presentation" style:parent-style-name="Normal1-outline1" style:list-style-name="L7">
      <style:graphic-properties draw:fill-color="#ffffff" draw:auto-grow-height="true" fo:min-height="16.255cm"/>
    </style:style>
    <style:style style:name="pr41" style:family="presentation" style:parent-style-name="Section-title">
      <style:graphic-properties draw:fill-color="#ffffff" draw:textarea-vertical-align="middle" draw:auto-grow-height="true" fo:min-height="3.712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fo:margin-left="0cm" fo:margin-right="0cm" fo:line-height="100%" fo:text-indent="0cm"/>
      <style:text-properties fo:font-family="Arial" style:font-family-generic="swiss" style:font-pitch="variable" fo:font-size="32pt"/>
    </style:style>
    <style:style style:name="P3" style:family="paragraph">
      <style:paragraph-properties fo:margin-left="0.454cm" fo:margin-right="0cm" fo:text-indent="-0.454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font-size="28pt"/>
    </style:style>
    <style:style style:name="P8" style:family="paragraph">
      <style:paragraph-properties fo:margin-left="1.219cm" fo:margin-right="0cm" fo:text-align="center" text:enable-numbering="false" fo:text-indent="-0.791cm"/>
    </style:style>
    <style:style style:name="P9" style:family="paragraph">
      <style:paragraph-properties fo:margin-left="1.219cm" fo:margin-right="0cm" fo:text-align="start" text:enable-numbering="true" fo:text-indent="-0.791cm"/>
      <style:text-properties fo:color="#000080" fo:font-size="36pt"/>
    </style:style>
    <style:style style:name="P10" style:family="paragraph">
      <style:paragraph-properties fo:margin-left="0cm" fo:margin-right="0cm" fo:margin-top="0.42cm" fo:margin-bottom="0.35cm" fo:text-indent="0cm"/>
      <style:text-properties fo:font-size="10pt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margin-left="1.219cm" fo:margin-right="0cm" fo:text-align="center" text:enable-numbering="false" fo:text-indent="-0.791cm"/>
      <style:text-properties fo:color="#000080" fo:font-size="36pt"/>
    </style:style>
    <style:style style:name="P13" style:family="paragraph">
      <style:paragraph-properties fo:margin-left="0.021cm" fo:margin-right="0cm" fo:text-align="center" text:enable-numbering="false" fo:text-indent="-0.021cm"/>
    </style:style>
    <style:style style:name="P14" style:family="paragraph">
      <style:paragraph-properties fo:margin-left="1.2cm" fo:margin-right="0cm" text:enable-numbering="true" fo:text-indent="-0.9cm"/>
    </style:style>
    <style:style style:name="P15" style:family="paragraph">
      <style:paragraph-properties fo:margin-left="2.4cm" fo:margin-right="0cm" fo:margin-top="0cm" fo:margin-bottom="0cm" text:enable-numbering="false" fo:text-indent="-0.8cm"/>
    </style:style>
    <style:style style:name="P16" style:family="paragraph">
      <style:paragraph-properties fo:margin-left="2.4cm" fo:margin-right="0cm" fo:margin-top="0cm" fo:margin-bottom="0.254cm" text:enable-numbering="false" fo:text-indent="-0.8cm"/>
    </style:style>
    <style:style style:name="P17" style:family="paragraph">
      <style:paragraph-properties fo:margin-left="1.2cm" fo:margin-right="0cm" text:enable-numbering="false" fo:text-indent="-0.9cm"/>
    </style:style>
    <style:style style:name="P18" style:family="paragraph">
      <style:paragraph-properties fo:margin-left="2.4cm" fo:margin-right="0cm" text:enable-numbering="true" fo:text-indent="-0.8cm"/>
    </style:style>
    <style:style style:name="P19" style:family="paragraph">
      <style:paragraph-properties fo:margin-left="3.6cm" fo:margin-right="0cm" fo:margin-top="0cm" fo:margin-bottom="0cm" text:enable-numbering="false" fo:text-indent="-0.6cm"/>
    </style:style>
    <style:style style:name="P20" style:family="paragraph">
      <style:paragraph-properties fo:margin-left="2.4cm" fo:margin-right="0cm" text:enable-numbering="false" fo:text-indent="-0.8cm"/>
    </style:style>
    <style:style style:name="P21" style:family="paragraph">
      <style:paragraph-properties fo:margin-left="4.8cm" fo:margin-right="0cm" fo:margin-top="0cm" fo:margin-bottom="0cm" text:enable-numbering="false" fo:text-indent="-0.6cm"/>
    </style:style>
    <style:style style:name="P22" style:family="paragraph">
      <style:paragraph-properties fo:margin-left="0cm" fo:margin-right="0cm" fo:text-align="center" text:enable-numbering="false" fo:text-indent="0cm"/>
    </style:style>
    <style:style style:name="P23" style:family="paragraph">
      <style:paragraph-properties fo:margin-left="3.6cm" fo:margin-right="0cm" text:enable-numbering="false" fo:text-indent="-0.6cm"/>
    </style:style>
    <style:style style:name="P24" style:family="paragraph">
      <style:paragraph-properties fo:margin-left="2.4cm" fo:margin-right="0cm" fo:text-indent="-0.8cm"/>
    </style:style>
    <style:style style:name="P25" style:family="paragraph">
      <style:paragraph-properties fo:margin-left="1.2cm" fo:margin-right="0cm" fo:text-indent="-0.9cm">
        <style:tab-stops>
          <style:tab-stop style:position="16.398cm"/>
        </style:tab-stops>
      </style:paragraph-properties>
    </style:style>
    <style:style style:name="P26" style:family="paragraph">
      <style:paragraph-properties fo:margin-left="2.4cm" fo:margin-right="0cm" fo:text-indent="-0.8cm">
        <style:tab-stops>
          <style:tab-stop style:position="16.398cm"/>
        </style:tab-stops>
      </style:paragraph-properties>
    </style:style>
    <style:style style:name="P27" style:family="paragraph">
      <style:paragraph-properties fo:margin-left="1.2cm" fo:margin-right="0cm" fo:margin-top="0cm" fo:margin-bottom="0.152cm" text:enable-numbering="false" fo:text-indent="-1.197cm"/>
    </style:style>
    <style:style style:name="P28" style:family="paragraph">
      <style:paragraph-properties fo:margin-left="0cm" fo:margin-right="0cm" fo:margin-top="0cm" fo:margin-bottom="0cm" text:enable-numbering="false" fo:text-indent="0cm"/>
    </style:style>
    <style:style style:name="P29" style:family="paragraph">
      <style:paragraph-properties fo:margin-left="1.2cm" fo:margin-right="0cm" fo:margin-top="0cm" fo:margin-bottom="0.152cm" text:enable-numbering="false" fo:text-indent="-1.197cm"/>
      <style:text-properties fo:color="#000080" fo:font-family="'Courier New'" style:font-pitch="fixed" fo:font-size="17pt"/>
    </style:style>
    <style:style style:name="P30" style:family="paragraph">
      <style:paragraph-properties fo:margin-left="0cm" fo:margin-right="0cm" fo:text-align="center" fo:text-indent="0cm"/>
    </style:style>
    <style:style style:name="P31" style:family="paragraph">
      <style:paragraph-properties fo:margin-left="0.454cm" fo:margin-right="0cm" fo:text-indent="-0.454cm"/>
      <style:text-properties fo:font-size="12pt"/>
    </style:style>
    <style:style style:name="T1" style:family="text">
      <style:text-properties fo:font-family="Arial" style:font-family-generic="swiss" style:font-pitch="variable" fo:font-size="28pt" fo:font-style="italic"/>
    </style:style>
    <style:style style:name="T2" style:family="text">
      <style:text-properties fo:font-family="Arial" style:font-family-generic="swiss" style:font-pitch="variable" fo:font-size="28pt"/>
    </style:style>
    <style:style style:name="T3" style:family="text">
      <style:text-properties fo:font-family="Arial" style:font-family-generic="swiss" style:font-pitch="variable" fo:font-size="32pt"/>
    </style:style>
    <style:style style:name="T4" style:family="text">
      <style:text-properties fo:font-family="Arial" style:font-family-generic="swiss" style:font-pitch="variable" fo:font-size="40pt"/>
    </style:style>
    <style:style style:name="T5" style:family="text">
      <style:text-properties fo:font-family="Arial" style:font-family-generic="swiss" style:font-pitch="variable" fo:font-size="12pt"/>
    </style:style>
    <style:style style:name="T6" style:family="text">
      <style:text-properties fo:font-family="Arial" style:font-family-generic="swiss" style:font-pitch="variable" fo:font-size="32pt" fo:font-style="italic"/>
    </style:style>
    <style:style style:name="T7" style:family="text">
      <style:text-properties fo:font-size="28pt"/>
    </style:style>
    <style:style style:name="T8" style:family="text">
      <style:text-properties fo:color="#000080" fo:font-size="36pt"/>
    </style:style>
    <style:style style:name="T9" style:family="text">
      <style:text-properties fo:color="#800000" fo:font-size="36pt"/>
    </style:style>
    <style:style style:name="T10" style:family="text">
      <style:text-properties fo:font-family="'Courier New'" style:font-pitch="fixed" fo:font-size="24pt"/>
    </style:style>
    <style:style style:name="T11" style:family="text">
      <style:text-properties fo:color="#800000" fo:font-family="'Courier New'" style:font-pitch="fixed" fo:font-size="22pt"/>
    </style:style>
    <style:style style:name="T12" style:family="text">
      <style:text-properties fo:font-family="'Courier New'" style:font-pitch="fixed" fo:font-size="22pt"/>
    </style:style>
    <style:style style:name="T13" style:family="text">
      <style:text-properties fo:color="#000080" fo:font-family="'Courier New'" style:font-pitch="fixed" fo:font-size="22pt"/>
    </style:style>
    <style:style style:name="T14" style:family="text">
      <style:text-properties fo:font-family="'Courier New'" style:font-pitch="fixed" fo:font-size="32pt"/>
    </style:style>
    <style:style style:name="T15" style:family="text">
      <style:text-properties fo:color="#000080"/>
    </style:style>
    <style:style style:name="T16" style:family="text">
      <style:text-properties fo:color="#800000" fo:font-family="'Courier New'" style:font-pitch="fixed" fo:font-size="24pt"/>
    </style:style>
    <style:style style:name="T17" style:family="text">
      <style:text-properties fo:color="#000080" fo:font-family="Arial" style:font-family-generic="swiss" style:font-pitch="variable" fo:font-size="32pt"/>
    </style:style>
    <style:style style:name="T18" style:family="text">
      <style:text-properties fo:color="#000080" fo:font-family="Arial" style:font-family-generic="swiss" style:font-pitch="variable" fo:font-size="28pt"/>
    </style:style>
    <style:style style:name="T19" style:family="text">
      <style:text-properties fo:font-family="'Courier New'" style:font-pitch="fixed"/>
    </style:style>
    <style:style style:name="T20" style:family="text">
      <style:text-properties fo:font-family="Arial" style:font-family-generic="swiss" style:font-pitch="variable"/>
    </style:style>
    <style:style style:name="T21" style:family="text">
      <style:text-properties fo:font-style="italic"/>
    </style:style>
    <style:style style:name="T22" style:family="text">
      <style:text-properties fo:color="#800000" fo:font-family="'Courier New'" style:font-pitch="fixed"/>
    </style:style>
    <style:style style:name="T23" style:family="text">
      <style:text-properties fo:color="#800000" fo:font-style="italic"/>
    </style:style>
    <style:style style:name="T24" style:family="text">
      <style:text-properties fo:color="#800000"/>
    </style:style>
    <style:style style:name="T25" style:family="text">
      <style:text-properties fo:color="#000080" fo:font-family="'Courier New'" style:font-pitch="fixed" fo:font-size="17pt" fo:font-weight="normal"/>
    </style:style>
    <style:style style:name="T26" style:family="text">
      <style:text-properties fo:color="#000080" fo:font-family="'Courier New'" style:font-pitch="fixed" fo:font-size="17pt" fo:font-weight="bold"/>
    </style:style>
    <style:style style:name="T27" style:family="text">
      <style:text-properties fo:color="#000080" fo:font-family="'Courier New'" style:font-pitch="fixed" fo:font-size="17pt"/>
    </style:style>
    <style:style style:name="T28" style:family="text">
      <style:text-properties fo:font-size="32pt" fo:font-style="italic"/>
    </style:style>
    <text:list-style style:name="L1">
      <text:list-level-style-number text:level="1" style:num-format=""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2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428cm" text:min-label-width="0.79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02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7">
      <text:list-level-style-image text:level="1" xlink:href="Pictures/100000000000001C00000020D876C24E.gif" xlink:type="simple" xlink:show="embed" xlink:actuate="onLoad">
        <style:list-level-properties text:space-before="0.003cm" text:min-label-width="1.197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10">
      <text:list-level-style-image text:level="1" xlink:href="Pictures/100000000000001C00000020D876C24E.gif" xlink:type="simple" xlink:show="embed" xlink:actuate="onLoad">
        <style:list-level-properties text:space-before="0.428cm" text:min-label-width="0.791cm" style:vertical-pos="middle" style:vertical-rel="line" fo:width="0.539cm" fo:height="0.616cm"/>
      </text:list-level-style-image>
      <text:list-level-style-image text:level="2" xlink:href="Pictures/100000000000001C00000020D876C24E.gif" xlink:type="simple" xlink:show="embed" xlink:actuate="onLoad">
        <style:list-level-properties text:space-before="0.6cm" text:min-label-width="0.6cm" style:vertical-pos="middle" style:vertical-rel="line" fo:width="0.539cm" fo:height="0.616cm"/>
      </text:list-level-style-image>
      <text:list-level-style-image text:level="3" xlink:href="Pictures/100000000000001C00000020D876C24E.gif" xlink:type="simple" xlink:show="embed" xlink:actuate="onLoad">
        <style:list-level-properties text:space-before="1.2cm" text:min-label-width="0.6cm" style:vertical-pos="middle" style:vertical-rel="line" fo:width="0.539cm" fo:height="0.616cm"/>
      </text:list-level-style-image>
      <text:list-level-style-image text:level="4" xlink:href="Pictures/100000000000001C00000020D876C24E.gif" xlink:type="simple" xlink:show="embed" xlink:actuate="onLoad">
        <style:list-level-properties text:space-before="1.8cm" text:min-label-width="0.6cm" style:vertical-pos="middle" style:vertical-rel="line" fo:width="0.539cm" fo:height="0.616cm"/>
      </text:list-level-style-image>
      <text:list-level-style-image text:level="5" xlink:href="Pictures/100000000000001C00000020D876C24E.gif" xlink:type="simple" xlink:show="embed" xlink:actuate="onLoad">
        <style:list-level-properties text:space-before="2.4cm" text:min-label-width="0.6cm" style:vertical-pos="middle" style:vertical-rel="line" fo:width="0.539cm" fo:height="0.616cm"/>
      </text:list-level-style-image>
      <text:list-level-style-image text:level="6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539cm" fo:height="0.616cm"/>
      </text:list-level-style-image>
      <text:list-level-style-image text:level="7" xlink:href="Pictures/100000000000001C00000020D876C24E.gif" xlink:type="simple" xlink:show="embed" xlink:actuate="onLoad">
        <style:list-level-properties text:space-before="3.6cm" text:min-label-width="0.6cm" style:vertical-pos="middle" style:vertical-rel="line" fo:width="0.539cm" fo:height="0.616cm"/>
      </text:list-level-style-image>
      <text:list-level-style-image text:level="8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539cm" fo:height="0.616cm"/>
      </text:list-level-style-image>
      <text:list-level-style-image text:level="9" xlink:href="Pictures/100000000000001C00000020D876C24E.gif" xlink:type="simple" xlink:show="embed" xlink:actuate="onLoad">
        <style:list-level-properties text:space-before="4.8cm" text:min-label-width="0.6cm" style:vertical-pos="middle" style:vertical-rel="line" fo:width="0.539cm" fo:height="0.616cm"/>
      </text:list-level-style-image>
    </text:list-style>
    <text:list-style style:name="L11">
      <text:list-level-style-bullet text:level="1" text:bullet-char="•">
        <style:text-properties fo:font-family="Times" style:font-family-generic="roman" fo:color="#000000" fo:font-size="100%"/>
      </text:list-level-style-bullet>
      <text:list-level-style-bullet text:level="2" text:bullet-char="•">
        <style:list-level-properties text:space-before="1.27cm" text:min-label-width="0.326cm"/>
        <style:text-properties fo:font-family="Times" style:font-family-generic="roman" fo:color="#000000" fo:font-size="100%"/>
      </text:list-level-style-bullet>
      <text:list-level-style-bullet text:level="3" text:bullet-char="•">
        <style:list-level-properties text:space-before="2.54cm" text:min-label-width="0.335cm"/>
        <style:text-properties fo:font-family="Times" style:font-family-generic="roman" fo:color="#000000" fo:font-size="100%"/>
      </text:list-level-style-bullet>
      <text:list-level-style-bullet text:level="4" text:bullet-char="•">
        <style:list-level-properties text:space-before="3.81cm" text:min-label-width="0.295cm"/>
        <style:text-properties fo:font-family="Times" style:font-family-generic="roman" fo:color="#000000" fo:font-size="100%"/>
      </text:list-level-style-bullet>
      <text:list-level-style-bullet text:level="5" text:bullet-char="•">
        <style:list-level-properties text:space-before="5.08cm" text:min-label-width="0.304cm"/>
        <style:text-properties fo:font-family="Times" style:font-family-generic="roman" fo:color="#000000" fo:font-size="100%"/>
      </text:list-level-style-bullet>
      <text:list-level-style-bullet text:level="6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7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8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9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10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</text:list-style>
    <text:list-style style:name="L12">
      <text:list-level-style-bullet text:level="1" text:bullet-char="●">
        <style:list-level-properties text:space-before="0.428cm" text:min-label-width="0.79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13">
      <text:list-level-style-image text:level="1" xlink:href="Pictures/100000000000001C00000020D876C24E.gif" xlink:type="simple" xlink:show="embed" xlink:actuate="onLoad">
        <style:list-level-properties text:space-before="1.6cm" text:min-label-width="0.8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MainTitle" draw:style-name="dp1" draw:master-page-name="WP" presentation:presentation-page-layout-name="AL1T0">
        <draw:frame presentation:style-name="pr1" draw:text-style-name="P2" draw:layer="layout" svg:width="16.512cm" svg:height="7.258cm" svg:x="9.665cm" svg:y="3.791cm" presentation:class="title" presentation:user-transformed="true">
          <draw:text-box>
            <text:p text:style-name="P1"><text:span text:style-name="T1">Computer Programming</text:span><text:span text:style-name="T2"><text:line-break/></text:span><text:span text:style-name="T3"><text:line-break/></text:span><text:span text:style-name="T4">Object-Oriented</text:span><text:span text:style-name="T4"><text:line-break/></text:span><text:span text:style-name="T4">Programming II</text:span><text:span text:style-name="T4"><text:line-break/></text:span><text:span text:style-name="T5"><text:line-break/></text:span><text:span text:style-name="T6">The Return</text:span></text:p>
          </draw:text-box>
        </draw:frame>
        <presentation:notes draw:style-name="dp2">
          <draw:page-thumbnail draw:layer="layout" svg:width="12.7cm" svg:height="9.525cm" svg:x="4.175cm" svg:y="3.005cm" draw:page-number="1"/>
          <draw:frame presentation:style-name="pr2" draw:text-style-name="P3" draw:layer="layout" svg:width="16.078cm" svg:height="11.431cm" svg:x="2.773cm" svg:y="13.065cm" presentation:class="notes" presentation:placeholder="true">
            <draw:text-box/>
          </draw:frame>
        </presentation:notes>
      </draw:page>
      <draw:page draw:name="Agenda" draw:style-name="dp1" draw:master-page-name="NormalIntro" presentation:presentation-page-layout-name="AL2T1">
        <draw:frame presentation:style-name="pr3" draw:text-style-name="P4" draw:layer="layout" svg:width="18.071cm" svg:height="11.857cm" svg:x="6.014cm" svg:y="6.238cm" presentation:class="outline" presentation:user-transformed="true">
          <draw:text-box>
            <text:list text:style-name="L2">
              <text:list-item>
                <text:p text:id="id7" text:style-name="P4">Lecture Goal(s)</text:p>
              </text:list-item>
            </text:list>
            <text:list text:style-name="L2">
              <text:list-item>
                <text:p text:id="id8" text:style-name="P4">From Italy to Indonesia</text:p>
              </text:list-item>
            </text:list>
            <text:list text:style-name="L2">
              <text:list-item>
                <text:p text:id="id9" text:style-name="P4">Interfaces, Classes, and Objects</text:p>
              </text:list-item>
            </text:list>
            <text:list text:style-name="L2">
              <text:list-item>
                <text:p text:id="id10" text:style-name="P4">Attributes and Methods</text:p>
              </text:list-item>
            </text:list>
            <text:list text:style-name="L2">
              <text:list-item>
                <text:p text:id="id11" text:style-name="P4">Encapsulation</text:p>
              </text:list-item>
            </text:list>
            <text:list text:style-name="L2">
              <text:list-item>
                <text:p text:id="id12" text:style-name="P4">Inheritance and Polymorphism</text:p>
              </text:list-item>
            </text:list>
            <text:list text:style-name="L2">
              <text:list-item>
                <text:p text:id="id13" text:style-name="P4">Conclusions</text:p>
              </text:list-item>
            </text:list>
          </draw:text-box>
        </draw:frame>
        <draw:frame presentation:style-name="pr4" draw:text-style-name="P5" draw:layer="layout" svg:width="25.593cm" svg:height="3.507cm" svg:x="1.774cm" svg:y="0.643cm" presentation:class="title" presentation:user-transformed="true">
          <draw:text-box>
            <text:p text:style-name="P5">Agenda</text:p>
          </draw:text-box>
        </draw:frame>
        <draw:rect draw:style-name="gr1" draw:text-style-name="P6" draw:id="id15" draw:layer="layout" svg:width="21.124cm" svg:height="3.57cm" svg:x="4.661cm" svg:y="13.115cm">
          <text:p text:style-name="P5"/>
        </draw:rect>
        <draw:rect draw:style-name="gr1" draw:text-style-name="P6" draw:id="id14" draw:layer="layout" svg:width="21.124cm" svg:height="3.57cm" svg:x="4.661cm" svg:y="7.515cm">
          <text:p text:style-name="P5"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2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SEC:LectureGoals" draw:style-name="dp1" draw:master-page-name="Section" presentation:presentation-page-layout-name="AL3T19">
        <draw:frame presentation:style-name="pr6" draw:text-style-name="P5" draw:layer="layout" svg:width="14.7cm" svg:height="4.252cm" svg:x="4.1cm" svg:y="8.042cm" presentation:class="title" presentation:user-transformed="true">
          <draw:text-box>
            <text:p text:style-name="P5">Lecture Goal(s)</text:p>
          </draw:text-box>
        </draw:frame>
        <presentation:notes draw:style-name="dp2">
          <draw:page-thumbnail draw:layer="layout" svg:width="12.7cm" svg:height="9.525cm" svg:x="4.175cm" svg:y="3.005cm" draw:page-number="3"/>
          <draw:frame presentation:style-name="pr7" draw:text-style-name="P3" draw:layer="layout" svg:width="16.078cm" svg:height="11.431cm" svg:x="2.773cm" svg:y="13.065cm" presentation:class="notes" presentation:placeholder="true">
            <draw:text-box/>
          </draw:frame>
        </presentation:notes>
      </draw:page>
      <draw:page draw:name="Fundamental Concepts" draw:style-name="dp1" draw:master-page-name="Normal1" presentation:presentation-page-layout-name="AL2T1">
        <draw:frame presentation:style-name="pr8" draw:text-style-name="P5" draw:layer="layout" svg:width="25.593cm" svg:height="3.507cm" svg:x="1.774cm" svg:y="0.643cm" presentation:class="title" presentation:user-transformed="true">
          <draw:text-box>
            <text:p text:style-name="P5">Lectures Overview</text:p>
          </draw:text-box>
        </draw:frame>
        <draw:frame presentation:style-name="pr9" draw:text-style-name="P4" draw:layer="layout" svg:width="20.146cm" svg:height="13.518cm" svg:x="5.114cm" svg:y="6.538cm" presentation:class="outline" presentation:user-transformed="true">
          <draw:text-box>
            <text:list text:style-name="L2">
              <text:list-item>
                <text:p text:style-name="P4">1: Introduction</text:p>
              </text:list-item>
            </text:list>
            <text:list text:style-name="L2">
              <text:list-item>
                <text:p text:style-name="P4">2: Basic data structures &amp; Statements</text:p>
              </text:list-item>
            </text:list>
            <text:list text:style-name="L2">
              <text:list-item>
                <text:p text:style-name="P4">3: Object-oriented programming I</text:p>
              </text:list-item>
            </text:list>
            <text:list text:style-name="L2">
              <text:list-item>
                <text:p text:style-name="P4">4: Object-oriented programming II</text:p>
              </text:list-item>
            </text:list>
            <text:list text:style-name="L2">
              <text:list-item>
                <text:p text:style-name="P4">5: Object-oriented programming III</text:p>
              </text:list-item>
            </text:list>
            <text:list text:style-name="L2">
              <text:list-item>
                <text:p text:style-name="P4">6: Complex data structures</text:p>
              </text:list-item>
            </text:list>
            <text:list text:style-name="L2">
              <text:list-item>
                <text:p text:style-name="P4">7: Threads &amp; Exception handling</text:p>
              </text:list-item>
            </text:list>
          </draw:text-box>
        </draw:frame>
        <draw:rect draw:style-name="gr2" draw:text-style-name="P7" draw:layer="layout" svg:width="11.973cm" svg:height="1.432cm" draw:transform="rotate (1.5707963267946) translate (3.719cm 18.461cm)">
          <text:p text:style-name="P5"><text:span text:style-name="T7">Fundamental Concepts</text:span></text:p>
        </draw:rect>
        <draw:frame draw:style-name="gr3" draw:text-style-name="P5" draw:layer="layout" svg:width="1.196cm" svg:height="6.953cm" svg:x="0cm" svg:y="14.048cm">
          <draw:text-box>
            <text:p text:style-name="P5">L</text:p>
            <text:p text:style-name="P5">E</text:p>
            <text:p text:style-name="P5">C</text:p>
            <text:p text:style-name="P5">T</text:p>
            <text:p text:style-name="P5">U</text:p>
            <text:p text:style-name="P5">R</text:p>
            <text:p text:style-name="P5">E</text:p>
            <text:p text:style-name="P5"/>
            <text:p text:style-name="P5">G</text:p>
            <text:p text:style-name="P5">O</text:p>
            <text:p text:style-name="P5">A</text:p>
            <text:p text:style-name="P5">L</text:p>
            <text:p text:style-name="P5">S</text:p>
          </draw:text-box>
        </draw:frame>
        <draw:rect draw:style-name="gr4" draw:id="id16" draw:layer="layout" svg:width="18.306cm" svg:height="1.731cm" svg:x="5.336cm" svg:y="11.613cm" draw:corner-radius="0.5cm">
          <text:p text:style-name="P5"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6" smil:attributeName="visibility" smil:to="visible"/>
                  <anim:transitionFilter smil:dur="1s" smil:targetElement="id16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4"/>
          <draw:frame presentation:style-name="pr10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oday's Goal" draw:style-name="dp1" draw:master-page-name="Normal1" presentation:presentation-page-layout-name="AL1T0">
        <draw:frame presentation:style-name="pr8" draw:text-style-name="P5" draw:layer="layout" svg:width="25.506cm" svg:height="3.507cm" svg:x="1.861cm" svg:y="0.643cm" presentation:class="title" presentation:user-transformed="true">
          <draw:text-box>
            <text:p text:style-name="P5">Today's Goal</text:p>
          </draw:text-box>
        </draw:frame>
        <draw:frame draw:style-name="gr3" draw:text-style-name="P5" draw:layer="layout" svg:width="1.196cm" svg:height="6.953cm" svg:x="0cm" svg:y="14.048cm">
          <draw:text-box>
            <text:p text:style-name="P5">L</text:p>
            <text:p text:style-name="P5">E</text:p>
            <text:p text:style-name="P5">C</text:p>
            <text:p text:style-name="P5">T</text:p>
            <text:p text:style-name="P5">U</text:p>
            <text:p text:style-name="P5">R</text:p>
            <text:p text:style-name="P5">E</text:p>
            <text:p text:style-name="P5"/>
            <text:p text:style-name="P5">G</text:p>
            <text:p text:style-name="P5">O</text:p>
            <text:p text:style-name="P5">A</text:p>
            <text:p text:style-name="P5">L</text:p>
            <text:p text:style-name="P5">S</text:p>
          </draw:text-box>
        </draw:frame>
        <draw:g>
          <draw:frame presentation:style-name="pr11" draw:text-style-name="P9" draw:layer="layout" svg:width="16.514cm" svg:height="7.665cm" svg:x="6.812cm" svg:y="8.093cm">
            <draw:text-box>
              <text:p text:style-name="P8"><text:span text:style-name="T8">To provide programming</text:span><text:span text:style-name="T8"><text:line-break/></text:span><text:span text:style-name="T8">knowledge about </text:span><text:span text:style-name="T8"><text:line-break/></text:span><text:span text:style-name="T9">object-oriented (OO) programming</text:span></text:p>
            </draw:text-box>
          </draw:frame>
          <draw:frame draw:style-name="gr5" draw:text-style-name="P10" draw:layer="layout" svg:width="0.004cm" svg:height="0.937cm" svg:x="15.067cm" svg:y="11.315cm">
            <draw:text-box>
              <text:p text:style-name="P5"/>
            </draw:text-box>
          </draw:frame>
          <draw:polyline draw:style-name="gr6" draw:layer="layout" svg:width="17.136cm" svg:height="0.734cm" svg:x="6.501cm" svg:y="8.584cm" svg:viewBox="0 0 17137 735" draw:points="0,734 0,0 17136,0 17136,672">
            <text:p text:style-name="P5"/>
          </draw:polyline>
          <draw:polyline draw:style-name="gr6" draw:layer="layout" svg:width="17.136cm" svg:height="0.734cm" draw:transform="rotate (3.1415926535892) translate (23.637cm 15.325cm)" svg:viewBox="0 0 17137 735" draw:points="17136,734 17136,0 0,0 0,672">
            <text:p text:style-name="P5"/>
          </draw:polyline>
        </draw:g>
        <presentation:notes draw:style-name="dp2">
          <draw:page-thumbnail draw:layer="layout" svg:width="13.705cm" svg:height="10.279cm" svg:x="3.641cm" svg:y="2.853cm" draw:page-number="5"/>
          <draw:frame presentation:style-name="pr10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Refreshments" draw:style-name="dp1" draw:master-page-name="Section" presentation:presentation-page-layout-name="AL3T19">
        <office:forms form:automatic-focus="false" form:apply-design-mode="false"/>
        <draw:frame presentation:style-name="pr12" draw:text-style-name="P5" draw:layer="layout" svg:width="14.7cm" svg:height="3.503cm" svg:x="3.8cm" svg:y="8.416cm" presentation:class="title" presentation:user-transformed="true">
          <draw:text-box>
            <text:p text:style-name="P5">Refreshments and<text:line-break/>Peanuts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2.7cm" svg:height="9.525cm" svg:x="4.175cm" svg:y="3.005cm" draw:page-number="6" presentation:class="page"/>
          <draw:frame presentation:style-name="pr13" draw:text-style-name="P11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Interface Definition" draw:style-name="dp1" draw:master-page-name="Normal1" presentation:presentation-page-layout-name="AL2T1">
        <draw:frame presentation:style-name="pr8" draw:text-style-name="P5" draw:layer="layout" svg:width="25.535cm" svg:height="3.507cm" svg:x="1.832cm" svg:y="0.643cm" presentation:class="title" presentation:user-transformed="true">
          <draw:text-box>
            <text:p text:style-name="P5">Interface Definition</text:p>
          </draw:text-box>
        </draw:frame>
        <draw:g>
          <draw:frame presentation:style-name="pr14" draw:text-style-name="P9" draw:layer="layout" svg:width="14.319cm" svg:height="7.665cm" svg:x="7.446cm" svg:y="8.095cm">
            <draw:text-box>
              <text:p text:style-name="P8"><text:span text:style-name="T8">An </text:span><text:span text:style-name="T9">interface </text:span><text:span text:style-name="T8">defines a set of </text:span><text:span text:style-name="T9">related functionalities</text:span><text:span text:style-name="T8"> (a behavior)</text:span></text:p>
            </draw:text-box>
          </draw:frame>
          <draw:frame draw:style-name="gr5" draw:text-style-name="P10" draw:layer="layout" svg:width="0.007cm" svg:height="0.937cm" svg:x="14.602cm" svg:y="11.317cm">
            <draw:text-box>
              <text:p text:style-name="P5"/>
            </draw:text-box>
          </draw:frame>
          <draw:polyline draw:style-name="gr6" draw:layer="layout" svg:width="14.859cm" svg:height="0.734cm" svg:x="7.176cm" svg:y="8.586cm" svg:viewBox="0 0 14860 735" draw:points="0,734 0,0 14859,0 14859,672">
            <text:p text:style-name="P5"/>
          </draw:polyline>
          <draw:polyline draw:style-name="gr6" draw:layer="layout" svg:width="14.859cm" svg:height="0.734cm" draw:transform="rotate (3.1415926535892) translate (22.035cm 15.327cm)" svg:viewBox="0 0 14860 735" draw:points="14859,734 14859,0 0,0 0,672">
            <text:p text:style-name="P5"/>
          </draw:polyline>
        </draw:g>
        <draw:frame draw:style-name="gr8" draw:text-style-name="P5" draw:layer="layout" svg:width="1.196cm" svg:height="6.943cm" svg:x="0cm" svg:y="14.071cm">
          <draw:text-box>
            <text:p text:style-name="P5">R</text:p>
            <text:p text:style-name="P5">E</text:p>
            <text:p text:style-name="P5">F</text:p>
            <text:p text:style-name="P5">R</text:p>
            <text:p text:style-name="P5">E</text:p>
            <text:p text:style-name="P5">S</text:p>
            <text:p text:style-name="P5">H</text:p>
            <text:p text:style-name="P5">M</text:p>
            <text:p text:style-name="P5">E</text:p>
            <text:p text:style-name="P5">N</text:p>
            <text:p text:style-name="P5">T</text:p>
            <text:p text:style-name="P5">S</text:p>
          </draw:text-box>
        </draw:frame>
        <presentation:notes draw:style-name="dp2">
          <draw:page-thumbnail draw:style-name="gr7" draw:layer="layout" svg:width="13.705cm" svg:height="10.279cm" svg:x="3.641cm" svg:y="2.853cm" draw:page-number="7" presentation:class="page"/>
          <draw:frame presentation:style-name="pr1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Class Definition" draw:style-name="dp1" draw:master-page-name="Normal1" presentation:presentation-page-layout-name="AL2T1">
        <draw:frame presentation:style-name="pr8" draw:text-style-name="P5" draw:layer="layout" svg:width="25.564cm" svg:height="3.507cm" svg:x="1.803cm" svg:y="0.643cm" presentation:class="title" presentation:user-transformed="true">
          <draw:text-box>
            <text:p text:style-name="P5">Class Definition</text:p>
          </draw:text-box>
        </draw:frame>
        <draw:g>
          <draw:frame presentation:style-name="pr16" draw:text-style-name="P9" draw:layer="layout" svg:width="14.319cm" svg:height="7.665cm" svg:x="7.946cm" svg:y="8.095cm">
            <draw:text-box>
              <text:p text:style-name="P8"><text:span text:style-name="T8">An </text:span><text:span text:style-name="T9">class </text:span><text:span text:style-name="T8">defines the </text:span><text:span text:style-name="T9">implementation</text:span><text:span text:style-name="T8"> of a set</text:span><text:span text:style-name="T8"><text:line-break/></text:span><text:span text:style-name="T8">of related functionalities (a behavior)</text:span></text:p>
            </draw:text-box>
          </draw:frame>
          <draw:frame draw:style-name="gr5" draw:text-style-name="P10" draw:layer="layout" svg:width="0.007cm" svg:height="0.937cm" svg:x="15.102cm" svg:y="11.317cm">
            <draw:text-box>
              <text:p text:style-name="P5"/>
            </draw:text-box>
          </draw:frame>
          <draw:polyline draw:style-name="gr6" draw:layer="layout" svg:width="14.859cm" svg:height="0.734cm" svg:x="7.676cm" svg:y="8.586cm" svg:viewBox="0 0 14860 735" draw:points="0,734 0,0 14859,0 14859,672">
            <text:p text:style-name="P5"/>
          </draw:polyline>
          <draw:polyline draw:style-name="gr6" draw:layer="layout" svg:width="14.859cm" svg:height="0.734cm" draw:transform="rotate (3.1415926535892) translate (22.535cm 15.327cm)" svg:viewBox="0 0 14860 735" draw:points="14859,734 14859,0 0,0 0,672">
            <text:p text:style-name="P5"/>
          </draw:polyline>
        </draw:g>
        <draw:frame draw:style-name="gr8" draw:text-style-name="P5" draw:layer="layout" svg:width="1.196cm" svg:height="6.943cm" svg:x="0cm" svg:y="14.072cm">
          <draw:text-box>
            <text:p text:style-name="P5">R</text:p>
            <text:p text:style-name="P5">E</text:p>
            <text:p text:style-name="P5">F</text:p>
            <text:p text:style-name="P5">R</text:p>
            <text:p text:style-name="P5">E</text:p>
            <text:p text:style-name="P5">S</text:p>
            <text:p text:style-name="P5">H</text:p>
            <text:p text:style-name="P5">M</text:p>
            <text:p text:style-name="P5">E</text:p>
            <text:p text:style-name="P5">N</text:p>
            <text:p text:style-name="P5">T</text:p>
            <text:p text:style-name="P5">S</text:p>
          </draw:text-box>
        </draw:frame>
        <presentation:notes draw:style-name="dp2">
          <draw:page-thumbnail draw:style-name="gr7" draw:layer="layout" svg:width="13.705cm" svg:height="10.279cm" svg:x="3.641cm" svg:y="2.853cm" draw:page-number="8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Object Definition" draw:style-name="dp1" draw:master-page-name="Normal1" presentation:presentation-page-layout-name="AL2T1">
        <draw:frame presentation:style-name="pr8" draw:text-style-name="P5" draw:layer="layout" svg:width="25.535cm" svg:height="3.507cm" svg:x="1.832cm" svg:y="0.643cm" presentation:class="title" presentation:user-transformed="true">
          <draw:text-box>
            <text:p text:style-name="P5">Object Definition</text:p>
          </draw:text-box>
        </draw:frame>
        <draw:g>
          <draw:frame presentation:style-name="pr17" draw:text-style-name="P12" draw:layer="layout" svg:width="10.424cm" svg:height="7.058cm" svg:x="9.473cm" svg:y="8.702cm">
            <draw:text-box>
              <text:p text:style-name="P8"><text:span text:style-name="T8">An </text:span><text:span text:style-name="T9">object </text:span><text:span text:style-name="T8">is an </text:span><text:span text:style-name="T9">instance</text:span><text:span text:style-name="T8"> of a class</text:span></text:p>
            </draw:text-box>
          </draw:frame>
          <draw:frame draw:style-name="gr9" draw:text-style-name="P10" draw:layer="layout" svg:width="0.006cm" svg:height="0.937cm" svg:x="14.682cm" svg:y="11.632cm">
            <draw:text-box>
              <text:p text:style-name="P5"/>
            </draw:text-box>
          </draw:frame>
          <draw:polyline draw:style-name="gr6" draw:layer="layout" svg:width="10.818cm" svg:height="0.676cm" svg:x="9.276cm" svg:y="9.154cm" svg:viewBox="0 0 10819 677" draw:points="0,676 0,0 10818,0 10818,619">
            <text:p text:style-name="P5"/>
          </draw:polyline>
          <draw:polyline draw:style-name="gr6" draw:layer="layout" svg:width="10.818cm" svg:height="0.676cm" draw:transform="rotate (3.1415926535892) translate (20.094cm 15.361cm)" svg:viewBox="0 0 10819 677" draw:points="10818,676 10818,0 0,0 0,618">
            <text:p text:style-name="P5"/>
          </draw:polyline>
        </draw:g>
        <draw:frame draw:style-name="gr8" draw:text-style-name="P5" draw:layer="layout" svg:width="1.196cm" svg:height="6.943cm" svg:x="0cm" svg:y="14.072cm">
          <draw:text-box>
            <text:p text:style-name="P5">R</text:p>
            <text:p text:style-name="P5">E</text:p>
            <text:p text:style-name="P5">F</text:p>
            <text:p text:style-name="P5">R</text:p>
            <text:p text:style-name="P5">E</text:p>
            <text:p text:style-name="P5">S</text:p>
            <text:p text:style-name="P5">H</text:p>
            <text:p text:style-name="P5">M</text:p>
            <text:p text:style-name="P5">E</text:p>
            <text:p text:style-name="P5">N</text:p>
            <text:p text:style-name="P5">T</text:p>
            <text:p text:style-name="P5">S</text:p>
          </draw:text-box>
        </draw:frame>
        <presentation:notes draw:style-name="dp2">
          <draw:page-thumbnail draw:style-name="gr7" draw:layer="layout" svg:width="13.705cm" svg:height="10.279cm" svg:x="3.641cm" svg:y="2.853cm" draw:page-number="9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lasses and Interfaces" draw:style-name="dp1" draw:master-page-name="Normal1" presentation:presentation-page-layout-name="AL2T1">
        <draw:frame presentation:style-name="pr8" draw:text-style-name="P5" draw:layer="layout" svg:width="25.535cm" svg:height="3.507cm" svg:x="1.832cm" svg:y="0.643cm" presentation:class="title" presentation:user-transformed="true">
          <draw:text-box>
            <text:p text:style-name="P5">Classes and Interfaces</text:p>
          </draw:text-box>
        </draw:frame>
        <draw:g>
          <draw:frame presentation:style-name="pr18" draw:text-style-name="P12" draw:layer="layout" svg:width="14.154cm" svg:height="8.482cm" svg:x="7.544cm" svg:y="8.402cm">
            <draw:text-box>
              <text:p text:style-name="P8"><text:span text:style-name="T8">A class which </text:span><text:span text:style-name="T9">implements </text:span><text:span text:style-name="T8">an interface must </text:span><text:span text:style-name="T9">define</text:span><text:span text:style-name="T8"> all methods </text:span><text:span text:style-name="T9">declared</text:span><text:span text:style-name="T8"> in the interface</text:span></text:p>
            </draw:text-box>
          </draw:frame>
          <draw:frame draw:style-name="gr10" draw:text-style-name="P10" draw:layer="layout" svg:width="0.008cm" svg:height="1.126cm" svg:x="14.617cm" svg:y="11.923cm">
            <draw:text-box>
              <text:p text:style-name="P5"/>
            </draw:text-box>
          </draw:frame>
          <draw:polyline draw:style-name="gr6" draw:layer="layout" svg:width="14.69cm" svg:height="0.813cm" svg:x="7.276cm" svg:y="8.945cm" svg:viewBox="0 0 14691 814" draw:points="0,813 0,0 14690,0 14690,744">
            <text:p text:style-name="P5"/>
          </draw:polyline>
          <draw:polyline draw:style-name="gr6" draw:layer="layout" svg:width="14.69cm" svg:height="0.812cm" draw:transform="rotate (3.1415926535892) translate (21.966cm 16.404cm)" svg:viewBox="0 0 14691 813" draw:points="14690,812 14690,0 0,0 0,742">
            <text:p text:style-name="P5"/>
          </draw:polyline>
        </draw:g>
        <draw:frame draw:style-name="gr8" draw:text-style-name="P5" draw:layer="layout" svg:width="1.196cm" svg:height="6.943cm" svg:x="0cm" svg:y="14.072cm">
          <draw:text-box>
            <text:p text:style-name="P5">R</text:p>
            <text:p text:style-name="P5">E</text:p>
            <text:p text:style-name="P5">F</text:p>
            <text:p text:style-name="P5">R</text:p>
            <text:p text:style-name="P5">E</text:p>
            <text:p text:style-name="P5">S</text:p>
            <text:p text:style-name="P5">H</text:p>
            <text:p text:style-name="P5">M</text:p>
            <text:p text:style-name="P5">E</text:p>
            <text:p text:style-name="P5">N</text:p>
            <text:p text:style-name="P5">T</text:p>
            <text:p text:style-name="P5">S</text:p>
          </draw:text-box>
        </draw:frame>
        <presentation:notes draw:style-name="dp2">
          <draw:page-thumbnail draw:style-name="gr7" draw:layer="layout" svg:width="13.705cm" svg:height="10.279cm" svg:x="3.641cm" svg:y="2.853cm" draw:page-number="10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ummary" draw:style-name="dp1" draw:master-page-name="Normal1" presentation:presentation-page-layout-name="AL2T1">
        <draw:frame presentation:style-name="pr8" draw:text-style-name="P5" draw:layer="layout" svg:width="25.39cm" svg:height="3.507cm" svg:x="1.977cm" svg:y="0.643cm" presentation:class="title" presentation:user-transformed="true">
          <draw:text-box>
            <text:p text:style-name="P5">Summary</text:p>
          </draw:text-box>
        </draw:frame>
        <draw:connector draw:style-name="gr11" draw:text-style-name="P6" draw:layer="layout" draw:type="line" svg:x1="15.132cm" svg:y1="8.21cm" svg:x2="8.282cm" svg:y2="11.651cm" draw:start-shape="id1" draw:start-glue-point="2" draw:end-shape="id2" draw:end-glue-point="0">
          <text:p text:style-name="P5"/>
        </draw:connector>
        <draw:connector draw:style-name="gr11" draw:text-style-name="P6" draw:layer="layout" draw:type="line" svg:x1="15.132cm" svg:y1="8.21cm" svg:x2="21.966cm" svg:y2="11.652cm" draw:start-shape="id1" draw:start-glue-point="2" draw:end-shape="id3" draw:end-glue-point="0">
          <text:p text:style-name="P5"/>
        </draw:connector>
        <draw:connector draw:style-name="gr11" draw:text-style-name="P6" draw:layer="layout" draw:type="line" svg:x1="4.882cm" svg:y1="17.147cm" svg:x2="8.282cm" svg:y2="12.998cm" draw:start-shape="id4" draw:start-glue-point="0" draw:end-shape="id2" draw:end-glue-point="2">
          <text:p text:style-name="P5"/>
        </draw:connector>
        <draw:connector draw:style-name="gr11" draw:text-style-name="P6" draw:layer="layout" draw:type="line" svg:x1="8.282cm" svg:y1="12.998cm" svg:x2="11.715cm" svg:y2="17.148cm" draw:start-shape="id2" draw:start-glue-point="2" draw:end-shape="id5" draw:end-glue-point="0">
          <text:p text:style-name="P5"/>
        </draw:connector>
        <draw:connector draw:style-name="gr11" draw:text-style-name="P6" draw:layer="layout" draw:type="line" svg:x1="18.449cm" svg:y1="17.147cm" svg:x2="21.966cm" svg:y2="12.999cm" draw:end-shape="id3" draw:end-glue-point="2">
          <text:p text:style-name="P5"/>
        </draw:connector>
        <draw:connector draw:style-name="gr11" draw:text-style-name="P6" draw:layer="layout" draw:type="line" svg:x1="21.966cm" svg:y1="12.999cm" svg:x2="25.382cm" svg:y2="17.15cm" draw:start-shape="id3" draw:start-glue-point="2" draw:end-shape="id6" draw:end-glue-point="0">
          <text:p text:style-name="P5"/>
        </draw:connector>
        <draw:rect draw:style-name="gr2" draw:text-style-name="P7" draw:id="id1" draw:layer="layout" svg:width="7.162cm" svg:height="1.497cm" svg:x="11.551cm" svg:y="6.713cm">
          <text:p text:style-name="P5"><text:span text:style-name="T7">Interface</text:span></text:p>
        </draw:rect>
        <draw:rect draw:style-name="gr12" draw:text-style-name="P7" draw:id="id4" draw:layer="layout" svg:width="4.554cm" svg:height="1.347cm" svg:x="2.605cm" svg:y="17.147cm">
          <text:p text:style-name="P5"><text:span text:style-name="T7">Object1</text:span></text:p>
        </draw:rect>
        <draw:rect draw:style-name="gr12" draw:text-style-name="P7" draw:id="id5" draw:layer="layout" svg:width="4.554cm" svg:height="1.347cm" svg:x="9.438cm" svg:y="17.148cm">
          <text:p text:style-name="P5"><text:span text:style-name="T7">Object2</text:span></text:p>
        </draw:rect>
        <draw:rect draw:style-name="gr12" draw:text-style-name="P7" draw:layer="layout" svg:width="4.554cm" svg:height="1.347cm" svg:x="16.272cm" svg:y="17.149cm">
          <text:p text:style-name="P5"><text:span text:style-name="T7">Object3</text:span></text:p>
        </draw:rect>
        <draw:rect draw:style-name="gr12" draw:text-style-name="P7" draw:id="id6" draw:layer="layout" svg:width="4.554cm" svg:height="1.347cm" svg:x="23.105cm" svg:y="17.15cm">
          <text:p text:style-name="P5"><text:span text:style-name="T7">Object4</text:span></text:p>
        </draw:rect>
        <draw:rect draw:style-name="gr13" draw:text-style-name="P7" draw:id="id2" draw:layer="layout" svg:width="4.554cm" svg:height="1.347cm" svg:x="6.005cm" svg:y="11.651cm">
          <text:p text:style-name="P5"><text:span text:style-name="T7">ClassA</text:span></text:p>
        </draw:rect>
        <draw:rect draw:style-name="gr13" draw:text-style-name="P7" draw:id="id3" draw:layer="layout" svg:width="4.554cm" svg:height="1.347cm" svg:x="19.689cm" svg:y="11.652cm">
          <text:p text:style-name="P5"><text:span text:style-name="T7">ClassB</text:span></text:p>
        </draw:rect>
        <draw:frame draw:style-name="gr8" draw:text-style-name="P5" draw:layer="layout" svg:width="1.196cm" svg:height="6.943cm" svg:x="0cm" svg:y="14.072cm">
          <draw:text-box>
            <text:p text:style-name="P5">R</text:p>
            <text:p text:style-name="P5">E</text:p>
            <text:p text:style-name="P5">F</text:p>
            <text:p text:style-name="P5">R</text:p>
            <text:p text:style-name="P5">E</text:p>
            <text:p text:style-name="P5">S</text:p>
            <text:p text:style-name="P5">H</text:p>
            <text:p text:style-name="P5">M</text:p>
            <text:p text:style-name="P5">E</text:p>
            <text:p text:style-name="P5">N</text:p>
            <text:p text:style-name="P5">T</text:p>
            <text:p text:style-name="P5">S</text:p>
          </draw:text-box>
        </draw:frame>
        <presentation:notes draw:style-name="dp2">
          <draw:page-thumbnail draw:style-name="gr7" draw:layer="layout" svg:width="13.705cm" svg:height="10.279cm" svg:x="3.641cm" svg:y="2.853cm" draw:page-number="11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attributes and methods" draw:style-name="dp1" draw:master-page-name="Section" presentation:presentation-page-layout-name="AL3T19">
        <draw:frame presentation:style-name="pr12" draw:text-style-name="P5" draw:layer="layout" svg:width="14.7cm" svg:height="3.503cm" svg:x="3.8cm" svg:y="8.416cm" presentation:class="title" presentation:user-transformed="true">
          <draw:text-box>
            <text:p text:style-name="P5">Attributes and Methods</text:p>
          </draw:text-box>
        </draw:frame>
        <presentation:notes draw:style-name="dp2">
          <draw:page-thumbnail draw:style-name="gr7" draw:layer="layout" svg:width="12.7cm" svg:height="9.525cm" svg:x="4.175cm" svg:y="3.005cm" draw:page-number="12" presentation:class="page"/>
          <draw:frame presentation:style-name="pr19" draw:text-style-name="P5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Attribute Definition" draw:style-name="dp1" draw:master-page-name="Normal1" presentation:presentation-page-layout-name="AL2T1">
        <draw:frame presentation:style-name="pr8" draw:text-style-name="P5" draw:layer="layout" svg:width="25.506cm" svg:height="3.507cm" svg:x="1.861cm" svg:y="0.643cm" presentation:class="title" presentation:user-transformed="true">
          <draw:text-box>
            <text:p text:style-name="P5">Attribute Definition</text:p>
          </draw:text-box>
        </draw:frame>
        <draw:frame draw:style-name="gr8" draw:text-style-name="P5" draw:layer="layout" svg:width="1.196cm" svg:height="6.943cm" svg:x="0cm" svg:y="14.069cm">
          <draw:text-box>
            <text:p text:style-name="P5">M</text:p>
            <text:p text:style-name="P5">E</text:p>
            <text:p text:style-name="P5">T</text:p>
            <text:p text:style-name="P5">H</text:p>
            <text:p text:style-name="P5">O</text:p>
            <text:p text:style-name="P5">D</text:p>
            <text:p text:style-name="P5">S</text:p>
            <text:p text:style-name="P5">-</text:p>
            <text:p text:style-name="P5">V</text:p>
            <text:p text:style-name="P5">A</text:p>
            <text:p text:style-name="P5">R</text:p>
            <text:p text:style-name="P5">I</text:p>
            <text:p text:style-name="P5">A</text:p>
            <text:p text:style-name="P5">B</text:p>
            <text:p text:style-name="P5">L</text:p>
            <text:p text:style-name="P5">E</text:p>
            <text:p text:style-name="P5">S</text:p>
          </draw:text-box>
        </draw:frame>
        <draw:g>
          <draw:frame presentation:style-name="pr20" draw:text-style-name="P12" draw:layer="layout" svg:width="14.154cm" svg:height="7.058cm" svg:x="7.544cm" svg:y="8.702cm">
            <draw:text-box>
              <text:p text:style-name="P13"><text:span text:style-name="T8">An </text:span><text:span text:style-name="T9">attribute </text:span><text:span text:style-name="T8">is a </text:span><text:span text:style-name="T9">variable</text:span><text:span text:style-name="T8"> used to capture the </text:span><text:span text:style-name="T9">state</text:span><text:span text:style-name="T9"><text:line-break/></text:span><text:span text:style-name="T8">of an </text:span><text:span text:style-name="T9">object</text:span></text:p>
            </draw:text-box>
          </draw:frame>
          <draw:frame draw:style-name="gr9" draw:text-style-name="P10" draw:layer="layout" svg:width="0.008cm" svg:height="0.937cm" svg:x="14.617cm" svg:y="11.632cm">
            <draw:text-box>
              <text:p text:style-name="P5"/>
            </draw:text-box>
          </draw:frame>
          <draw:polyline draw:style-name="gr6" draw:layer="layout" svg:width="14.69cm" svg:height="0.676cm" svg:x="7.276cm" svg:y="9.154cm" svg:viewBox="0 0 14691 677" draw:points="0,676 0,0 14690,0 14690,619">
            <text:p text:style-name="P5"/>
          </draw:polyline>
          <draw:polyline draw:style-name="gr6" draw:layer="layout" svg:width="14.69cm" svg:height="0.676cm" draw:transform="rotate (3.1415926535892) translate (21.966cm 15.361cm)" svg:viewBox="0 0 14691 677" draw:points="14690,676 14690,0 0,0 0,618">
            <text:p text:style-name="P5"/>
          </draw:polyline>
        </draw:g>
        <presentation:notes draw:style-name="dp2">
          <draw:page-thumbnail draw:style-name="gr7" draw:layer="layout" svg:width="13.705cm" svg:height="10.279cm" svg:x="3.641cm" svg:y="2.853cm" draw:page-number="13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Fields in Java" draw:style-name="dp1" draw:master-page-name="Normal1" presentation:presentation-page-layout-name="AL2T1">
        <draw:frame presentation:style-name="pr8" draw:text-style-name="P5" draw:layer="layout" svg:width="25.477cm" svg:height="3.507cm" svg:x="1.89cm" svg:y="0.643cm" presentation:class="title" presentation:user-transformed="true">
          <draw:text-box>
            <text:p text:style-name="P5">Fields in Java </text:p>
          </draw:text-box>
        </draw:frame>
        <draw:frame presentation:style-name="pr21" draw:text-style-name="P17" draw:layer="layout" svg:width="17.559cm" svg:height="16.033cm" svg:x="7.093cm" svg:y="4.887cm" presentation:class="outline" presentation:user-transformed="true">
          <draw:text-box>
            <text:list text:style-name="L2">
              <text:list-item>
                <text:p text:id="id17" text:style-name="P14">Syntax</text:p>
              </text:list-item>
            </text:list>
            <text:list text:style-name="L2">
              <text:list-item>
                <text:list>
                  <text:list-item>
                    <text:p text:id="id18" text:style-name="P15"><text:span text:style-name="T10">class &lt;name&gt;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" text:style-name="P15"><text:span text:style-name="T10"><text:s text:c="3"/></text:span><text:span text:style-name="T10">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0" text:style-name="P15"><text:span text:style-name="T10"><text:s text:c="3"/></text:span><text:span text:style-name="T10">&lt;type&gt; &lt;fieldName&gt;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1" text:style-name="P15"><text:span text:style-name="T10"><text:s text:c="3"/></text:span><text:span text:style-name="T10">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2" text:style-name="P16"><text:span text:style-name="T10">}</text:span></text:p>
                  </text:list-item>
                </text:list>
              </text:list-item>
            </text:list>
            <text:list text:style-name="L2">
              <text:list-item>
                <text:p text:id="id23" text:style-name="P14">Example</text:p>
              </text:list-item>
            </text:list>
            <text:list text:style-name="L2">
              <text:list-item>
                <text:list>
                  <text:list-item>
                    <text:p text:id="id24" text:style-name="P15"><text:span text:style-name="T10">class CitroenC3 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5" text:style-name="P15"><text:span text:style-name="T10"><text:s text:c="3"/></text:span><text:span text:style-name="T10">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6" text:style-name="P15"><text:span text:style-name="T10"><text:s text:c="3"/></text:span><text:span text:style-name="T10">Pedal _gasPedal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7" text:style-name="P15"><text:span text:style-name="T10"><text:s text:c="3"/></text:span><text:span text:style-name="T10">Engine _engine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8" text:style-name="P15"><text:span text:style-name="T10"><text:s text:c="3"/></text:span><text:span text:style-name="T10">Registration _registration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9" text:style-name="P15"><text:span text:style-name="T10"><text:s text:c="3"/></text:span><text:span text:style-name="T10">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0" text:style-name="P15"><text:span text:style-name="T10">}</text:span></text:p>
                  </text:list-item>
                </text:list>
              </text:list-item>
            </text:list>
          </draw:text-box>
        </draw:frame>
        <draw:frame draw:style-name="gr8" draw:text-style-name="P5" draw:layer="layout" svg:width="1.196cm" svg:height="6.943cm" svg:x="0cm" svg:y="14.07cm">
          <draw:text-box>
            <text:p text:style-name="P5">M</text:p>
            <text:p text:style-name="P5">E</text:p>
            <text:p text:style-name="P5">T</text:p>
            <text:p text:style-name="P5">H</text:p>
            <text:p text:style-name="P5">O</text:p>
            <text:p text:style-name="P5">D</text:p>
            <text:p text:style-name="P5">S</text:p>
            <text:p text:style-name="P5">-</text:p>
            <text:p text:style-name="P5">V</text:p>
            <text:p text:style-name="P5">A</text:p>
            <text:p text:style-name="P5">R</text:p>
            <text:p text:style-name="P5">I</text:p>
            <text:p text:style-name="P5">A</text:p>
            <text:p text:style-name="P5">B</text:p>
            <text:p text:style-name="P5">L</text:p>
            <text:p text:style-name="P5">E</text:p>
            <text:p text:style-name="P5">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7" anim:sub-item="text" smil:attributeName="visibility" smil:to="visible"/>
                  <anim:transitionFilter smil:dur="1s" smil:targetElement="id1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8" anim:sub-item="text" smil:attributeName="visibility" smil:to="visible"/>
                  <anim:transitionFilter smil:dur="1s" smil:targetElement="id1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9" anim:sub-item="text" smil:attributeName="visibility" smil:to="visible"/>
                  <anim:transitionFilter smil:dur="1s" smil:targetElement="id1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0" anim:sub-item="text" smil:attributeName="visibility" smil:to="visible"/>
                  <anim:transitionFilter smil:dur="1s" smil:targetElement="id2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1" anim:sub-item="text" smil:attributeName="visibility" smil:to="visible"/>
                  <anim:transitionFilter smil:dur="1s" smil:targetElement="id2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2" anim:sub-item="text" smil:attributeName="visibility" smil:to="visible"/>
                  <anim:transitionFilter smil:dur="1s" smil:targetElement="id2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3" anim:sub-item="text" smil:attributeName="visibility" smil:to="visible"/>
                  <anim:transitionFilter smil:dur="1s" smil:targetElement="id2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4" anim:sub-item="text" smil:attributeName="visibility" smil:to="visible"/>
                  <anim:transitionFilter smil:dur="1s" smil:targetElement="id2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5" anim:sub-item="text" smil:attributeName="visibility" smil:to="visible"/>
                  <anim:transitionFilter smil:dur="1s" smil:targetElement="id2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6" anim:sub-item="text" smil:attributeName="visibility" smil:to="visible"/>
                  <anim:transitionFilter smil:dur="1s" smil:targetElement="id2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7" anim:sub-item="text" smil:attributeName="visibility" smil:to="visible"/>
                  <anim:transitionFilter smil:dur="1s" smil:targetElement="id2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8" anim:sub-item="text" smil:attributeName="visibility" smil:to="visible"/>
                  <anim:transitionFilter smil:dur="1s" smil:targetElement="id2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9" anim:sub-item="text" smil:attributeName="visibility" smil:to="visible"/>
                  <anim:transitionFilter smil:dur="1s" smil:targetElement="id2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0" anim:sub-item="text" smil:attributeName="visibility" smil:to="visible"/>
                  <anim:transitionFilter smil:dur="1s" smil:targetElement="id30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14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Method Definition" draw:style-name="dp1" draw:master-page-name="Normal1" presentation:presentation-page-layout-name="AL2T1">
        <draw:frame presentation:style-name="pr8" draw:text-style-name="P5" draw:layer="layout" svg:width="25.506cm" svg:height="3.507cm" svg:x="1.861cm" svg:y="0.643cm" presentation:class="title" presentation:user-transformed="true">
          <draw:text-box>
            <text:p text:style-name="P5">Method Definition</text:p>
          </draw:text-box>
        </draw:frame>
        <draw:frame draw:style-name="gr8" draw:text-style-name="P5" draw:layer="layout" svg:width="1.196cm" svg:height="6.943cm" svg:x="0cm" svg:y="14.069cm">
          <draw:text-box>
            <text:p text:style-name="P5">M</text:p>
            <text:p text:style-name="P5">E</text:p>
            <text:p text:style-name="P5">T</text:p>
            <text:p text:style-name="P5">H</text:p>
            <text:p text:style-name="P5">O</text:p>
            <text:p text:style-name="P5">D</text:p>
            <text:p text:style-name="P5">S</text:p>
            <text:p text:style-name="P5">-</text:p>
            <text:p text:style-name="P5">V</text:p>
            <text:p text:style-name="P5">A</text:p>
            <text:p text:style-name="P5">R</text:p>
            <text:p text:style-name="P5">I</text:p>
            <text:p text:style-name="P5">A</text:p>
            <text:p text:style-name="P5">B</text:p>
            <text:p text:style-name="P5">L</text:p>
            <text:p text:style-name="P5">E</text:p>
            <text:p text:style-name="P5">S</text:p>
          </draw:text-box>
        </draw:frame>
        <draw:g>
          <draw:frame presentation:style-name="pr22" draw:text-style-name="P12" draw:layer="layout" svg:width="17.732cm" svg:height="7.058cm" svg:x="5.977cm" svg:y="8.402cm">
            <draw:text-box>
              <text:p text:style-name="P8"><text:span text:style-name="T8">A </text:span><text:span text:style-name="T9">method </text:span><text:span text:style-name="T8">is an </text:span><text:span text:style-name="T9">implementation</text:span><text:span text:style-name="T8"> of a </text:span><text:span text:style-name="T9">piece of behavior</text:span><text:span text:style-name="T8"> </text:span><text:span text:style-name="T8"><text:line-break/></text:span><text:span text:style-name="T8">(a function inside a class)</text:span></text:p>
            </draw:text-box>
          </draw:frame>
          <draw:frame draw:style-name="gr9" draw:text-style-name="P10" draw:layer="layout" svg:width="0.01cm" svg:height="0.937cm" svg:x="14.838cm" svg:y="11.332cm">
            <draw:text-box>
              <text:p text:style-name="P5"/>
            </draw:text-box>
          </draw:frame>
          <draw:polyline draw:style-name="gr6" draw:layer="layout" svg:width="18.404cm" svg:height="0.676cm" svg:x="5.641cm" svg:y="8.854cm" svg:viewBox="0 0 18405 677" draw:points="0,676 0,0 18404,0 18404,619">
            <text:p text:style-name="P5"/>
          </draw:polyline>
          <draw:polyline draw:style-name="gr6" draw:layer="layout" svg:width="18.404cm" svg:height="0.676cm" draw:transform="rotate (3.1415926535892) translate (24.045cm 15.061cm)" svg:viewBox="0 0 18405 677" draw:points="18404,676 18404,0 0,0 0,618">
            <text:p text:style-name="P5"/>
          </draw:polyline>
        </draw:g>
        <presentation:notes draw:style-name="dp2">
          <draw:page-thumbnail draw:style-name="gr7" draw:layer="layout" svg:width="13.705cm" svg:height="10.279cm" svg:x="3.641cm" svg:y="2.853cm" draw:page-number="15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Messages and Methods" draw:style-name="dp1" draw:master-page-name="Normal1" presentation:presentation-page-layout-name="AL2T1">
        <draw:frame presentation:style-name="pr8" draw:text-style-name="P5" draw:layer="layout" svg:width="25.535cm" svg:height="3.507cm" svg:x="1.832cm" svg:y="0.643cm" presentation:class="title" presentation:user-transformed="true">
          <draw:text-box>
            <text:p text:style-name="P5">Messages and Methods</text:p>
          </draw:text-box>
        </draw:frame>
        <draw:frame presentation:style-name="pr23" draw:text-style-name="P14" draw:layer="layout" svg:width="18.288cm" svg:height="11.025cm" svg:x="5.557cm" svg:y="6.538cm" presentation:class="outline" presentation:user-transformed="true">
          <draw:text-box>
            <text:list text:style-name="L2">
              <text:list-item>
                <text:p text:id="id31" text:style-name="P14">Objects communicate</text:p>
              </text:list-item>
            </text:list>
            <text:list text:style-name="L2">
              <text:list-item>
                <text:list>
                  <text:list-item>
                    <text:p text:id="id32" text:style-name="P18">Message exchan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3" text:style-name="P18">The “doSomething” metaphore</text:p>
                  </text:list-item>
                </text:list>
              </text:list-item>
            </text:list>
            <text:list text:style-name="L2">
              <text:list-item>
                <text:p text:id="id34" text:style-name="P14">Messages</text:p>
              </text:list-item>
            </text:list>
            <text:list text:style-name="L2">
              <text:list-item>
                <text:list>
                  <text:list-item>
                    <text:p text:id="id35" text:style-name="P18">Synchronou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6" text:style-name="P18">Asynchronous</text:p>
                  </text:list-item>
                </text:list>
              </text:list-item>
            </text:list>
            <text:list text:style-name="L2">
              <text:list-item>
                <text:p text:id="id37" text:style-name="P14">Message sending = method calls</text:p>
              </text:list-item>
            </text:list>
          </draw:text-box>
        </draw:frame>
        <draw:frame draw:style-name="gr8" draw:text-style-name="P5" draw:layer="layout" svg:width="1.196cm" svg:height="6.943cm" svg:x="0cm" svg:y="14.07cm">
          <draw:text-box>
            <text:p text:style-name="P5">M</text:p>
            <text:p text:style-name="P5">E</text:p>
            <text:p text:style-name="P5">T</text:p>
            <text:p text:style-name="P5">H</text:p>
            <text:p text:style-name="P5">O</text:p>
            <text:p text:style-name="P5">D</text:p>
            <text:p text:style-name="P5">S</text:p>
            <text:p text:style-name="P5">-</text:p>
            <text:p text:style-name="P5">V</text:p>
            <text:p text:style-name="P5">A</text:p>
            <text:p text:style-name="P5">R</text:p>
            <text:p text:style-name="P5">I</text:p>
            <text:p text:style-name="P5">A</text:p>
            <text:p text:style-name="P5">B</text:p>
            <text:p text:style-name="P5">L</text:p>
            <text:p text:style-name="P5">E</text:p>
            <text:p text:style-name="P5">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1" anim:sub-item="text" smil:attributeName="visibility" smil:to="visible"/>
                  <anim:transitionFilter smil:dur="1s" smil:targetElement="id3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2" anim:sub-item="text" smil:attributeName="visibility" smil:to="visible"/>
                  <anim:transitionFilter smil:dur="1s" smil:targetElement="id3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3" anim:sub-item="text" smil:attributeName="visibility" smil:to="visible"/>
                  <anim:transitionFilter smil:dur="1s" smil:targetElement="id3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4" anim:sub-item="text" smil:attributeName="visibility" smil:to="visible"/>
                  <anim:transitionFilter smil:dur="1s" smil:targetElement="id3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5" anim:sub-item="text" smil:attributeName="visibility" smil:to="visible"/>
                  <anim:transitionFilter smil:dur="1s" smil:targetElement="id3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6" anim:sub-item="text" smil:attributeName="visibility" smil:to="visible"/>
                  <anim:transitionFilter smil:dur="1s" smil:targetElement="id3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7" anim:sub-item="text" smil:attributeName="visibility" smil:to="visible"/>
                  <anim:transitionFilter smil:dur="1s" smil:targetElement="id37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16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Methods in Java: syntax" draw:style-name="dp1" draw:master-page-name="Normal1" presentation:presentation-page-layout-name="AL2T1">
        <draw:frame presentation:style-name="pr8" draw:text-style-name="P5" draw:layer="layout" svg:width="25.593cm" svg:height="3.507cm" svg:x="1.774cm" svg:y="0.643cm" presentation:class="title" presentation:user-transformed="true">
          <draw:text-box>
            <text:p text:style-name="P5">Methods in Java </text:p>
          </draw:text-box>
        </draw:frame>
        <draw:frame presentation:style-name="pr24" draw:text-style-name="P14" draw:layer="layout" svg:width="22.379cm" svg:height="16.375cm" svg:x="3.044cm" svg:y="5.097cm" presentation:class="outline" presentation:user-transformed="true">
          <draw:text-box>
            <text:list text:style-name="L2">
              <text:list-item>
                <text:p text:id="id38" text:style-name="P14">Syntax</text:p>
              </text:list-item>
            </text:list>
            <text:list text:style-name="L2">
              <text:list-item>
                <text:list>
                  <text:list-item>
                    <text:p text:id="id39" text:style-name="P15"><text:span text:style-name="T11">interface</text:span><text:span text:style-name="T12"> &lt;name&gt;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0" text:style-name="P15"><text:span text:style-name="T12"><text:s text:c="3"/></text:span><text:span text:style-name="T12">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1" text:style-name="P15"><text:span text:style-name="T12"><text:s text:c="3"/></text:span><text:span text:style-name="T12">&lt;return_type&gt; &lt;methodName&gt;(&lt;parameters&gt;)</text:span><text:span text:style-name="T11">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2" text:style-name="P15"><text:span text:style-name="T12"><text:s text:c="3"/></text:span><text:span text:style-name="T12">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15"><text:span text:style-name="T12">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4" text:style-name="P15"><text:span text:style-name="T11">class</text:span><text:span text:style-name="T12"> &lt;name&gt;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5" text:style-name="P15"><text:span text:style-name="T12"><text:s text:c="3"/></text:span><text:span text:style-name="T12">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6" text:style-name="P15"><text:span text:style-name="T12"><text:s text:c="3"/></text:span><text:span text:style-name="T12">&lt;return_type&gt; &lt;methodName&gt;(&lt;parameters&gt;)</text:span><text:span text:style-name="T11">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7" text:style-name="P19"><text:span text:style-name="T11"><text:s text:c="3"/></text:span><text:span text:style-name="T13">..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8" text:style-name="P19"><text:span text:style-name="T11">}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9" text:style-name="P15"><text:span text:style-name="T12"><text:s text:c="3"/></text:span><text:span text:style-name="T12">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0" text:style-name="P15"><text:span text:style-name="T12">}</text:span></text:p>
                  </text:list-item>
                </text:list>
              </text:list-item>
            </text:list>
            <text:list text:style-name="L2">
              <text:list-item>
                <text:p text:id="id51" text:style-name="P14"><text:span text:style-name="T3">The </text:span><text:span text:style-name="T14">void</text:span><text:span text:style-name="T3"> keyword</text:span></text:p>
              </text:list-item>
            </text:list>
            <text:list text:style-name="L2">
              <text:list-item>
                <text:list>
                  <text:list-item>
                    <text:p text:id="id52" text:style-name="P20"><text:span text:style-name="T12">void printCurrentTime();</text:span></text:p>
                  </text:list-item>
                </text:list>
              </text:list-item>
            </text:list>
            <text:list text:style-name="L2">
              <text:list-item>
                <text:p text:style-name="P17"><text:span text:style-name="T10"/></text:p>
              </text:list-item>
            </text:list>
          </draw:text-box>
        </draw:frame>
        <draw:frame draw:style-name="gr8" draw:text-style-name="P5" draw:layer="layout" svg:width="1.196cm" svg:height="6.943cm" svg:x="0cm" svg:y="14.07cm">
          <draw:text-box>
            <text:p text:style-name="P5">M</text:p>
            <text:p text:style-name="P5">E</text:p>
            <text:p text:style-name="P5">T</text:p>
            <text:p text:style-name="P5">H</text:p>
            <text:p text:style-name="P5">O</text:p>
            <text:p text:style-name="P5">D</text:p>
            <text:p text:style-name="P5">S</text:p>
            <text:p text:style-name="P5">-</text:p>
            <text:p text:style-name="P5">V</text:p>
            <text:p text:style-name="P5">A</text:p>
            <text:p text:style-name="P5">R</text:p>
            <text:p text:style-name="P5">I</text:p>
            <text:p text:style-name="P5">A</text:p>
            <text:p text:style-name="P5">B</text:p>
            <text:p text:style-name="P5">L</text:p>
            <text:p text:style-name="P5">E</text:p>
            <text:p text:style-name="P5">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8" anim:sub-item="text" smil:attributeName="visibility" smil:to="visible"/>
                  <anim:transitionFilter smil:dur="1s" smil:targetElement="id3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9" anim:sub-item="text" smil:attributeName="visibility" smil:to="visible"/>
                  <anim:transitionFilter smil:dur="1s" smil:targetElement="id3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0" anim:sub-item="text" smil:attributeName="visibility" smil:to="visible"/>
                  <anim:transitionFilter smil:dur="1s" smil:targetElement="id4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1" anim:sub-item="text" smil:attributeName="visibility" smil:to="visible"/>
                  <anim:transitionFilter smil:dur="1s" smil:targetElement="id4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2" anim:sub-item="text" smil:attributeName="visibility" smil:to="visible"/>
                  <anim:transitionFilter smil:dur="1s" smil:targetElement="id4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3" anim:sub-item="text" smil:attributeName="visibility" smil:to="visible"/>
                  <anim:transitionFilter smil:dur="1s" smil:targetElement="id4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4" anim:sub-item="text" smil:attributeName="visibility" smil:to="visible"/>
                  <anim:transitionFilter smil:dur="1s" smil:targetElement="id4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5" anim:sub-item="text" smil:attributeName="visibility" smil:to="visible"/>
                  <anim:transitionFilter smil:dur="1s" smil:targetElement="id4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6" anim:sub-item="text" smil:attributeName="visibility" smil:to="visible"/>
                  <anim:transitionFilter smil:dur="1s" smil:targetElement="id4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7" anim:sub-item="text" smil:attributeName="visibility" smil:to="visible"/>
                  <anim:transitionFilter smil:dur="1s" smil:targetElement="id4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8" anim:sub-item="text" smil:attributeName="visibility" smil:to="visible"/>
                  <anim:transitionFilter smil:dur="1s" smil:targetElement="id4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9" anim:sub-item="text" smil:attributeName="visibility" smil:to="visible"/>
                  <anim:transitionFilter smil:dur="1s" smil:targetElement="id4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0" anim:sub-item="text" smil:attributeName="visibility" smil:to="visible"/>
                  <anim:transitionFilter smil:dur="1s" smil:targetElement="id5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1" anim:sub-item="text" smil:attributeName="visibility" smil:to="visible"/>
                  <anim:transitionFilter smil:dur="1s" smil:targetElement="id5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2" anim:sub-item="text" smil:attributeName="visibility" smil:to="visible"/>
                  <anim:transitionFilter smil:dur="1s" smil:targetElement="id52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17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Methods in Java" draw:style-name="dp1" draw:master-page-name="Normal1" presentation:presentation-page-layout-name="AL2T1">
        <draw:frame presentation:style-name="pr8" draw:text-style-name="P5" draw:layer="layout" svg:width="25.652cm" svg:height="3.507cm" svg:x="1.715cm" svg:y="0.643cm" presentation:class="title" presentation:user-transformed="true">
          <draw:text-box>
            <text:p text:style-name="P5">Methods in Java </text:p>
          </draw:text-box>
        </draw:frame>
        <draw:frame presentation:style-name="pr25" draw:text-style-name="P14" draw:id="id53" draw:layer="layout" svg:width="22cm" svg:height="10.178cm" svg:x="3.516cm" svg:y="7.387cm" presentation:class="outline" presentation:user-transformed="true">
          <draw:text-box>
            <text:list text:style-name="L2">
              <text:list-item>
                <text:p text:style-name="P14">Example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10">class CitroenC3 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0"><text:s text:c="3"/></text:span><text:span text:style-name="T10">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0"><text:s text:c="3"/></text:span><text:span text:style-name="T10">int speedUp(int strength)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1"><text:span text:style-name="T10">_gasPedal.press(strength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1"><text:span text:style-name="T10">return _engine.getCurrentSpeed(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<text:span text:style-name="T10">}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0"><text:s text:c="3"/></text:span><text:span text:style-name="T10">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0">}</text:span></text:p>
                  </text:list-item>
                </text:list>
              </text:list-item>
            </text:list>
          </draw:text-box>
        </draw:frame>
        <draw:frame draw:style-name="gr8" draw:text-style-name="P5" draw:layer="layout" svg:width="1.196cm" svg:height="6.943cm" svg:x="0cm" svg:y="14.07cm">
          <draw:text-box>
            <text:p text:style-name="P5">M</text:p>
            <text:p text:style-name="P5">E</text:p>
            <text:p text:style-name="P5">T</text:p>
            <text:p text:style-name="P5">H</text:p>
            <text:p text:style-name="P5">O</text:p>
            <text:p text:style-name="P5">D</text:p>
            <text:p text:style-name="P5">S</text:p>
            <text:p text:style-name="P5">-</text:p>
            <text:p text:style-name="P5">V</text:p>
            <text:p text:style-name="P5">A</text:p>
            <text:p text:style-name="P5">R</text:p>
            <text:p text:style-name="P5">I</text:p>
            <text:p text:style-name="P5">A</text:p>
            <text:p text:style-name="P5">B</text:p>
            <text:p text:style-name="P5">L</text:p>
            <text:p text:style-name="P5">E</text:p>
            <text:p text:style-name="P5">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53" smil:attributeName="visibility" smil:to="visible"/>
                  <anim:transitionFilter smil:dur="1s" smil:targetElement="id53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18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Abstract Methods" draw:style-name="dp1" draw:master-page-name="Normal1" presentation:presentation-page-layout-name="AL2T1">
        <draw:frame presentation:style-name="pr8" draw:text-style-name="P5" draw:layer="layout" svg:width="25.477cm" svg:height="3.507cm" svg:x="1.89cm" svg:y="0.643cm" presentation:class="title" presentation:user-transformed="true">
          <draw:text-box>
            <text:p text:style-name="P5">Abstract Methods in Java </text:p>
          </draw:text-box>
        </draw:frame>
        <draw:frame presentation:style-name="pr26" draw:text-style-name="P14" draw:layer="layout" svg:width="22cm" svg:height="13.11cm" svg:x="3.516cm" svg:y="5.494cm" presentation:class="outline" presentation:user-transformed="true">
          <draw:text-box>
            <text:list text:style-name="L2">
              <text:list-item>
                <text:p text:id="id54" text:style-name="P14">Incomplete definition</text:p>
              </text:list-item>
            </text:list>
            <text:list text:style-name="L2">
              <text:list-item>
                <text:p text:id="id55" text:style-name="P14"><text:span text:style-name="T15">Example</text:span></text:p>
              </text:list-item>
            </text:list>
            <text:list text:style-name="L2">
              <text:list-item>
                <text:list>
                  <text:list-item>
                    <text:p text:id="id56" text:style-name="P15"><text:span text:style-name="T16">abstract</text:span><text:span text:style-name="T10"> class CitroenC3 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7" text:style-name="P15"><text:span text:style-name="T10"><text:s text:c="3"/></text:span><text:span text:style-name="T10">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8" text:style-name="P15"><text:span text:style-name="T10"><text:s text:c="3"/></text:span><text:span text:style-name="T10">int speedUp(int strength)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59" text:style-name="P21"><text:span text:style-name="T10">_gasPedal.press(strength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60" text:style-name="P21"><text:span text:style-name="T10">return _engine.getCurrentSpeed(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1" text:style-name="P19"><text:span text:style-name="T10">}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2" text:style-name="P15"><text:span text:style-name="T10"><text:s text:c="3"/></text:span><text:span text:style-name="T10">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3" text:style-name="P15"><text:span text:style-name="T10"><text:s text:c="3"/></text:span><text:span text:style-name="T16">abstact</text:span><text:span text:style-name="T10"> break(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4" text:style-name="P15"><text:span text:style-name="T10">}</text:span></text:p>
                  </text:list-item>
                </text:list>
              </text:list-item>
            </text:list>
          </draw:text-box>
        </draw:frame>
        <draw:frame draw:style-name="gr8" draw:text-style-name="P5" draw:layer="layout" svg:width="1.196cm" svg:height="6.943cm" svg:x="0cm" svg:y="14.07cm">
          <draw:text-box>
            <text:p text:style-name="P5">M</text:p>
            <text:p text:style-name="P5">E</text:p>
            <text:p text:style-name="P5">T</text:p>
            <text:p text:style-name="P5">H</text:p>
            <text:p text:style-name="P5">O</text:p>
            <text:p text:style-name="P5">D</text:p>
            <text:p text:style-name="P5">S</text:p>
            <text:p text:style-name="P5">-</text:p>
            <text:p text:style-name="P5">V</text:p>
            <text:p text:style-name="P5">A</text:p>
            <text:p text:style-name="P5">R</text:p>
            <text:p text:style-name="P5">I</text:p>
            <text:p text:style-name="P5">A</text:p>
            <text:p text:style-name="P5">B</text:p>
            <text:p text:style-name="P5">L</text:p>
            <text:p text:style-name="P5">E</text:p>
            <text:p text:style-name="P5">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4" anim:sub-item="text" smil:attributeName="visibility" smil:to="visible"/>
                  <anim:transitionFilter smil:dur="1s" smil:targetElement="id5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5" anim:sub-item="text" smil:attributeName="visibility" smil:to="visible"/>
                  <anim:transitionFilter smil:dur="1s" smil:targetElement="id5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6" anim:sub-item="text" smil:attributeName="visibility" smil:to="visible"/>
                  <anim:transitionFilter smil:dur="1s" smil:targetElement="id5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7" anim:sub-item="text" smil:attributeName="visibility" smil:to="visible"/>
                  <anim:transitionFilter smil:dur="1s" smil:targetElement="id5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8" anim:sub-item="text" smil:attributeName="visibility" smil:to="visible"/>
                  <anim:transitionFilter smil:dur="1s" smil:targetElement="id5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9" anim:sub-item="text" smil:attributeName="visibility" smil:to="visible"/>
                  <anim:transitionFilter smil:dur="1s" smil:targetElement="id5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0" anim:sub-item="text" smil:attributeName="visibility" smil:to="visible"/>
                  <anim:transitionFilter smil:dur="1s" smil:targetElement="id6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1" anim:sub-item="text" smil:attributeName="visibility" smil:to="visible"/>
                  <anim:transitionFilter smil:dur="1s" smil:targetElement="id6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2" anim:sub-item="text" smil:attributeName="visibility" smil:to="visible"/>
                  <anim:transitionFilter smil:dur="1s" smil:targetElement="id6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3" anim:sub-item="text" smil:attributeName="visibility" smil:to="visible"/>
                  <anim:transitionFilter smil:dur="1s" smil:targetElement="id6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4" anim:sub-item="text" smil:attributeName="visibility" smil:to="visible"/>
                  <anim:transitionFilter smil:dur="1s" smil:targetElement="id64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19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nstructor Definition" draw:style-name="dp1" draw:master-page-name="Normal1" presentation:presentation-page-layout-name="AL2T1">
        <draw:frame presentation:style-name="pr8" draw:text-style-name="P5" draw:layer="layout" svg:width="25.506cm" svg:height="3.507cm" svg:x="1.861cm" svg:y="0.643cm" presentation:class="title" presentation:user-transformed="true">
          <draw:text-box>
            <text:p text:style-name="P5">Constructor Definition</text:p>
          </draw:text-box>
        </draw:frame>
        <draw:frame draw:style-name="gr8" draw:text-style-name="P5" draw:layer="layout" svg:width="1.196cm" svg:height="6.943cm" svg:x="0cm" svg:y="14.069cm">
          <draw:text-box>
            <text:p text:style-name="P5">M</text:p>
            <text:p text:style-name="P5">E</text:p>
            <text:p text:style-name="P5">T</text:p>
            <text:p text:style-name="P5">H</text:p>
            <text:p text:style-name="P5">O</text:p>
            <text:p text:style-name="P5">D</text:p>
            <text:p text:style-name="P5">S</text:p>
            <text:p text:style-name="P5">-</text:p>
            <text:p text:style-name="P5">V</text:p>
            <text:p text:style-name="P5">A</text:p>
            <text:p text:style-name="P5">R</text:p>
            <text:p text:style-name="P5">I</text:p>
            <text:p text:style-name="P5">A</text:p>
            <text:p text:style-name="P5">B</text:p>
            <text:p text:style-name="P5">L</text:p>
            <text:p text:style-name="P5">E</text:p>
            <text:p text:style-name="P5">S</text:p>
          </draw:text-box>
        </draw:frame>
        <draw:g>
          <draw:frame presentation:style-name="pr27" draw:text-style-name="P12" draw:layer="layout" svg:width="14.154cm" svg:height="7.058cm" svg:x="7.544cm" svg:y="8.702cm">
            <draw:text-box>
              <text:p text:style-name="P22"><text:span text:style-name="T8">A </text:span><text:span text:style-name="T9">constructor </text:span><text:span text:style-name="T8">is an special “function” which </text:span><text:span text:style-name="T9">creates</text:span><text:span text:style-name="T8"> an </text:span><text:span text:style-name="T9">instance</text:span><text:span text:style-name="T8"> of a given </text:span><text:span text:style-name="T9">class</text:span></text:p>
            </draw:text-box>
          </draw:frame>
          <draw:frame draw:style-name="gr9" draw:text-style-name="P10" draw:layer="layout" svg:width="0.008cm" svg:height="0.937cm" svg:x="14.617cm" svg:y="11.632cm">
            <draw:text-box>
              <text:p text:style-name="P5"/>
            </draw:text-box>
          </draw:frame>
          <draw:polyline draw:style-name="gr6" draw:layer="layout" svg:width="14.69cm" svg:height="0.676cm" svg:x="7.276cm" svg:y="9.154cm" svg:viewBox="0 0 14691 677" draw:points="0,676 0,0 14690,0 14690,619">
            <text:p text:style-name="P5"/>
          </draw:polyline>
          <draw:polyline draw:style-name="gr6" draw:layer="layout" svg:width="14.69cm" svg:height="0.676cm" draw:transform="rotate (3.1415926535892) translate (21.966cm 15.361cm)" svg:viewBox="0 0 14691 677" draw:points="14690,676 14690,0 0,0 0,618">
            <text:p text:style-name="P5"/>
          </draw:polyline>
        </draw:g>
        <presentation:notes draw:style-name="dp2">
          <draw:page-thumbnail draw:style-name="gr7" draw:layer="layout" svg:width="13.705cm" svg:height="10.279cm" svg:x="3.641cm" svg:y="2.853cm" draw:page-number="20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nstructors in Java" draw:style-name="dp1" draw:master-page-name="Normal1" presentation:presentation-page-layout-name="AL2T1">
        <draw:frame presentation:style-name="pr8" draw:text-style-name="P5" draw:layer="layout" svg:width="25.564cm" svg:height="3.507cm" svg:x="1.803cm" svg:y="0.643cm" presentation:class="title" presentation:user-transformed="true">
          <draw:text-box>
            <text:p text:style-name="P5">Constructors in Java </text:p>
          </draw:text-box>
        </draw:frame>
        <draw:frame presentation:style-name="pr28" draw:text-style-name="P17" draw:id="id65" draw:layer="layout" svg:width="24.865cm" svg:height="10.053cm" svg:x="2.087cm" svg:y="6.987cm" presentation:class="outline" presentation:user-transformed="true">
          <draw:text-box>
            <text:list text:style-name="L2">
              <text:list-item>
                <text:p text:style-name="P14">Syntax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10">class &lt;className&gt;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0"><text:s text:c="3"/></text:span><text:span text:style-name="T10">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0"><text:s text:c="3"/></text:span><text:span text:style-name="T10">&lt;className&gt;(&lt;parameters&gt;)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3"><text:span text:style-name="T10"><text:s text:c="3"/></text:span><text:span text:style-name="T10">..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3"><text:span text:style-name="T10">}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0"><text:s text:c="3"/></text:span><text:span text:style-name="T10">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0">}</text:span></text:p>
                  </text:list-item>
                </text:list>
              </text:list-item>
            </text:list>
            <text:list text:style-name="L2">
              <text:list-item>
                <text:p text:style-name="P17"><text:span text:style-name="T10"/></text:p>
              </text:list-item>
            </text:list>
          </draw:text-box>
        </draw:frame>
        <draw:frame draw:style-name="gr8" draw:text-style-name="P5" draw:layer="layout" svg:width="1.196cm" svg:height="6.943cm" svg:x="0cm" svg:y="14.07cm">
          <draw:text-box>
            <text:p text:style-name="P5">M</text:p>
            <text:p text:style-name="P5">E</text:p>
            <text:p text:style-name="P5">T</text:p>
            <text:p text:style-name="P5">H</text:p>
            <text:p text:style-name="P5">O</text:p>
            <text:p text:style-name="P5">D</text:p>
            <text:p text:style-name="P5">S</text:p>
            <text:p text:style-name="P5">-</text:p>
            <text:p text:style-name="P5">V</text:p>
            <text:p text:style-name="P5">A</text:p>
            <text:p text:style-name="P5">R</text:p>
            <text:p text:style-name="P5">I</text:p>
            <text:p text:style-name="P5">A</text:p>
            <text:p text:style-name="P5">B</text:p>
            <text:p text:style-name="P5">L</text:p>
            <text:p text:style-name="P5">E</text:p>
            <text:p text:style-name="P5">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65" smil:attributeName="visibility" smil:to="visible"/>
                  <anim:transitionFilter smil:dur="1s" smil:targetElement="id65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1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nstructors in Java: example" draw:style-name="dp1" draw:master-page-name="Normal1" presentation:presentation-page-layout-name="AL2T1">
        <draw:frame presentation:style-name="pr8" draw:text-style-name="P5" draw:layer="layout" svg:width="25.448cm" svg:height="3.507cm" svg:x="1.919cm" svg:y="0.643cm" presentation:class="title" presentation:user-transformed="true">
          <draw:text-box>
            <text:p text:style-name="P5">Constructors in Java </text:p>
          </draw:text-box>
        </draw:frame>
        <draw:frame presentation:style-name="pr29" draw:text-style-name="P14" draw:id="id66" draw:layer="layout" svg:width="22cm" svg:height="13.297cm" svg:x="3.516cm" svg:y="6.087cm" presentation:class="outline" presentation:user-transformed="true">
          <draw:text-box>
            <text:list text:style-name="L2">
              <text:list-item>
                <text:p text:style-name="P14">Example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10">class CitroenC3 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0"><text:s text:c="3"/></text:span><text:span text:style-name="T10">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0"><text:s text:c="3"/></text:span><text:span text:style-name="T10">CitroenC3(Pedal gas,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0"><text:s text:c="13"/></text:span><text:span text:style-name="T10">Engine engine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0"><text:s text:c="13"/></text:span><text:span text:style-name="T10">Registration registration)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1"><text:span text:style-name="T10">_gasPedal = gas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1"><text:span text:style-name="T10">_engine = engine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1"><text:span text:style-name="T10">_registration = registration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1"><text:span text:style-name="T10">setSpeed(0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<text:span text:style-name="T10">}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0"><text:s text:c="3"/></text:span><text:span text:style-name="T10">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0">}</text:span></text:p>
                  </text:list-item>
                </text:list>
              </text:list-item>
            </text:list>
          </draw:text-box>
        </draw:frame>
        <draw:frame draw:style-name="gr8" draw:text-style-name="P5" draw:layer="layout" svg:width="1.196cm" svg:height="6.943cm" svg:x="0cm" svg:y="14.07cm">
          <draw:text-box>
            <text:p text:style-name="P5">M</text:p>
            <text:p text:style-name="P5">E</text:p>
            <text:p text:style-name="P5">T</text:p>
            <text:p text:style-name="P5">H</text:p>
            <text:p text:style-name="P5">O</text:p>
            <text:p text:style-name="P5">D</text:p>
            <text:p text:style-name="P5">S</text:p>
            <text:p text:style-name="P5">-</text:p>
            <text:p text:style-name="P5">V</text:p>
            <text:p text:style-name="P5">A</text:p>
            <text:p text:style-name="P5">R</text:p>
            <text:p text:style-name="P5">I</text:p>
            <text:p text:style-name="P5">A</text:p>
            <text:p text:style-name="P5">B</text:p>
            <text:p text:style-name="P5">L</text:p>
            <text:p text:style-name="P5">E</text:p>
            <text:p text:style-name="P5">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66" smil:attributeName="visibility" smil:to="visible"/>
                  <anim:transitionFilter smil:dur="1s" smil:targetElement="id66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2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reating Objects" draw:style-name="dp1" draw:master-page-name="Normal1" presentation:presentation-page-layout-name="AL2T1">
        <draw:frame presentation:style-name="pr8" draw:text-style-name="P5" draw:layer="layout" svg:width="25.71cm" svg:height="3.507cm" svg:x="1.657cm" svg:y="0.643cm" presentation:class="title" presentation:user-transformed="true">
          <draw:text-box>
            <text:p text:style-name="P5">Creating Objects in Java </text:p>
          </draw:text-box>
        </draw:frame>
        <draw:frame presentation:style-name="pr30" draw:text-style-name="P14" draw:layer="layout" svg:width="22.826cm" svg:height="8.945cm" svg:x="3.778cm" svg:y="7.192cm" presentation:class="outline" presentation:user-transformed="true">
          <draw:text-box>
            <text:list text:style-name="L2">
              <text:list-item>
                <text:p text:id="id67" text:style-name="P14">Example</text:p>
              </text:list-item>
            </text:list>
            <text:list text:style-name="L2">
              <text:list-item>
                <text:list>
                  <text:list-item>
                    <text:p text:id="id68" text:style-name="P15"><text:span text:style-name="T10"><text:s text:c="3"/></text:span><text:span text:style-name="T10">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9" text:style-name="P15"><text:span text:style-name="T10"><text:s text:c="3"/></text:span><text:span text:style-name="T10">aCar = new CitroenC3(gas, engine, <text:s text:c="26"/>registration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0" text:style-name="P15"><text:span text:style-name="T10"><text:s text:c="3"/></text:span><text:span text:style-name="T10">...</text:span></text:p>
                  </text:list-item>
                </text:list>
              </text:list-item>
            </text:list>
            <text:list text:style-name="L2">
              <text:list-item>
                <text:p text:id="id71" text:style-name="P14"><text:span text:style-name="T17">By default</text:span></text:p>
              </text:list-item>
            </text:list>
            <text:list text:style-name="L2">
              <text:list-item>
                <text:list>
                  <text:list-item>
                    <text:p text:id="id72" text:style-name="P18"><text:span text:style-name="T18">the empty constructor</text:span></text:p>
                  </text:list-item>
                </text:list>
              </text:list-item>
            </text:list>
          </draw:text-box>
        </draw:frame>
        <draw:frame draw:style-name="gr8" draw:text-style-name="P5" draw:layer="layout" svg:width="1.196cm" svg:height="6.943cm" svg:x="0cm" svg:y="14.07cm">
          <draw:text-box>
            <text:p text:style-name="P5">M</text:p>
            <text:p text:style-name="P5">E</text:p>
            <text:p text:style-name="P5">T</text:p>
            <text:p text:style-name="P5">H</text:p>
            <text:p text:style-name="P5">O</text:p>
            <text:p text:style-name="P5">D</text:p>
            <text:p text:style-name="P5">S</text:p>
            <text:p text:style-name="P5">-</text:p>
            <text:p text:style-name="P5">V</text:p>
            <text:p text:style-name="P5">A</text:p>
            <text:p text:style-name="P5">R</text:p>
            <text:p text:style-name="P5">I</text:p>
            <text:p text:style-name="P5">A</text:p>
            <text:p text:style-name="P5">B</text:p>
            <text:p text:style-name="P5">L</text:p>
            <text:p text:style-name="P5">E</text:p>
            <text:p text:style-name="P5">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7" anim:sub-item="text" smil:attributeName="visibility" smil:to="visible"/>
                  <anim:transitionFilter smil:dur="1s" smil:targetElement="id6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8" anim:sub-item="text" smil:attributeName="visibility" smil:to="visible"/>
                  <anim:transitionFilter smil:dur="1s" smil:targetElement="id6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9" anim:sub-item="text" smil:attributeName="visibility" smil:to="visible"/>
                  <anim:transitionFilter smil:dur="1s" smil:targetElement="id6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70" anim:sub-item="text" smil:attributeName="visibility" smil:to="visible"/>
                  <anim:transitionFilter smil:dur="1s" smil:targetElement="id7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1" anim:sub-item="text" smil:attributeName="visibility" smil:to="visible"/>
                  <anim:transitionFilter smil:dur="1s" smil:targetElement="id7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72" anim:sub-item="text" smil:attributeName="visibility" smil:to="visible"/>
                  <anim:transitionFilter smil:dur="1s" smil:targetElement="id72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3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Destructors Definition" draw:style-name="dp1" draw:master-page-name="Normal1" presentation:presentation-page-layout-name="AL2T1">
        <draw:frame presentation:style-name="pr8" draw:text-style-name="P5" draw:layer="layout" svg:width="25.564cm" svg:height="3.507cm" svg:x="1.803cm" svg:y="0.643cm" presentation:class="title" presentation:user-transformed="true">
          <draw:text-box>
            <text:p text:style-name="P5">Destructor Definition</text:p>
          </draw:text-box>
        </draw:frame>
        <draw:frame draw:style-name="gr8" draw:text-style-name="P5" draw:layer="layout" svg:width="1.196cm" svg:height="6.943cm" svg:x="0cm" svg:y="14.069cm">
          <draw:text-box>
            <text:p text:style-name="P5">M</text:p>
            <text:p text:style-name="P5">E</text:p>
            <text:p text:style-name="P5">T</text:p>
            <text:p text:style-name="P5">H</text:p>
            <text:p text:style-name="P5">O</text:p>
            <text:p text:style-name="P5">D</text:p>
            <text:p text:style-name="P5">S</text:p>
            <text:p text:style-name="P5">-</text:p>
            <text:p text:style-name="P5">V</text:p>
            <text:p text:style-name="P5">A</text:p>
            <text:p text:style-name="P5">R</text:p>
            <text:p text:style-name="P5">I</text:p>
            <text:p text:style-name="P5">A</text:p>
            <text:p text:style-name="P5">B</text:p>
            <text:p text:style-name="P5">L</text:p>
            <text:p text:style-name="P5">E</text:p>
            <text:p text:style-name="P5">S</text:p>
          </draw:text-box>
        </draw:frame>
        <draw:g>
          <draw:frame presentation:style-name="pr31" draw:text-style-name="P12" draw:layer="layout" svg:width="14.465cm" svg:height="7.68cm" svg:x="7.55cm" svg:y="8.502cm">
            <draw:text-box>
              <text:p text:style-name="P8"><text:span text:style-name="T8">A </text:span><text:span text:style-name="T9">destructor </text:span><text:span text:style-name="T8">is an special function which </text:span><text:span text:style-name="T9">deletes</text:span><text:span text:style-name="T8"> an </text:span><text:span text:style-name="T9">instance</text:span><text:span text:style-name="T8"> of a given </text:span><text:span text:style-name="T9">class</text:span></text:p>
            </draw:text-box>
          </draw:frame>
          <draw:frame draw:style-name="gr14" draw:text-style-name="P10" draw:layer="layout" svg:width="0.009cm" svg:height="1.02cm" svg:x="14.778cm" svg:y="11.69cm">
            <draw:text-box>
              <text:p text:style-name="P5"/>
            </draw:text-box>
          </draw:frame>
          <draw:polyline draw:style-name="gr6" draw:layer="layout" svg:width="15.013cm" svg:height="0.735cm" svg:x="7.276cm" svg:y="8.994cm" svg:viewBox="0 0 15014 736" draw:points="0,735 0,0 15013,0 15013,673">
            <text:p text:style-name="P5"/>
          </draw:polyline>
          <draw:polyline draw:style-name="gr6" draw:layer="layout" svg:width="15.013cm" svg:height="0.736cm" draw:transform="rotate (3.1415926535892) translate (22.289cm 15.748cm)" svg:viewBox="0 0 15014 737" draw:points="15013,736 15013,0 0,0 0,673">
            <text:p text:style-name="P5"/>
          </draw:polyline>
        </draw:g>
        <presentation:notes draw:style-name="dp2">
          <draw:page-thumbnail draw:style-name="gr7" draw:layer="layout" svg:width="13.705cm" svg:height="10.279cm" svg:x="3.641cm" svg:y="2.853cm" draw:page-number="24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Destructors in C++" draw:style-name="dp1" draw:master-page-name="Normal1" presentation:presentation-page-layout-name="AL2T1">
        <draw:frame presentation:style-name="pr8" draw:text-style-name="P5" draw:layer="layout" svg:width="25.622cm" svg:height="3.507cm" svg:x="1.745cm" svg:y="0.643cm" presentation:class="title" presentation:user-transformed="true">
          <draw:text-box>
            <text:p text:style-name="P5">Destructors in C++</text:p>
          </draw:text-box>
        </draw:frame>
        <draw:frame presentation:style-name="pr32" draw:text-style-name="P14" draw:id="id73" draw:layer="layout" svg:width="17.161cm" svg:height="10.053cm" svg:x="5.587cm" svg:y="7.587cm" presentation:class="outline" presentation:user-transformed="true">
          <draw:text-box>
            <text:list text:style-name="L2">
              <text:list-item>
                <text:p text:style-name="P14">Syntax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10">class &lt;className&gt;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0"><text:s text:c="3"/></text:span><text:span text:style-name="T10">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0"><text:s text:c="3"/></text:span><text:span text:style-name="T10">~&lt;className&gt;(&lt;parameters&gt;)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3"><text:span text:style-name="T10"><text:s text:c="3"/></text:span><text:span text:style-name="T10">..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3"><text:span text:style-name="T10">}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0"><text:s text:c="3"/></text:span><text:span text:style-name="T10">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0">}</text:span></text:p>
                  </text:list-item>
                </text:list>
              </text:list-item>
            </text:list>
            <text:list text:style-name="L2">
              <text:list-item>
                <text:p text:style-name="P17"><text:span text:style-name="T10"/></text:p>
              </text:list-item>
            </text:list>
          </draw:text-box>
        </draw:frame>
        <draw:frame draw:style-name="gr8" draw:text-style-name="P5" draw:layer="layout" svg:width="1.196cm" svg:height="6.943cm" svg:x="0cm" svg:y="14.07cm">
          <draw:text-box>
            <text:p text:style-name="P5">M</text:p>
            <text:p text:style-name="P5">E</text:p>
            <text:p text:style-name="P5">T</text:p>
            <text:p text:style-name="P5">H</text:p>
            <text:p text:style-name="P5">O</text:p>
            <text:p text:style-name="P5">D</text:p>
            <text:p text:style-name="P5">S</text:p>
            <text:p text:style-name="P5">-</text:p>
            <text:p text:style-name="P5">V</text:p>
            <text:p text:style-name="P5">A</text:p>
            <text:p text:style-name="P5">R</text:p>
            <text:p text:style-name="P5">I</text:p>
            <text:p text:style-name="P5">A</text:p>
            <text:p text:style-name="P5">B</text:p>
            <text:p text:style-name="P5">L</text:p>
            <text:p text:style-name="P5">E</text:p>
            <text:p text:style-name="P5">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73" smil:attributeName="visibility" smil:to="visible"/>
                  <anim:transitionFilter smil:dur="1s" smil:targetElement="id73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5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Destructors in Java" draw:style-name="dp1" draw:master-page-name="Normal1" presentation:presentation-page-layout-name="AL2T1">
        <draw:frame presentation:style-name="pr8" draw:text-style-name="P5" draw:layer="layout" svg:width="25.564cm" svg:height="3.507cm" svg:x="1.803cm" svg:y="0.643cm" presentation:class="title" presentation:user-transformed="true">
          <draw:text-box>
            <text:p text:style-name="P5">Destructors in Java </text:p>
          </draw:text-box>
        </draw:frame>
        <draw:frame presentation:style-name="pr33" draw:text-style-name="P14" draw:layer="layout" svg:width="18.058cm" svg:height="11.261cm" svg:x="5.116cm" svg:y="6.387cm" presentation:class="outline" presentation:user-transformed="true">
          <draw:text-box>
            <text:list text:style-name="L2">
              <text:list-item>
                <text:p text:id="id74" text:style-name="P14">No destructors in Java</text:p>
              </text:list-item>
            </text:list>
            <text:list text:style-name="L2">
              <text:list-item>
                <text:p text:id="id75" text:style-name="P14">Garbage collector</text:p>
              </text:list-item>
            </text:list>
            <text:list text:style-name="L2">
              <text:list-item>
                <text:list>
                  <text:list-item>
                    <text:p text:id="id76" text:style-name="P18">Deletes any non-referenced object</text:p>
                  </text:list-item>
                </text:list>
              </text:list-item>
            </text:list>
            <text:list text:style-name="L2">
              <text:list-item>
                <text:p text:id="id77" text:style-name="P14">Memory management</text:p>
              </text:list-item>
            </text:list>
            <text:list text:style-name="L2">
              <text:list-item>
                <text:list>
                  <text:list-item>
                    <text:p text:id="id78" text:style-name="P18">JVM responsibility</text:p>
                  </text:list-item>
                </text:list>
              </text:list-item>
            </text:list>
            <text:list text:style-name="L2">
              <text:list-item>
                <text:p text:id="id79" text:style-name="P14"><text:span text:style-name="T19">null</text:span></text:p>
              </text:list-item>
            </text:list>
            <text:list text:style-name="L2">
              <text:list-item>
                <text:list>
                  <text:list-item>
                    <text:p text:id="id80" text:style-name="P18"><text:span text:style-name="T20">e.g. </text:span><text:span text:style-name="T19">_engine = null;</text:span></text:p>
                  </text:list-item>
                </text:list>
              </text:list-item>
            </text:list>
          </draw:text-box>
        </draw:frame>
        <draw:frame draw:style-name="gr8" draw:text-style-name="P5" draw:layer="layout" svg:width="1.196cm" svg:height="6.943cm" svg:x="0cm" svg:y="14.07cm">
          <draw:text-box>
            <text:p text:style-name="P5">M</text:p>
            <text:p text:style-name="P5">E</text:p>
            <text:p text:style-name="P5">T</text:p>
            <text:p text:style-name="P5">H</text:p>
            <text:p text:style-name="P5">O</text:p>
            <text:p text:style-name="P5">D</text:p>
            <text:p text:style-name="P5">S</text:p>
            <text:p text:style-name="P5">-</text:p>
            <text:p text:style-name="P5">V</text:p>
            <text:p text:style-name="P5">A</text:p>
            <text:p text:style-name="P5">R</text:p>
            <text:p text:style-name="P5">I</text:p>
            <text:p text:style-name="P5">A</text:p>
            <text:p text:style-name="P5">B</text:p>
            <text:p text:style-name="P5">L</text:p>
            <text:p text:style-name="P5">E</text:p>
            <text:p text:style-name="P5">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4" anim:sub-item="text" smil:attributeName="visibility" smil:to="visible"/>
                  <anim:transitionFilter smil:dur="1s" smil:targetElement="id7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5" anim:sub-item="text" smil:attributeName="visibility" smil:to="visible"/>
                  <anim:transitionFilter smil:dur="1s" smil:targetElement="id7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76" anim:sub-item="text" smil:attributeName="visibility" smil:to="visible"/>
                  <anim:transitionFilter smil:dur="1s" smil:targetElement="id7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7" anim:sub-item="text" smil:attributeName="visibility" smil:to="visible"/>
                  <anim:transitionFilter smil:dur="1s" smil:targetElement="id7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78" anim:sub-item="text" smil:attributeName="visibility" smil:to="visible"/>
                  <anim:transitionFilter smil:dur="1s" smil:targetElement="id7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9" anim:sub-item="text" smil:attributeName="visibility" smil:to="visible"/>
                  <anim:transitionFilter smil:dur="1s" smil:targetElement="id7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0" anim:sub-item="text" smil:attributeName="visibility" smil:to="visible"/>
                  <anim:transitionFilter smil:dur="1s" smil:targetElement="id80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6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Instance vs Class Fields" draw:style-name="dp1" draw:master-page-name="Normal1" presentation:presentation-page-layout-name="AL2T1">
        <draw:frame presentation:style-name="pr8" draw:text-style-name="P5" draw:layer="layout" svg:width="25.681cm" svg:height="3.507cm" svg:x="1.686cm" svg:y="0.643cm" presentation:class="title" presentation:user-transformed="true">
          <draw:text-box>
            <text:p text:style-name="P5">Instance <text:span text:style-name="T21">vs</text:span> Class Fields</text:p>
          </draw:text-box>
        </draw:frame>
        <draw:frame presentation:style-name="pr33" draw:text-style-name="P14" draw:layer="layout" svg:width="20.82cm" svg:height="11.261cm" svg:x="4.116cm" svg:y="6.387cm" presentation:class="outline" presentation:user-transformed="true">
          <draw:text-box>
            <text:list text:style-name="L2">
              <text:list-item>
                <text:p text:id="id81" text:style-name="P14">Fields</text:p>
              </text:list-item>
            </text:list>
            <text:list text:style-name="L2">
              <text:list-item>
                <text:list>
                  <text:list-item>
                    <text:p text:id="id82" text:style-name="P18">attribu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3" text:style-name="P18">methods</text:p>
                  </text:list-item>
                </text:list>
              </text:list-item>
            </text:list>
            <text:list text:style-name="L2">
              <text:list-item>
                <text:p text:id="id84" text:style-name="P14">Instance field</text:p>
              </text:list-item>
            </text:list>
            <text:list text:style-name="L2">
              <text:list-item>
                <text:list>
                  <text:list-item>
                    <text:p text:id="id85" text:style-name="P18">associated to a single instance</text:p>
                  </text:list-item>
                </text:list>
              </text:list-item>
            </text:list>
            <text:list text:style-name="L2">
              <text:list-item>
                <text:p text:id="id86" text:style-name="P14">Class Fields</text:p>
              </text:list-item>
            </text:list>
            <text:list text:style-name="L2">
              <text:list-item>
                <text:list>
                  <text:list-item>
                    <text:p text:id="id87" text:style-name="P18">common to all instances of a given class</text:p>
                  </text:list-item>
                </text:list>
              </text:list-item>
            </text:list>
          </draw:text-box>
        </draw:frame>
        <draw:frame draw:style-name="gr8" draw:text-style-name="P5" draw:layer="layout" svg:width="1.196cm" svg:height="6.943cm" svg:x="0cm" svg:y="14.07cm">
          <draw:text-box>
            <text:p text:style-name="P5">M</text:p>
            <text:p text:style-name="P5">E</text:p>
            <text:p text:style-name="P5">T</text:p>
            <text:p text:style-name="P5">H</text:p>
            <text:p text:style-name="P5">O</text:p>
            <text:p text:style-name="P5">D</text:p>
            <text:p text:style-name="P5">S</text:p>
            <text:p text:style-name="P5">-</text:p>
            <text:p text:style-name="P5">V</text:p>
            <text:p text:style-name="P5">A</text:p>
            <text:p text:style-name="P5">R</text:p>
            <text:p text:style-name="P5">I</text:p>
            <text:p text:style-name="P5">A</text:p>
            <text:p text:style-name="P5">B</text:p>
            <text:p text:style-name="P5">L</text:p>
            <text:p text:style-name="P5">E</text:p>
            <text:p text:style-name="P5">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1" anim:sub-item="text" smil:attributeName="visibility" smil:to="visible"/>
                  <anim:transitionFilter smil:dur="1s" smil:targetElement="id8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2" anim:sub-item="text" smil:attributeName="visibility" smil:to="visible"/>
                  <anim:transitionFilter smil:dur="1s" smil:targetElement="id8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3" anim:sub-item="text" smil:attributeName="visibility" smil:to="visible"/>
                  <anim:transitionFilter smil:dur="1s" smil:targetElement="id8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4" anim:sub-item="text" smil:attributeName="visibility" smil:to="visible"/>
                  <anim:transitionFilter smil:dur="1s" smil:targetElement="id8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5" anim:sub-item="text" smil:attributeName="visibility" smil:to="visible"/>
                  <anim:transitionFilter smil:dur="1s" smil:targetElement="id8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6" anim:sub-item="text" smil:attributeName="visibility" smil:to="visible"/>
                  <anim:transitionFilter smil:dur="1s" smil:targetElement="id8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7" anim:sub-item="text" smil:attributeName="visibility" smil:to="visible"/>
                  <anim:transitionFilter smil:dur="1s" smil:targetElement="id87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7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Fields in java" draw:style-name="dp1" draw:master-page-name="Normal1" presentation:presentation-page-layout-name="AL2T1">
        <draw:frame presentation:style-name="pr8" draw:text-style-name="P5" draw:layer="layout" svg:width="25.593cm" svg:height="3.507cm" svg:x="1.774cm" svg:y="0.643cm" presentation:class="title" presentation:user-transformed="true">
          <draw:text-box>
            <text:p text:style-name="P5">Fields in Java </text:p>
          </draw:text-box>
        </draw:frame>
        <draw:frame presentation:style-name="pr33" draw:text-style-name="P14" draw:layer="layout" svg:width="20.471cm" svg:height="11.261cm" svg:x="5.016cm" svg:y="6.987cm" presentation:class="outline" presentation:user-transformed="true">
          <draw:text-box>
            <text:list text:style-name="L2">
              <text:list-item>
                <text:p text:id="id88" text:style-name="P14">By default</text:p>
              </text:list-item>
            </text:list>
            <text:list text:style-name="L2">
              <text:list-item>
                <text:list>
                  <text:list-item>
                    <text:p text:id="id89" text:style-name="P18">instance fields</text:p>
                  </text:list-item>
                </text:list>
              </text:list-item>
            </text:list>
            <text:list text:style-name="L2">
              <text:list-item>
                <text:p text:id="id90" text:style-name="P14">Class fields</text:p>
              </text:list-item>
            </text:list>
            <text:list text:style-name="L2">
              <text:list-item>
                <text:list>
                  <text:list-item>
                    <text:p text:id="id91" text:style-name="P18"><text:span text:style-name="T19">static </text:span>keyword</text:p>
                  </text:list-item>
                </text:list>
              </text:list-item>
            </text:list>
            <text:list text:style-name="L2">
              <text:list-item>
                <text:p text:id="id92" text:style-name="P14">Example</text:p>
              </text:list-item>
            </text:list>
            <text:list text:style-name="L2">
              <text:list-item>
                <text:list>
                  <text:list-item>
                    <text:p text:id="id93" text:style-name="P18"><text:span text:style-name="T22">static</text:span><text:span text:style-name="T19"> Date _currentDate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4" text:style-name="P18"><text:span text:style-name="T22">static</text:span><text:span text:style-name="T19"> Date getCurrentDate();</text:span></text:p>
                  </text:list-item>
                </text:list>
              </text:list-item>
            </text:list>
          </draw:text-box>
        </draw:frame>
        <draw:frame draw:style-name="gr8" draw:text-style-name="P5" draw:layer="layout" svg:width="1.196cm" svg:height="6.943cm" svg:x="0cm" svg:y="14.07cm">
          <draw:text-box>
            <text:p text:style-name="P5">M</text:p>
            <text:p text:style-name="P5">E</text:p>
            <text:p text:style-name="P5">T</text:p>
            <text:p text:style-name="P5">H</text:p>
            <text:p text:style-name="P5">O</text:p>
            <text:p text:style-name="P5">D</text:p>
            <text:p text:style-name="P5">S</text:p>
            <text:p text:style-name="P5">-</text:p>
            <text:p text:style-name="P5">V</text:p>
            <text:p text:style-name="P5">A</text:p>
            <text:p text:style-name="P5">R</text:p>
            <text:p text:style-name="P5">I</text:p>
            <text:p text:style-name="P5">A</text:p>
            <text:p text:style-name="P5">B</text:p>
            <text:p text:style-name="P5">L</text:p>
            <text:p text:style-name="P5">E</text:p>
            <text:p text:style-name="P5">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8" anim:sub-item="text" smil:attributeName="visibility" smil:to="visible"/>
                  <anim:transitionFilter smil:dur="1s" smil:targetElement="id8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9" anim:sub-item="text" smil:attributeName="visibility" smil:to="visible"/>
                  <anim:transitionFilter smil:dur="1s" smil:targetElement="id8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0" anim:sub-item="text" smil:attributeName="visibility" smil:to="visible"/>
                  <anim:transitionFilter smil:dur="1s" smil:targetElement="id9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1" anim:sub-item="text" smil:attributeName="visibility" smil:to="visible"/>
                  <anim:transitionFilter smil:dur="1s" smil:targetElement="id9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2" anim:sub-item="text" smil:attributeName="visibility" smil:to="visible"/>
                  <anim:transitionFilter smil:dur="1s" smil:targetElement="id9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3" anim:sub-item="text" smil:attributeName="visibility" smil:to="visible"/>
                  <anim:transitionFilter smil:dur="1s" smil:targetElement="id9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4" anim:sub-item="text" smil:attributeName="visibility" smil:to="visible"/>
                  <anim:transitionFilter smil:dur="1s" smil:targetElement="id94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8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tatic Example in Java" draw:style-name="dp1" draw:master-page-name="Normal1" presentation:presentation-page-layout-name="AL2T1">
        <draw:frame presentation:style-name="pr8" draw:text-style-name="P5" draw:layer="layout" svg:width="25.71cm" svg:height="3.507cm" svg:x="1.657cm" svg:y="0.643cm" presentation:class="title" presentation:user-transformed="true">
          <draw:text-box>
            <text:p text:style-name="P5">Static Example in Java </text:p>
          </draw:text-box>
        </draw:frame>
        <draw:frame presentation:style-name="pr34" draw:text-style-name="P14" draw:layer="layout" svg:width="15.557cm" svg:height="15.024cm" svg:x="6.816cm" svg:y="5.587cm" presentation:class="outline" presentation:user-transformed="true">
          <draw:text-box>
            <text:list text:style-name="L2">
              <text:list-item>
                <text:p text:id="id95" text:style-name="P14">Xmas tree lighting set</text:p>
              </text:list-item>
            </text:list>
            <text:list text:style-name="L2">
              <text:list-item>
                <text:list>
                  <text:list-item>
                    <text:p text:id="id96" text:style-name="P15"><text:span text:style-name="T19">class ILight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7" text:style-name="P15"><text:span text:style-name="T19"><text:s text:c="3"/></text:span><text:span text:style-name="T19">void screw(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8" text:style-name="P15"><text:span text:style-name="T19"><text:s text:c="3"/></text:span><text:span text:style-name="T19">void unscrew(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9" text:style-name="P15"><text:span text:style-name="T19">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0" text:style-name="P15"><text:span text:style-name="T19">class Light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1" text:style-name="P15"><text:span text:style-name="T19"><text:s text:c="3"/></text:span><text:span text:style-name="T19">boolean _isScrewed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2" text:style-name="P15"><text:span text:style-name="T19"><text:s text:c="3"/></text:span><text:span text:style-name="T19">void screw(){...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3" text:style-name="P15"><text:span text:style-name="T19"><text:s text:c="3"/></text:span><text:span text:style-name="T19">void unscrew(){...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4" text:style-name="P15"><text:span text:style-name="T19"><text:s text:c="3"/></text:span><text:span text:style-name="T19">boolean isScrewed()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5" text:style-name="P15"><text:span text:style-name="T19"><text:s text:c="5"/></text:span><text:span text:style-name="T19">return _isScrewed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6" text:style-name="P19"><text:span text:style-name="T19">}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7" text:style-name="P20"><text:span text:style-name="T19">}</text:span></text:p>
                  </text:list-item>
                </text:list>
              </text:list-item>
            </text:list>
          </draw:text-box>
        </draw:frame>
        <draw:frame draw:style-name="gr8" draw:text-style-name="P5" draw:layer="layout" svg:width="1.196cm" svg:height="6.943cm" svg:x="0cm" svg:y="14.07cm">
          <draw:text-box>
            <text:p text:style-name="P5">M</text:p>
            <text:p text:style-name="P5">E</text:p>
            <text:p text:style-name="P5">T</text:p>
            <text:p text:style-name="P5">H</text:p>
            <text:p text:style-name="P5">O</text:p>
            <text:p text:style-name="P5">D</text:p>
            <text:p text:style-name="P5">S</text:p>
            <text:p text:style-name="P5">-</text:p>
            <text:p text:style-name="P5">V</text:p>
            <text:p text:style-name="P5">A</text:p>
            <text:p text:style-name="P5">R</text:p>
            <text:p text:style-name="P5">I</text:p>
            <text:p text:style-name="P5">A</text:p>
            <text:p text:style-name="P5">B</text:p>
            <text:p text:style-name="P5">L</text:p>
            <text:p text:style-name="P5">E</text:p>
            <text:p text:style-name="P5">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5" anim:sub-item="text" smil:attributeName="visibility" smil:to="visible"/>
                  <anim:transitionFilter smil:dur="1s" smil:targetElement="id9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6" anim:sub-item="text" smil:attributeName="visibility" smil:to="visible"/>
                  <anim:transitionFilter smil:dur="1s" smil:targetElement="id9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97" anim:sub-item="text" smil:attributeName="visibility" smil:to="visible"/>
                  <anim:transitionFilter smil:dur="1s" smil:targetElement="id9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98" anim:sub-item="text" smil:attributeName="visibility" smil:to="visible"/>
                  <anim:transitionFilter smil:dur="1s" smil:targetElement="id9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99" anim:sub-item="text" smil:attributeName="visibility" smil:to="visible"/>
                  <anim:transitionFilter smil:dur="1s" smil:targetElement="id9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0" anim:sub-item="text" smil:attributeName="visibility" smil:to="visible"/>
                  <anim:transitionFilter smil:dur="1s" smil:targetElement="id10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1" anim:sub-item="text" smil:attributeName="visibility" smil:to="visible"/>
                  <anim:transitionFilter smil:dur="1s" smil:targetElement="id10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2" anim:sub-item="text" smil:attributeName="visibility" smil:to="visible"/>
                  <anim:transitionFilter smil:dur="1s" smil:targetElement="id10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03" anim:sub-item="text" smil:attributeName="visibility" smil:to="visible"/>
                  <anim:transitionFilter smil:dur="1s" smil:targetElement="id10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4" anim:sub-item="text" smil:attributeName="visibility" smil:to="visible"/>
                  <anim:transitionFilter smil:dur="1s" smil:targetElement="id10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5" anim:sub-item="text" smil:attributeName="visibility" smil:to="visible"/>
                  <anim:transitionFilter smil:dur="1s" smil:targetElement="id10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06" anim:sub-item="text" smil:attributeName="visibility" smil:to="visible"/>
                  <anim:transitionFilter smil:dur="1s" smil:targetElement="id10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7" anim:sub-item="text" smil:attributeName="visibility" smil:to="visible"/>
                  <anim:transitionFilter smil:dur="1s" smil:targetElement="id107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9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tatic Example in Java 2" draw:style-name="dp1" draw:master-page-name="Normal1" presentation:presentation-page-layout-name="AL2T1">
        <draw:frame presentation:style-name="pr8" draw:text-style-name="P5" draw:layer="layout" svg:width="25.71cm" svg:height="3.507cm" svg:x="1.657cm" svg:y="0.643cm" presentation:class="title" presentation:user-transformed="true">
          <draw:text-box>
            <text:p text:style-name="P5">Static Example in Java </text:p>
          </draw:text-box>
        </draw:frame>
        <draw:frame presentation:style-name="pr35" draw:text-style-name="P14" draw:layer="layout" svg:width="22cm" svg:height="13.417cm" svg:x="3.516cm" svg:y="6.087cm" presentation:class="outline" presentation:user-transformed="true">
          <draw:text-box>
            <text:list text:style-name="L2">
              <text:list-item>
                <text:list>
                  <text:list-item>
                    <text:p text:id="id108" text:style-name="P15"><text:span text:style-name="T19">class Light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9" text:style-name="P15"><text:span text:style-name="T19"><text:s text:c="3"/></text:span><text:span text:style-name="T19">boolean _isScrewed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0" text:style-name="P15"><text:span text:style-name="T19"><text:s text:c="3"/></text:span><text:span text:style-name="T22">static</text:span><text:span text:style-name="T19"> int _unscrewedCounter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1" text:style-name="P15"><text:span text:style-name="T19"><text:s text:c="3"/></text:span><text:span text:style-name="T19">void screw()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2" text:style-name="P15"><text:span text:style-name="T19"><text:s text:c="6"/></text:span><text:span text:style-name="T19">_unscrewedCounter --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3" text:style-name="P15"><text:span text:style-name="T19"><text:s text:c="6"/></text:span><text:span text:style-name="T19">_isScrewed = true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4" text:style-name="P15"><text:span text:style-name="T19"><text:s text:c="3"/></text:span><text:span text:style-name="T19">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5" text:style-name="P15"><text:span text:style-name="T19"><text:s text:c="3"/></text:span><text:span text:style-name="T19">void unscrew()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6" text:style-name="P15"><text:span text:style-name="T19"><text:s text:c="6"/></text:span><text:span text:style-name="T19">_unscrewedCounter ++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7" text:style-name="P15"><text:span text:style-name="T19"><text:s text:c="6"/></text:span><text:span text:style-name="T19">_isScrewed = false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8" text:style-name="P15"><text:span text:style-name="T19"><text:s text:c="3"/></text:span><text:span text:style-name="T19">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9" text:style-name="P20"><text:span text:style-name="T19">}</text:span></text:p>
                  </text:list-item>
                </text:list>
              </text:list-item>
            </text:list>
          </draw:text-box>
        </draw:frame>
        <draw:frame draw:style-name="gr8" draw:text-style-name="P5" draw:layer="layout" svg:width="1.196cm" svg:height="6.943cm" svg:x="0cm" svg:y="14.07cm">
          <draw:text-box>
            <text:p text:style-name="P5">M</text:p>
            <text:p text:style-name="P5">E</text:p>
            <text:p text:style-name="P5">T</text:p>
            <text:p text:style-name="P5">H</text:p>
            <text:p text:style-name="P5">O</text:p>
            <text:p text:style-name="P5">D</text:p>
            <text:p text:style-name="P5">S</text:p>
            <text:p text:style-name="P5">-</text:p>
            <text:p text:style-name="P5">V</text:p>
            <text:p text:style-name="P5">A</text:p>
            <text:p text:style-name="P5">R</text:p>
            <text:p text:style-name="P5">I</text:p>
            <text:p text:style-name="P5">A</text:p>
            <text:p text:style-name="P5">B</text:p>
            <text:p text:style-name="P5">L</text:p>
            <text:p text:style-name="P5">E</text:p>
            <text:p text:style-name="P5">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8" anim:sub-item="text" smil:attributeName="visibility" smil:to="visible"/>
                  <anim:transitionFilter smil:dur="1s" smil:targetElement="id10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9" anim:sub-item="text" smil:attributeName="visibility" smil:to="visible"/>
                  <anim:transitionFilter smil:dur="1s" smil:targetElement="id10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0" anim:sub-item="text" smil:attributeName="visibility" smil:to="visible"/>
                  <anim:transitionFilter smil:dur="1s" smil:targetElement="id11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1" anim:sub-item="text" smil:attributeName="visibility" smil:to="visible"/>
                  <anim:transitionFilter smil:dur="1s" smil:targetElement="id11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12" anim:sub-item="text" smil:attributeName="visibility" smil:to="visible"/>
                  <anim:transitionFilter smil:dur="1s" smil:targetElement="id11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13" anim:sub-item="text" smil:attributeName="visibility" smil:to="visible"/>
                  <anim:transitionFilter smil:dur="1s" smil:targetElement="id11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14" anim:sub-item="text" smil:attributeName="visibility" smil:to="visible"/>
                  <anim:transitionFilter smil:dur="1s" smil:targetElement="id11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5" anim:sub-item="text" smil:attributeName="visibility" smil:to="visible"/>
                  <anim:transitionFilter smil:dur="1s" smil:targetElement="id11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16" anim:sub-item="text" smil:attributeName="visibility" smil:to="visible"/>
                  <anim:transitionFilter smil:dur="1s" smil:targetElement="id11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17" anim:sub-item="text" smil:attributeName="visibility" smil:to="visible"/>
                  <anim:transitionFilter smil:dur="1s" smil:targetElement="id11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18" anim:sub-item="text" smil:attributeName="visibility" smil:to="visible"/>
                  <anim:transitionFilter smil:dur="1s" smil:targetElement="id11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9" anim:sub-item="text" smil:attributeName="visibility" smil:to="visible"/>
                  <anim:transitionFilter smil:dur="1s" smil:targetElement="id119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30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tatic Example in Java 3" draw:style-name="dp1" draw:master-page-name="Normal1" presentation:presentation-page-layout-name="AL2T1">
        <draw:frame presentation:style-name="pr8" draw:text-style-name="P5" draw:layer="layout" svg:width="25.535cm" svg:height="3.507cm" svg:x="1.832cm" svg:y="0.643cm" presentation:class="title" presentation:user-transformed="true">
          <draw:text-box>
            <text:p text:style-name="P5">Static Example in Java </text:p>
          </draw:text-box>
        </draw:frame>
        <draw:frame presentation:style-name="pr36" draw:text-style-name="P15" draw:layer="layout" svg:width="23.466cm" svg:height="7.956cm" svg:x="3.138cm" svg:y="7.948cm" presentation:class="outline" presentation:user-transformed="true">
          <draw:text-box>
            <text:list text:style-name="L2">
              <text:list-item>
                <text:list>
                  <text:list-item>
                    <text:p text:id="id120" text:style-name="P15"><text:span text:style-name="T19">class Light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1" text:style-name="P15"><text:span text:style-name="T19"><text:s text:c="3"/></text:span><text:span text:style-name="T22">static</text:span><text:span text:style-name="T19"> int _unscrewedCounter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2" text:style-name="P15"><text:span text:style-name="T19"><text:s text:c="3"/></text:span><text:span text:style-name="T19">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3" text:style-name="P15"><text:span text:style-name="T19"><text:s text:c="3"/></text:span><text:span text:style-name="T22">static</text:span><text:span text:style-name="T19"> boolean doesShine()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4" text:style-name="P15"><text:span text:style-name="T19"><text:s text:c="6"/></text:span><text:span text:style-name="T19">return _unscrewedCounter == 0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5" text:style-name="P15"><text:span text:style-name="T19"><text:s text:c="3"/></text:span><text:span text:style-name="T19">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6" text:style-name="P20"><text:span text:style-name="T19">}</text:span></text:p>
                  </text:list-item>
                </text:list>
              </text:list-item>
            </text:list>
          </draw:text-box>
        </draw:frame>
        <draw:frame draw:style-name="gr8" draw:text-style-name="P5" draw:layer="layout" svg:width="1.196cm" svg:height="6.943cm" svg:x="0cm" svg:y="14.07cm">
          <draw:text-box>
            <text:p text:style-name="P5">M</text:p>
            <text:p text:style-name="P5">E</text:p>
            <text:p text:style-name="P5">T</text:p>
            <text:p text:style-name="P5">H</text:p>
            <text:p text:style-name="P5">O</text:p>
            <text:p text:style-name="P5">D</text:p>
            <text:p text:style-name="P5">S</text:p>
            <text:p text:style-name="P5">-</text:p>
            <text:p text:style-name="P5">V</text:p>
            <text:p text:style-name="P5">A</text:p>
            <text:p text:style-name="P5">R</text:p>
            <text:p text:style-name="P5">I</text:p>
            <text:p text:style-name="P5">A</text:p>
            <text:p text:style-name="P5">B</text:p>
            <text:p text:style-name="P5">L</text:p>
            <text:p text:style-name="P5">E</text:p>
            <text:p text:style-name="P5">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20" anim:sub-item="text" smil:attributeName="visibility" smil:to="visible"/>
                  <anim:transitionFilter smil:dur="1s" smil:targetElement="id12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21" anim:sub-item="text" smil:attributeName="visibility" smil:to="visible"/>
                  <anim:transitionFilter smil:dur="1s" smil:targetElement="id12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22" anim:sub-item="text" smil:attributeName="visibility" smil:to="visible"/>
                  <anim:transitionFilter smil:dur="1s" smil:targetElement="id12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23" anim:sub-item="text" smil:attributeName="visibility" smil:to="visible"/>
                  <anim:transitionFilter smil:dur="1s" smil:targetElement="id12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24" anim:sub-item="text" smil:attributeName="visibility" smil:to="visible"/>
                  <anim:transitionFilter smil:dur="1s" smil:targetElement="id12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25" anim:sub-item="text" smil:attributeName="visibility" smil:to="visible"/>
                  <anim:transitionFilter smil:dur="1s" smil:targetElement="id12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26" anim:sub-item="text" smil:attributeName="visibility" smil:to="visible"/>
                  <anim:transitionFilter smil:dur="1s" smil:targetElement="id126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31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Conclusions" draw:style-name="dp1" draw:master-page-name="Section" presentation:presentation-page-layout-name="AL3T19">
        <draw:frame presentation:style-name="pr12" draw:text-style-name="P5" draw:layer="layout" svg:width="14.7cm" svg:height="3.503cm" svg:x="3.8cm" svg:y="8.416cm" presentation:class="title" presentation:user-transformed="true">
          <draw:text-box>
            <text:p text:style-name="P5">Conclusions</text:p>
          </draw:text-box>
        </draw:frame>
        <presentation:notes draw:style-name="dp2">
          <draw:page-thumbnail draw:style-name="gr7" draw:layer="layout" svg:width="12.7cm" svg:height="9.525cm" svg:x="4.175cm" svg:y="3.005cm" draw:page-number="32" presentation:class="page"/>
          <draw:frame presentation:style-name="pr37" draw:text-style-name="P5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Use interfaces" draw:style-name="dp1" draw:master-page-name="Normal1" presentation:presentation-page-layout-name="AL2T1">
        <draw:frame presentation:style-name="pr8" draw:text-style-name="P5" draw:layer="layout" svg:width="25.535cm" svg:height="3.507cm" svg:x="1.832cm" svg:y="0.643cm" presentation:class="title" presentation:user-transformed="true">
          <draw:text-box>
            <text:p text:style-name="P5">Conclusions</text:p>
          </draw:text-box>
        </draw:frame>
        <draw:frame draw:style-name="gr15" draw:text-style-name="P5" draw:layer="layout" svg:width="1.196cm" svg:height="7.043cm" svg:x="0cm" svg:y="14.068cm">
          <draw:text-box>
            <text:p text:style-name="P5">C</text:p>
            <text:p text:style-name="P5">O</text:p>
            <text:p text:style-name="P5">N</text:p>
            <text:p text:style-name="P5">C</text:p>
            <text:p text:style-name="P5">L</text:p>
            <text:p text:style-name="P5">U</text:p>
            <text:p text:style-name="P5">S</text:p>
            <text:p text:style-name="P5">I</text:p>
            <text:p text:style-name="P5">O</text:p>
            <text:p text:style-name="P5">N</text:p>
            <text:p text:style-name="P5">S</text:p>
          </draw:text-box>
        </draw:frame>
        <draw:frame presentation:style-name="pr38" draw:text-style-name="P4" draw:layer="layout" svg:width="9.212cm" svg:height="10.44cm" svg:x="9.421cm" svg:y="7.138cm" presentation:class="outline" presentation:user-transformed="true">
          <draw:text-box>
            <text:list text:style-name="L2">
              <text:list-item>
                <text:p text:id="id127" text:style-name="P4">Rule 1</text:p>
              </text:list-item>
            </text:list>
            <text:list text:style-name="L2">
              <text:list-item>
                <text:list>
                  <text:list-item>
                    <text:p text:id="id128" text:style-name="P24">Use interfaces</text:p>
                  </text:list-item>
                </text:list>
              </text:list-item>
            </text:list>
            <text:list text:style-name="L2">
              <text:list-item>
                <text:p text:id="id129" text:style-name="P4">Rule 2</text:p>
              </text:list-item>
            </text:list>
            <text:list text:style-name="L2">
              <text:list-item>
                <text:list>
                  <text:list-item>
                    <text:p text:id="id130" text:style-name="P24">Use interfaces</text:p>
                  </text:list-item>
                </text:list>
              </text:list-item>
            </text:list>
            <text:list text:style-name="L2">
              <text:list-item>
                <text:p text:id="id131" text:style-name="P4">Rule 3</text:p>
              </text:list-item>
            </text:list>
            <text:list text:style-name="L2">
              <text:list-item>
                <text:list>
                  <text:list-item>
                    <text:p text:id="id132" text:style-name="P24">Use interfac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27" anim:sub-item="text" smil:attributeName="visibility" smil:to="visible"/>
                  <anim:transitionFilter smil:dur="1s" smil:targetElement="id12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28" anim:sub-item="text" smil:attributeName="visibility" smil:to="visible"/>
                  <anim:transitionFilter smil:dur="1s" smil:targetElement="id12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29" anim:sub-item="text" smil:attributeName="visibility" smil:to="visible"/>
                  <anim:transitionFilter smil:dur="1s" smil:targetElement="id12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30" anim:sub-item="text" smil:attributeName="visibility" smil:to="visible"/>
                  <anim:transitionFilter smil:dur="1s" smil:targetElement="id13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31" anim:sub-item="text" smil:attributeName="visibility" smil:to="visible"/>
                  <anim:transitionFilter smil:dur="1s" smil:targetElement="id13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32" anim:sub-item="text" smil:attributeName="visibility" smil:to="visible"/>
                  <anim:transitionFilter smil:dur="1s" smil:targetElement="id132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33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 Languages vs. OOPLs" draw:style-name="dp1" draw:master-page-name="Normal1" presentation:presentation-page-layout-name="AL2T1">
        <draw:frame presentation:style-name="pr8" draw:text-style-name="P5" draw:layer="layout" svg:width="25.535cm" svg:height="3.507cm" svg:x="1.832cm" svg:y="0.643cm" presentation:class="title" presentation:user-transformed="true">
          <draw:text-box>
            <text:p text:style-name="P5">C Language vs. OOPLs</text:p>
          </draw:text-box>
        </draw:frame>
        <draw:frame presentation:style-name="pr39" draw:text-style-name="P4" draw:layer="layout" svg:width="24.955cm" svg:height="12.292cm" svg:x="2.061cm" svg:y="6.738cm" presentation:class="outline" presentation:user-transformed="true">
          <draw:text-box>
            <text:list text:style-name="L2">
              <text:list-item>
                <text:p text:id="id133" text:style-name="P25">Coupling between<text:tab/><text:span text:style-name="T23">classes</text:span></text:p>
              </text:list-item>
            </text:list>
            <text:list text:style-name="L2">
              <text:list-item>
                <text:list>
                  <text:list-item>
                    <text:p text:id="id134" text:style-name="P26">procedures/fun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5" text:style-name="P26">data structures</text:p>
                  </text:list-item>
                </text:list>
              </text:list-item>
            </text:list>
            <text:list text:style-name="L2">
              <text:list-item>
                <text:p text:id="id136" text:style-name="P25">Code reuse<text:tab/><text:span text:style-name="T23">inheritance</text:span></text:p>
              </text:list-item>
            </text:list>
            <text:list text:style-name="L2">
              <text:list-item>
                <text:p text:id="id137" text:style-name="P25">Spread code<text:tab/><text:span text:style-name="T23">classes,</text:span><text:span text:style-name="T23"><text:line-break/></text:span><text:span text:style-name="T23"><text:tab/></text:span><text:span text:style-name="T23">inheritance</text:span></text:p>
              </text:list-item>
            </text:list>
            <text:list text:style-name="L2">
              <text:list-item>
                <text:p text:id="id138" text:style-name="P25"><text:span text:style-name="T15">Description vs. definition</text:span><text:span text:style-name="T24"><text:tab/></text:span><text:span text:style-name="T23">interfaces,</text:span><text:span text:style-name="T24"><text:line-break/></text:span><text:span text:style-name="T15"><text:tab/></text:span><text:span text:style-name="T23">encapsulation</text:span></text:p>
              </text:list-item>
            </text:list>
          </draw:text-box>
        </draw:frame>
        <draw:frame draw:style-name="gr15" draw:text-style-name="P5" draw:layer="layout" svg:width="1.196cm" svg:height="7.043cm" svg:x="0cm" svg:y="14.07cm">
          <draw:text-box>
            <text:p text:style-name="P5">C</text:p>
            <text:p text:style-name="P5">O</text:p>
            <text:p text:style-name="P5">N</text:p>
            <text:p text:style-name="P5">C</text:p>
            <text:p text:style-name="P5">L</text:p>
            <text:p text:style-name="P5">U</text:p>
            <text:p text:style-name="P5">S</text:p>
            <text:p text:style-name="P5">I</text:p>
            <text:p text:style-name="P5">O</text:p>
            <text:p text:style-name="P5">N</text:p>
            <text:p text:style-name="P5">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33" anim:sub-item="text" smil:attributeName="visibility" smil:to="visible"/>
                  <anim:transitionFilter smil:dur="1s" smil:targetElement="id13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34" anim:sub-item="text" smil:attributeName="visibility" smil:to="visible"/>
                  <anim:transitionFilter smil:dur="1s" smil:targetElement="id13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35" anim:sub-item="text" smil:attributeName="visibility" smil:to="visible"/>
                  <anim:transitionFilter smil:dur="1s" smil:targetElement="id13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36" anim:sub-item="text" smil:attributeName="visibility" smil:to="visible"/>
                  <anim:transitionFilter smil:dur="1s" smil:targetElement="id13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37" anim:sub-item="text" smil:attributeName="visibility" smil:to="visible"/>
                  <anim:transitionFilter smil:dur="1s" smil:targetElement="id13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38" anim:sub-item="text" smil:attributeName="visibility" smil:to="visible"/>
                  <anim:transitionFilter smil:dur="1s" smil:targetElement="id138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34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nclusionExample" draw:style-name="dp1" draw:master-page-name="Normal1" presentation:presentation-page-layout-name="AL2T1">
        <draw:frame presentation:style-name="pr8" draw:text-style-name="P5" draw:layer="layout" svg:width="25.477cm" svg:height="3.507cm" svg:x="1.89cm" svg:y="0.643cm" presentation:class="title" presentation:user-transformed="true">
          <draw:text-box>
            <text:p text:style-name="P5">Example</text:p>
          </draw:text-box>
        </draw:frame>
        <draw:frame presentation:style-name="pr40" draw:text-style-name="P29" draw:layer="layout" svg:width="19.92cm" svg:height="16.255cm" svg:x="6.122cm" svg:y="4.832cm" presentation:class="outline" presentation:user-transformed="true">
          <draw:text-box>
            <text:list text:style-name="L7">
              <text:list-item>
                <text:p text:style-name="P27"><text:span text:style-name="T25">package pl.poznan.ae.compProg;</text:span></text:p>
              </text:list-item>
            </text:list>
            <text:list text:style-name="L8">
              <text:list-item>
                <text:p text:style-name="P28"><text:span text:style-name="T25">import java.util.*;</text:span></text:p>
              </text:list-item>
            </text:list>
            <text:list text:style-name="L8">
              <text:list-item>
                <text:p text:style-name="P28"><text:span text:style-name="T25"/></text:p>
              </text:list-item>
            </text:list>
            <text:list text:style-name="L8">
              <text:list-item>
                <text:p text:style-name="P28"><text:span text:style-name="T26">public class Sorter {</text:span></text:p>
              </text:list-item>
            </text:list>
            <text:list text:style-name="L8">
              <text:list-item>
                <text:p text:style-name="P28"><text:span text:style-name="T27"><text:s text:c="2"/></text:span><text:span text:style-name="T25">private</text:span><text:span text:style-name="T27"> List </text:span><text:span text:style-name="T26">_words;</text:span></text:p>
              </text:list-item>
            </text:list>
            <text:list text:style-name="L8">
              <text:list-item>
                <text:p text:style-name="P28"><text:span text:style-name="T27"/></text:p>
              </text:list-item>
            </text:list>
            <text:list text:style-name="L8">
              <text:list-item>
                <text:p text:style-name="P28"><text:span text:style-name="T27"><text:s text:c="2"/></text:span><text:span text:style-name="T25">public</text:span><text:span text:style-name="T26"> void sort(</text:span><text:span text:style-name="T27">String[]</text:span><text:span text:style-name="T26"> words){</text:span></text:p>
              </text:list-item>
            </text:list>
            <text:list text:style-name="L9">
              <text:list-item>
                <text:p text:style-name="P28"><text:span text:style-name="T27"><text:s text:c="4"/></text:span><text:span text:style-name="T26">_words =</text:span><text:span text:style-name="T27"> Arrays.asList(words)</text:span><text:span text:style-name="T26">;</text:span></text:p>
              </text:list-item>
            </text:list>
            <text:list text:style-name="L9">
              <text:list-item>
                <text:p text:style-name="P28"><text:span text:style-name="T27"><text:s text:c="4"/></text:span><text:span text:style-name="T27">Collections.sort(_words)</text:span><text:span text:style-name="T26">;</text:span></text:p>
              </text:list-item>
            </text:list>
            <text:list text:style-name="L9">
              <text:list-item>
                <text:p text:style-name="P28"><text:span text:style-name="T27"><text:s text:c="2"/></text:span><text:span text:style-name="T27">}</text:span></text:p>
              </text:list-item>
            </text:list>
            <text:list text:style-name="L9">
              <text:list-item>
                <text:p text:style-name="P28"><text:span text:style-name="T27"><text:s text:c="2"/></text:span><text:span text:style-name="T25">public</text:span><text:span text:style-name="T27"> String</text:span><text:span text:style-name="T26"> getSortedWords(){</text:span></text:p>
              </text:list-item>
            </text:list>
            <text:list text:style-name="L9">
              <text:list-item>
                <text:p text:style-name="P28"><text:span text:style-name="T27"><text:s text:c="4"/></text:span><text:span text:style-name="T27">String </text:span><text:span text:style-name="T26">sortedString = "";</text:span></text:p>
              </text:list-item>
            </text:list>
            <text:list text:style-name="L9">
              <text:list-item>
                <text:p text:style-name="P28"><text:span text:style-name="T27"><text:s text:c="4"/></text:span><text:span text:style-name="T26">for (int i = 0</text:span><text:span text:style-name="T27">; </text:span><text:span text:style-name="T26">i&lt;</text:span><text:span text:style-name="T27"> _words.size(); </text:span><text:span text:style-name="T26">i++){</text:span></text:p>
              </text:list-item>
            </text:list>
            <text:list text:style-name="L9">
              <text:list-item>
                <text:p text:style-name="P28"><text:span text:style-name="T27"><text:s text:c="6"/></text:span><text:span text:style-name="T26">sortedString +=</text:span><text:span text:style-name="T27"> _words.get(i)</text:span><text:span text:style-name="T26">;</text:span></text:p>
              </text:list-item>
            </text:list>
            <text:list text:style-name="L9">
              <text:list-item>
                <text:p text:style-name="P28"><text:span text:style-name="T27"><text:s text:c="4"/></text:span><text:span text:style-name="T26">}</text:span></text:p>
              </text:list-item>
            </text:list>
            <text:list text:style-name="L9">
              <text:list-item>
                <text:p text:style-name="P28"><text:span text:style-name="T27"><text:s text:c="4"/></text:span><text:span text:style-name="T26">return sortedString;</text:span></text:p>
              </text:list-item>
            </text:list>
            <text:list text:style-name="L9">
              <text:list-item>
                <text:p text:style-name="P28"><text:span text:style-name="T26"><text:s text:c="2"/></text:span><text:span text:style-name="T26">}</text:span></text:p>
              </text:list-item>
            </text:list>
            <text:list text:style-name="L9">
              <text:list-item>
                <text:p text:style-name="P28"><text:span text:style-name="T27"><text:s/></text:span><text:span text:style-name="T25">public</text:span><text:span text:style-name="T26"> static void main(</text:span><text:span text:style-name="T27">String[] args</text:span><text:span text:style-name="T26">){</text:span></text:p>
              </text:list-item>
            </text:list>
            <text:list text:style-name="L9">
              <text:list-item>
                <text:p text:style-name="P28"><text:span text:style-name="T26"><text:s text:c="4"/></text:span><text:span text:style-name="T26">Sorter sorter = new Sorter();</text:span></text:p>
              </text:list-item>
            </text:list>
            <text:list text:style-name="L9">
              <text:list-item>
                <text:p text:style-name="P28"><text:span text:style-name="T26"><text:s text:c="4"/></text:span><text:span text:style-name="T26">sorter.sort(args);</text:span></text:p>
              </text:list-item>
            </text:list>
            <text:list text:style-name="L9">
              <text:list-item>
                <text:p text:style-name="P28"><text:span text:style-name="T26"><text:s text:c="4"/></text:span><text:span text:style-name="T25">System</text:span><text:span text:style-name="T26">.out.println(sorter.getSortedWords());</text:span></text:p>
              </text:list-item>
            </text:list>
            <text:list text:style-name="L9">
              <text:list-item>
                <text:p text:style-name="P28"><text:span text:style-name="T26"><text:s/></text:span><text:span text:style-name="T26">}</text:span></text:p>
              </text:list-item>
            </text:list>
            <text:list text:style-name="L9">
              <text:list-item>
                <text:p text:style-name="P28"><text:span text:style-name="T26">}</text:span></text:p>
              </text:list-item>
            </text:list>
          </draw:text-box>
        </draw:frame>
        <draw:frame draw:style-name="gr15" draw:text-style-name="P5" draw:layer="layout" svg:width="1.196cm" svg:height="7.043cm" svg:x="0cm" svg:y="14.069cm">
          <draw:text-box>
            <text:p text:style-name="P5">C</text:p>
            <text:p text:style-name="P5">O</text:p>
            <text:p text:style-name="P5">N</text:p>
            <text:p text:style-name="P5">C</text:p>
            <text:p text:style-name="P5">L</text:p>
            <text:p text:style-name="P5">U</text:p>
            <text:p text:style-name="P5">S</text:p>
            <text:p text:style-name="P5">I</text:p>
            <text:p text:style-name="P5">O</text:p>
            <text:p text:style-name="P5">N</text:p>
            <text:p text:style-name="P5">S</text:p>
          </draw:text-box>
        </draw:frame>
        <draw:frame draw:style-name="gr16" draw:text-style-name="P5" draw:layer="layout" svg:width="12.742cm" svg:height="0.954cm" svg:x="14.304cm" svg:y="11.912cm">
          <draw:text-box>
            <text:p text:style-name="P5"/>
          </draw:text-box>
        </draw:frame>
        <presentation:notes draw:style-name="dp2">
          <draw:page-thumbnail draw:style-name="gr7" draw:layer="layout" svg:width="13.705cm" svg:height="10.279cm" svg:x="3.641cm" svg:y="2.853cm" draw:page-number="35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LastSlide" draw:style-name="dp1" draw:master-page-name="Section" presentation:presentation-page-layout-name="AL3T19">
        <draw:frame presentation:style-name="pr12" draw:text-style-name="P5" draw:layer="layout" svg:width="20.439cm" svg:height="3.503cm" svg:x="4.1cm" svg:y="8.416cm" presentation:class="title" presentation:user-transformed="true">
          <draw:text-box>
            <text:p text:style-name="P5">See you next week</text:p>
          </draw:text-box>
        </draw:frame>
        <draw:frame presentation:style-name="pr41" draw:text-style-name="P5" draw:layer="layout" svg:width="21.832cm" svg:height="3.728cm" svg:x="4.103cm" svg:y="14.307cm" presentation:class="title" presentation:user-transformed="true">
          <draw:text-box>
            <text:p text:style-name="P30">Object-Oriented Programming III<text:span text:style-name="T28"><text:line-break/></text:span><text:span text:style-name="T28"><text:line-break/></text:span><text:span text:style-name="T28">The Revenge</text:span></text:p>
          </draw:text-box>
        </draw:frame>
        <presentation:notes draw:style-name="dp2">
          <draw:page-thumbnail draw:layer="layout" svg:width="12.7cm" svg:height="9.525cm" svg:x="4.175cm" svg:y="3.005cm" draw:page-number="36"/>
          <draw:frame presentation:style-name="pr7" draw:text-style-name="P31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1" draw:display-name="Gradient 11" draw:style="linear" draw:start-color="#dc2300" draw:end-color="#ff6633" draw:start-intensity="100%" draw:end-intensity="100%" draw:angle="450" draw:border="5%"/>
    <draw:gradient draw:name="Gradient_20_7" draw:display-name="Gradient 7" draw:style="linear" draw:start-color="#ffcc99" draw:end-color="#ff6633" draw:start-intensity="100%" draw:end-intensity="100%" draw:angle="450" draw:border="5%"/>
    <draw:gradient draw:name="Gradient_20_9" draw:display-name="Gradient 9" draw:style="linear" draw:start-color="#ffffff" draw:end-color="#000080" draw:start-intensity="90%" draw:end-intensity="100%" draw:angle="6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5900000047CE790D02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gradient" draw:fill-color="#00b8ff" draw:fill-gradient-name="Gradient_20_9" draw:fill-hatch-name="Hatch_20_1" draw:fill-image-name="Bitmape_20_1" draw:opacity="100%" draw:fill-image-width="0cm" draw:fill-image-height="0cm" draw:textarea-vertical-align="middle" draw:shadow="hidden" draw:shadow-offset-x="0.05cm" draw:shadow-offset-y="0.05cm" draw:shadow-color="#808080" draw:shadow-opacity="100%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/>
      <style:text-properties fo:color="#ffffff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none" svg:stroke-width="0.2cm" svg:stroke-color="#ff3333" draw:marker-start-width="0.6cm" draw:marker-end-width="0.6cm" draw:fill="gradient" draw:fill-gradient-name="Gradient_20_1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 fo:text-align="start"/>
      <style:text-properties fo:color="#ffffff" fo:font-size="40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geNumber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  <style:text-properties fo:color="#000080"/>
    </style:style>
    <style:style style:name="AuthorCopyright" style:family="graphic" style:parent-style-name="standard">
      <style:graphic-properties draw:stroke="none" draw:fill="none" draw:fill-image-width="0cm" draw:fill-image-height="0cm"/>
      <style:paragraph-properties fo:text-align="start"/>
      <style:text-properties fo:color="#000080"/>
    </style:style>
    <style:style style:name="Footer_5f_Bullet" style:display-name="Footer_Bullet" style:family="graphic" style:parent-style-name="Footer_5f_Title">
      <style:text-properties fo:color="#b3b3b3"/>
    </style:style>
    <style:style style:name="Footer_5f_Title" style:display-name="Footer_Title" style:family="graphic" style:parent-style-name="BlackArial_5f_22">
      <style:text-properties fo:color="#ffff99" fo:font-size="10pt" fo:font-weight="normal"/>
    </style:style>
    <style:style style:name="BlackArial_5f_22" style:display-name="BlackArial_22" style:family="graphic" style:parent-style-name="standard">
      <style:graphic-properties draw:stroke="none" draw:fill="none"/>
      <style:paragraph-properties fo:text-align="center"/>
      <style:text-properties fo:font-family="Arial" style:font-style-name="Bold" style:font-family-generic="swiss" style:font-pitch="variable" fo:font-size="22pt" fo:font-weight="bold"/>
    </style:style>
    <style:style style:name="AuthorAndAffiliation" style:family="graphic" style:parent-style-name="standard">
      <style:graphic-properties draw:stroke="none" draw:fill="none" draw:fill-image-name="Bitmape_20_2" draw:fill-image-width="0cm" draw:fill-image-height="0cm"/>
      <style:paragraph-properties fo:text-align="center"/>
      <style:text-properties fo:color="#ffffff" fo:font-size="26pt"/>
    </style:style>
    <style:style style:name="SideText" style:family="graphic" style:parent-style-name="standard"/>
    <style:style style:name="TransparentRed" style:family="graphic" style:parent-style-name="standard">
      <style:graphic-properties draw:stroke="none" draw:fill-gradient-name="Gradient_20_11" draw:opacity="50%" draw:shadow-opacity="50%"/>
    </style:style>
    <style:style style:name="TransparentBlue" style:family="graphic" style:parent-style-name="standard">
      <style:graphic-properties draw:stroke="none" draw:opacity="50%" draw:shadow-opacity="50%"/>
    </style:style>
    <style:style style:name="Braket" style:family="graphic" style:parent-style-name="objectwithoutfill">
      <style:graphic-properties draw:stroke="solid" svg:stroke-width="0.1cm" svg:stroke-color="#000080" draw:marker-start-width="0.45cm" draw:marker-end-width="0.45cm"/>
    </style:style>
    <style:style style:name="Normal1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Normal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background" style:family="presentation">
      <style:graphic-properties draw:stroke="none" draw:fill="none"/>
    </style:style>
    <style:style style:name="Normal1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1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1-outline1" style:family="presentation">
      <style:graphic-properties draw:stroke="none" draw:fill="none">
        <text:list-style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198cm" fo:margin-right="0cm" fo:margin-top="0cm" fo:margin-bottom="0.498cm" fo:text-align="start" text:enable-numbering="true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outline2" style:family="presentation" style:parent-style-name="Normal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1-outline3" style:family="presentation" style:parent-style-name="Normal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1-outline4" style:family="presentation" style:parent-style-name="Normal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1-outline5" style:family="presentation" style:parent-style-name="Normal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1-outline6" style:family="presentation" style:parent-style-name="Normal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1-outline7" style:family="presentation" style:parent-style-name="Normal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1-outline8" style:family="presentation" style:parent-style-name="Normal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1-outline9" style:family="presentation" style:parent-style-name="Normal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P-title" style:family="presentation">
      <style:graphic-properties draw:stroke="none" draw:fill="none" draw:fill-color="#000000" draw:textarea-vertical-align="top">
        <text:list-style>
          <text:list-level-style-number text:level="1" style:num-format=""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40pt" fo:font-style="normal" fo:text-shadow="none" style:text-underline-style="none" fo:font-weight="bold" style:font-size-asian="24pt"/>
    </style:style>
    <style:style style:name="WP-subtitle" style:family="presentation">
      <style:graphic-properties draw:stroke="none" draw:fill="none" draw:textarea-vertical-align="middle">
        <text:list-style>
          <text:list-level-style-number text:level="1" style:num-format=""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WP-background" style:family="presentation">
      <style:graphic-properties draw:stroke="none" draw:stroke-dash="Dash_20_1" svg:stroke-width="0cm" svg:stroke-color="#000000" svg:stroke-opacity="10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WP-backgroundobjects" style:family="presentation">
      <style:graphic-properties draw:shadow="hidden" draw:shadow-offset-x="0.3cm" draw:shadow-offset-y="0.3cm" draw:shadow-color="#808080"/>
    </style:style>
    <style:style style:name="WP-notes" style:family="presentation">
      <style:graphic-properties draw:stroke="none" draw:fill="none">
        <text:list-style>
          <text:list-level-style-bullet text:level="1" text:bullet-char="•">
            <style:list-level-properties text:min-label-width="0.454cm"/>
            <style:text-properties fo:font-family="Times" style:font-family-generic="roman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style:font-family-generic="roman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style:font-family-generic="roman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style:font-family-generic="roman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style:font-family-generic="roman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</text:list-style>
      </style:graphic-properties>
      <style:paragraph-properties fo:margin-left="0.454cm" fo:margin-right="0cm" fo:margin-top="0.149cm" fo:margin-bottom="0cm" fo:line-height="100%" fo:text-align="start" text:enable-numbering="true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WP-outline1" style:family="presentation">
      <style:graphic-properties draw:stroke="none" draw:fill="none" draw:fill-color="#000000">
        <text:list-style>
          <text:list-level-style-bullet text:level="1" text:bullet-char="•"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</text:list-style>
      </style:graphic-properties>
      <style:paragraph-properties fo:margin-left="0.952cm" fo:margin-right="0cm" fo:margin-top="0.254cm" fo:margin-bottom="0cm" fo:line-height="90%" fo:text-align="start" text:enable-numbering="false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WP-outline2" style:family="presentation" style:parent-style-name="WP-outline1">
      <style:graphic-properties draw:fill="none" draw:fill-color="#000000"/>
      <style:paragraph-properties fo:margin-left="2.063cm" fo:margin-right="0cm" fo:margin-top="0.383cm" fo:margin-bottom="0cm" fo:line-height="100%" fo:text-align="start" text:enable-numbering="true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3" style:family="presentation" style:parent-style-name="WP-outline2">
      <style:graphic-properties draw:fill="none" draw:fill-color="#000000"/>
      <style:paragraph-properties fo:margin-left="3.175cm" fo:margin-right="0cm" fo:margin-top="0.352cm" fo:margin-bottom="0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4" style:family="presentation" style:parent-style-name="WP-outline3">
      <style:graphic-properties draw:fill="none" draw:fill-color="#000000"/>
      <style:paragraph-properties fo:margin-left="4.445cm" fo:margin-right="0cm" fo:margin-top="0.149cm" fo:margin-bottom="0.251cm" fo:line-height="100%" fo:text-align="start" text:enable-numbering="true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5" style:family="presentation" style:parent-style-name="WP-outline4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6" style:family="presentation" style:parent-style-name="WP-outline5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7" style:family="presentation" style:parent-style-name="WP-outline6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8" style:family="presentation" style:parent-style-name="WP-outline7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9" style:family="presentation" style:parent-style-name="WP-outline8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title" style:family="presentation">
      <style:graphic-properties draw:stroke="none" draw:fill="none" draw:fill-color="#000000" draw:textarea-vertical-align="top">
        <text:list-style>
          <text:list-level-style-number text:level="1" style:num-format=""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style-name="Bold" style:font-family-generic="swiss" style:font-pitch="variable" fo:font-size="40pt" fo:font-style="normal" fo:text-shadow="none" style:text-underline-style="none" fo:font-weight="bold" style:font-size-asian="24pt"/>
    </style:style>
    <style:style style:name="Section-subtitle" style:family="presentation">
      <style:graphic-properties draw:stroke="none" draw:fill="none" draw:textarea-vertical-align="middle">
        <text:list-style>
          <text:list-level-style-number text:level="1" style:num-format=""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Section-background" style:family="presentation">
      <style:graphic-properties draw:stroke="none" draw:stroke-dash="Dash_20_1" svg:stroke-width="0cm" svg:stroke-color="#000000" svg:stroke-opacity="10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Section-backgroundobjects" style:family="presentation">
      <style:graphic-properties draw:shadow="hidden" draw:shadow-offset-x="0.3cm" draw:shadow-offset-y="0.3cm" draw:shadow-color="#808080"/>
    </style:style>
    <style:style style:name="Section-notes" style:family="presentation">
      <style:graphic-properties draw:stroke="none" draw:fill="none">
        <text:list-style>
          <text:list-level-style-bullet text:level="1" text:bullet-char="•">
            <style:list-level-properties text:min-label-width="0.454cm"/>
            <style:text-properties fo:font-family="Times" style:font-family-generic="roman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style:font-family-generic="roman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style:font-family-generic="roman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style:font-family-generic="roman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style:font-family-generic="roman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</text:list-style>
      </style:graphic-properties>
      <style:paragraph-properties fo:margin-left="0.454cm" fo:margin-right="0cm" fo:margin-top="0.149cm" fo:margin-bottom="0cm" fo:line-height="100%" fo:text-align="start" text:enable-numbering="true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Section-outline1" style:family="presentation">
      <style:graphic-properties draw:stroke="none" draw:fill="none" draw:fill-color="#000000">
        <text:list-style>
          <text:list-level-style-bullet text:level="1" text:bullet-char="•"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</text:list-style>
      </style:graphic-properties>
      <style:paragraph-properties fo:margin-left="0.952cm" fo:margin-right="0cm" fo:margin-top="0.254cm" fo:margin-bottom="0cm" fo:line-height="90%" fo:text-align="start" text:enable-numbering="false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Section-outline2" style:family="presentation" style:parent-style-name="Section-outline1">
      <style:graphic-properties draw:fill="none" draw:fill-color="#000000"/>
      <style:paragraph-properties fo:margin-left="2.063cm" fo:margin-right="0cm" fo:margin-top="0.383cm" fo:margin-bottom="0cm" fo:line-height="100%" fo:text-align="start" text:enable-numbering="true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3" style:family="presentation" style:parent-style-name="Section-outline2">
      <style:graphic-properties draw:fill="none" draw:fill-color="#000000"/>
      <style:paragraph-properties fo:margin-left="3.175cm" fo:margin-right="0cm" fo:margin-top="0.352cm" fo:margin-bottom="0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4" style:family="presentation" style:parent-style-name="Section-outline3">
      <style:graphic-properties draw:fill="none" draw:fill-color="#000000"/>
      <style:paragraph-properties fo:margin-left="4.445cm" fo:margin-right="0cm" fo:margin-top="0.149cm" fo:margin-bottom="0.251cm" fo:line-height="100%" fo:text-align="start" text:enable-numbering="true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5" style:family="presentation" style:parent-style-name="Section-outline4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6" style:family="presentation" style:parent-style-name="Section-outline5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7" style:family="presentation" style:parent-style-name="Section-outline6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8" style:family="presentation" style:parent-style-name="Section-outline7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9" style:family="presentation" style:parent-style-name="Section-outline8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NormalIntro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NormalIntr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background" style:family="presentation">
      <style:graphic-properties draw:stroke="none" draw:fill="none"/>
    </style:style>
    <style:style style:name="NormalIntro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Intro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Intro-outline1" style:family="presentation">
      <style:graphic-properties draw:stroke="none" draw:fill="none">
        <text:list-style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499cm" fo:text-align="start" text:enable-numbering="true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outline2" style:family="presentation" style:parent-style-name="NormalIntr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Intro-outline3" style:family="presentation" style:parent-style-name="NormalIntr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Intro-outline4" style:family="presentation" style:parent-style-name="NormalIntr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Intro-outline5" style:family="presentation" style:parent-style-name="NormalIntr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Intro-outline6" style:family="presentation" style:parent-style-name="NormalIntr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Intro-outline7" style:family="presentation" style:parent-style-name="NormalIntr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Intro-outline8" style:family="presentation" style:parent-style-name="NormalIntr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Intro-outline9" style:family="presentation" style:parent-style-name="NormalIntr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gradient-name="Gradient_20_1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AuthorCopyright">
      <style:graphic-properties draw:fill-image-width="0cm" draw:fill-image-height="0cm" draw:auto-grow-height="true" draw:auto-grow-width="false" fo:max-height="0cm" fo:min-height="0.475cm"/>
    </style:style>
    <style:style style:name="gr2" style:family="graphic" style:parent-style-name="PageNumber">
      <style:graphic-properties draw:auto-grow-height="true" draw:auto-grow-width="false" fo:max-height="0cm" fo:min-height="0.475cm"/>
    </style:style>
    <style:style style:name="gr3" style:family="graphic" style:parent-style-name="AuthorAndAffiliation">
      <style:graphic-properties draw:auto-grow-height="true" draw:auto-grow-width="false" fo:max-height="0cm" fo:min-height="4.2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24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gr7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gr8" style:family="graphic" style:parent-style-name="Footer_5f_Bullet">
      <style:graphic-properties draw:textarea-horizontal-align="left" draw:textarea-vertical-align="bottom" draw:auto-grow-height="true" draw:auto-grow-width="false" fo:min-height="0.656cm" fo:padding-top="0.128cm" fo:padding-bottom="0.128cm" fo:padding-left="0.256cm" fo:padding-right="0.256cm"/>
    </style:style>
    <style:style style:name="pr1" style:family="presentation" style:parent-style-name="Normal1-backgroundobjects">
      <style:graphic-properties draw:stroke="none" draw:fill-color="#ff6633" draw:opacity="50%" draw:textarea-horizontal-align="center" draw:textarea-vertical-align="middle" draw:shadow-opacity="50%"/>
    </style:style>
    <style:style style:name="pr2" style:family="presentation" style:parent-style-name="Normal1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pr3" style:family="presentation" style:parent-style-name="Normal1-backgroundobjects">
      <style:graphic-properties draw:stroke="none" draw:fill="solid" draw:fill-color="#000080" draw:fill-gradient-name="Linear_20_blue_2f_white" draw:fill-image-width="0cm" draw:fill-image-height="0cm" draw:textarea-horizontal-align="center" draw:textarea-vertical-align="middle"/>
    </style:style>
    <style:style style:name="pr4" style:family="presentation" style:parent-style-name="Normal1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pr5" style:family="presentation" style:parent-style-name="Normal1-outline1">
      <style:graphic-properties draw:fill-color="#ffffff" draw:auto-grow-height="false" fo:min-height="13.23cm"/>
    </style:style>
    <style:style style:name="pr6" style:family="presentation" style:parent-style-name="WP-backgroundobjects">
      <style:graphic-properties draw:stroke="none" draw:fill="gradient" draw:fill-color="#000080" draw:fill-gradient-name="Gradient_20_9" draw:textarea-horizontal-align="center" draw:textarea-vertical-align="middle"/>
    </style:style>
    <style:style style:name="pr7" style:family="presentation" style:parent-style-name="WP-title">
      <style:graphic-properties draw:fill-color="#ffffff" draw:auto-grow-height="false" fo:min-height="3.177cm"/>
    </style:style>
    <style:style style:name="pr8" style:family="presentation" style:parent-style-name="WP-outline1" style:list-style-name="L5">
      <style:graphic-properties draw:fill-color="#ffffff" draw:auto-grow-height="false" fo:min-height="12.001cm"/>
    </style:style>
    <style:style style:name="pr9" style:family="presentation" style:parent-style-name="WP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pr10" style:family="presentation" style:parent-style-name="WP-backgroundobjects">
      <style:graphic-properties draw:stroke="none" draw:fill="solid" draw:fill-color="#ff9966" draw:textarea-horizontal-align="center" draw:textarea-vertical-align="middle"/>
    </style:style>
    <style:style style:name="pr11" style:family="presentation" style:parent-style-name="Section-backgroundobjects">
      <style:graphic-properties draw:fill="gradient" draw:fill-gradient-name="Gradient_20_9" draw:textarea-horizontal-align="center" draw:textarea-vertical-align="middle"/>
    </style:style>
    <style:style style:name="pr12" style:family="presentation" style:parent-style-name="Section-backgroundobjects">
      <style:graphic-properties draw:stroke="none" draw:fill="solid" draw:fill-color="#ff6633" draw:textarea-horizontal-align="center" draw:textarea-vertical-align="middle"/>
    </style:style>
    <style:style style:name="pr13" style:family="presentation" style:parent-style-name="Section-title">
      <style:graphic-properties draw:fill-color="#ffffff" draw:auto-grow-height="false" fo:min-height="3.177cm"/>
    </style:style>
    <style:style style:name="pr14" style:family="presentation" style:parent-style-name="Section-outline1" style:list-style-name="L5">
      <style:graphic-properties draw:fill-color="#ffffff" draw:auto-grow-height="false" fo:min-height="12.001cm"/>
    </style:style>
    <style:style style:name="pr15" style:family="presentation" style:parent-style-name="Section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pr16" style:family="presentation" style:parent-style-name="Section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pr17" style:family="presentation" style:parent-style-name="NormalIntro-backgroundobjects">
      <style:graphic-properties draw:stroke="none" draw:fill-color="#ff6633" draw:opacity="50%" draw:textarea-horizontal-align="center" draw:textarea-vertical-align="middle" draw:shadow-opacity="50%"/>
    </style:style>
    <style:style style:name="pr18" style:family="presentation" style:parent-style-name="NormalIntro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pr19" style:family="presentation" style:parent-style-name="NormalIntro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pr20" style:family="presentation" style:parent-style-name="NormalIntro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>
        <style:tab-stops/>
      </style:paragraph-properties>
      <style:text-properties fo:font-size="1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0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text:enable-numbering="false" fo:text-indent="0cm"/>
    </style:style>
    <style:style style:name="P15" style:family="paragraph">
      <style:paragraph-properties fo:margin-left="0cm" fo:margin-right="0cm" text:enable-numbering="false" fo:text-indent="0cm"/>
      <style:text-properties fo:font-size="12pt"/>
    </style:style>
    <style:style style:name="P16" style:family="paragraph">
      <style:paragraph-properties fo:margin-left="0cm" fo:margin-right="0cm" fo:text-align="end" text:enable-numbering="false" fo:text-indent="0cm"/>
    </style:style>
    <style:style style:name="P17" style:family="paragraph">
      <style:paragraph-properties fo:margin-left="0cm" fo:margin-right="0cm" fo:text-align="end" text:enable-numbering="false" fo:text-indent="0cm"/>
      <style:text-properties fo:font-size="12pt"/>
    </style:style>
    <style:style style:name="P18" style:family="paragraph">
      <style:paragraph-properties fo:margin-left="0cm" fo:margin-right="0cm" fo:text-indent="0cm"/>
      <style:text-properties fo:color="#000000" fo:font-family="'Helvetica 55 Roman'" style:font-style-name="Bold" style:font-family-generic="swiss" style:font-pitch="variable" fo:font-size="12.3000001907349pt" style:font-size-asian="24pt"/>
    </style:style>
    <style:style style:name="T1" style:family="text">
      <style:text-properties fo:font-family="Arial" style:font-style-name="Bold" style:font-family-generic="swiss" style:font-pitch="variable" fo:font-size="10pt" style:font-family-asian="Arial" style:font-family-generic-asian="swiss" style:font-pitch-asian="variable" style:font-family-complex="Arial" style:font-family-generic-complex="swiss" style:font-pitch-complex="variable"/>
    </style:style>
    <style:style style:name="T2" style:family="text">
      <style:text-properties fo:font-size="10pt"/>
    </style:style>
    <style:style style:name="T3" style:family="text">
      <style:text-properties fo:font-size="32pt"/>
    </style:style>
    <style:style style:name="T4" style:family="text">
      <style:text-properties fo:font-size="24pt" fo:font-weight="normal"/>
    </style:style>
    <style:style style:name="T5" style:family="text">
      <style:text-properties fo:font-size="24pt" fo:font-style="italic" fo:font-weight="normal"/>
    </style:style>
    <style:style style:name="T6" style:family="text">
      <style:text-properties fo:font-family="Arial" style:font-style-name="Bold" style:font-family-generic="swiss" style:font-pitch="variable" fo:font-size="10pt"/>
    </style:style>
    <style:style style:name="T7" style:family="text">
      <style:text-properties fo:color="#b5c7ce" fo:font-family="'Helvetica 55 Roman'" style:font-style-name="Bold" style:font-family-generic="swiss" style:font-pitch="variable" fo:font-size="9pt" style:font-size-asian="24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3">
      <text:list-level-style-number text:level="1" style:num-format=""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text-properties fo:font-family="StarSymbol" style:font-style-name="Regular" style:font-pitch="variable" style:font-charset="x-symbol" fo:color="#cc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5" text:bullet-char="›">
        <style:list-level-properties text:space-before="5.08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StarSymbol" fo:color="#000064" fo:font-size="100%"/>
      </text:list-level-style-bullet>
    </text:list-style>
    <text:list-style style:name="L5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Normal1" style:page-layout-name="PM1" draw:style-name="dp1">
      <draw:rect presentation:style-name="pr1" draw:text-style-name="P1" draw:layer="backgroundobjects" svg:width="28cm" svg:height="4.808cm" svg:x="0cm" svg:y="0cm">
        <text:p text:style-name="P3"/>
      </draw:rect>
      <draw:rect presentation:style-name="pr2" draw:text-style-name="P1" draw:layer="backgroundobjects" svg:width="1.168cm" svg:height="14.526cm" svg:x="0cm" svg:y="0cm">
        <text:p text:style-name="P3"/>
      </draw:rect>
      <draw:rect presentation:style-name="pr3" draw:text-style-name="P2" draw:layer="backgroundobjects" svg:width="1.203cm" svg:height="6.931cm" svg:x="0cm" svg:y="14.068cm">
        <text:p text:style-name="P3"/>
      </draw:rect>
      <draw:path presentation:style-name="pr4" draw:text-style-name="P1" draw:layer="backgroundobjects" svg:width="3.974cm" svg:height="4.477cm" svg:x="18.006cm" svg:y="0.2cm" svg:viewBox="0 0 3975 4478" svg:d="m3974 0c-2315 1979 1017 4502-2366 1979s-382 2474-382 2474v24">
        <text:p text:style-name="P3"/>
      </draw:path>
      <draw:polyline presentation:style-name="pr4" draw:text-style-name="P1" draw:layer="backgroundobjects" svg:width="4.561cm" svg:height="5.074cm" draw:transform="rotate (-1.57079632679579) translate (27.799cm 0.2cm)" svg:viewBox="0 0 4562 5075" draw:points="0,5074 476,4587 783,4094 954,3610 1021,3148 1013,2725 961,2349 898,2040 853,1808 858,1668 944,1633 1141,1719 1482,1938 1996,2304 2714,2831 3438,3318 3961,3577 4306,3635 4499,3526 4561,3280 4516,2929 4389,2501 4202,2031 3979,1548 3745,1083 3522,669 3332,333 3202,109 3152,27 3152,0">
        <text:p text:style-name="P3"/>
      </draw:polyline>
      <draw:frame draw:style-name="gr1" draw:text-style-name="P4" draw:layer="backgroundobjects" svg:width="11.347cm" svg:height="0.475cm" svg:x="1.882cm" svg:y="20.124cm">
        <draw:text-box>
          <text:p text:style-name="P3"><text:span text:style-name="T1">© </text:span><text:span text:style-name="T2"><text:author-name text:fixed="false">Willy Picard</text:author-name></text:span></text:p>
        </draw:text-box>
      </draw:frame>
      <draw:frame draw:style-name="gr2" draw:text-style-name="P4" draw:layer="backgroundobjects" svg:width="0.848cm" svg:height="0.475cm" svg:x="26.565cm" svg:y="20.125cm">
        <draw:text-box>
          <text:p text:style-name="P3"><text:span text:style-name="T1"><text:page-number>&lt;number&gt;</text:page-number></text:span></text:p>
        </draw:text-box>
      </draw:frame>
      <draw:frame presentation:style-name="Normal1-title" draw:layer="backgroundobjects" svg:width="23.91cm" svg:height="3.506cm" svg:x="3.457cm" svg:y="0.643cm" presentation:class="title" presentation:placeholder="true">
        <draw:text-box/>
      </draw:frame>
      <draw:frame presentation:style-name="pr5" draw:text-style-name="P5" draw:layer="backgroundobjects" svg:width="23.91cm" svg:height="13.229cm" svg:x="3.257cm" svg:y="5.838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1-title" draw:layer="backgroundobjects" svg:width="13.705cm" svg:height="10.279cm" svg:x="3.641cm" svg:y="2.853cm" presentation:class="page"/>
        <draw:frame presentation:style-name="Normal1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WP" style:page-layout-name="PM1" draw:style-name="dp2">
      <draw:polygon presentation:style-name="pr6" draw:text-style-name="P1" draw:layer="backgroundobjects" svg:width="28cm" svg:height="19.295cm" svg:x="0cm" svg:y="1.705cm" svg:viewBox="0 0 28001 19296" draw:points="7446,1316 7149,645 6780,6 6775,0 28000,0 28000,19295 0,19295 0,10749 816,10646 1658,10466 2467,10220 3236,9913 3962,9546 4640,9126 5264,8654 5832,8135 6338,7573 6780,6971 7149,6332 7446,5661 7663,4961 7796,4235 7842,3489 7796,2742 7663,2016">
        <text:p text:style-name="P3"/>
      </draw:polygon>
      <draw:frame presentation:style-name="pr7" draw:text-style-name="P3" draw:layer="backgroundobjects" svg:width="14.7cm" svg:height="3.502cm" svg:x="12.6cm" svg:y="6.216cm" presentation:class="title" presentation:user-transformed="true">
        <draw:text-box>
          <text:p text:style-name="P3">Click to edit the title text format</text:p>
        </draw:text-box>
      </draw:frame>
      <draw:frame presentation:style-name="pr8" draw:text-style-name="P3" draw:layer="backgroundobjects" svg:width="14.852cm" svg:height="1.164cm" svg:x="12.558cm" svg:y="19.135cm" presentation:class="outline">
        <draw:text-box>
          <text:list text:style-name="L4">
            <text:list-item>
              <text:p text:style-name="P3">Click to edit the outline <text:line-break/>text format</text:p>
            </text:list-item>
          </text:list>
        </draw:text-box>
      </draw:frame>
      <draw:frame draw:style-name="gr3" draw:layer="backgroundobjects" svg:width="17.923cm" svg:height="4.235cm" svg:x="7.077cm" svg:y="13.902cm">
        <draw:text-box>
          <text:p text:style-name="P3"><text:span text:style-name="T3">Willy Picard</text:span></text:p>
          <text:p text:style-name="P3"><text:span text:style-name="T4">Department of Information Technology</text:span></text:p>
          <text:p text:style-name="P3"><text:span text:style-name="T4">The Poznan University of Economics</text:span></text:p>
          <text:p text:style-name="P3"><text:span text:style-name="T5">&lt;picard@kti.ae.poznan.pl&gt;</text:span></text:p>
        </draw:text-box>
      </draw:frame>
      <draw:frame draw:style-name="gr4" draw:text-style-name="P3" draw:layer="backgroundobjects" svg:width="1.526cm" svg:height="0.424cm" draw:transform="rotate (1.5707963267946) translate (0.381cm 20.715cm)">
        <draw:text-box>
          <text:p text:style-name="P3"><text:date style:data-style-name="D1" text:date-value="2006-08-07">8/7/06</text:date></text:p>
        </draw:text-box>
      </draw:frame>
      <draw:frame draw:style-name="gr5" draw:text-style-name="P1" draw:layer="backgroundobjects" svg:width="2.564cm" svg:height="2.513cm" svg:x="2.569cm" svg:y="4.534cm">
        <draw:image xlink:href="Pictures/100002000000005500000055A0E3D772.gif" xlink:type="simple" xlink:show="embed" xlink:actuate="onLoad">
          <text:p text:style-name="P3"/>
        </draw:image>
      </draw:frame>
      <draw:rect presentation:style-name="pr9" draw:text-style-name="P1" draw:layer="backgroundobjects" svg:width="1.094cm" svg:height="21cm" svg:x="0cm" svg:y="0cm">
        <text:p text:style-name="P3"/>
      </draw:rect>
      <draw:polygon presentation:style-name="pr10" draw:text-style-name="P1" draw:layer="backgroundobjects" svg:width="28cm" svg:height="1.705cm" svg:x="0cm" svg:y="0cm" svg:viewBox="0 0 28001 1706" draw:points="0,0 28000,0 28000,1705 0,1705">
        <text:p text:style-name="P3"/>
      </draw:polygon>
      <presentation:notes style:page-layout-name="PM2">
        <draw:page-thumbnail presentation:style-name="WP-title" draw:layer="backgroundobjects" svg:width="12.7cm" svg:height="9.525cm" svg:x="4.175cm" svg:y="3.005cm" presentation:class="page"/>
        <draw:frame presentation:style-name="WP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gr6" draw:text-style-name="P15" draw:layer="backgroundobjects" svg:width="8.255cm" svg:height="1.271cm" svg:x="2.401cm" svg:y="24.329cm">
          <draw:text-box>
            <text:p text:style-name="P14"><text:span text:style-name="T6"><text:date style:data-style-name="D3" text:date-value="2006-08-07">08/07/06</text:date></text:span></text:p>
          </draw:text-box>
        </draw:frame>
        <draw:frame draw:style-name="gr7" draw:text-style-name="P17" draw:layer="backgroundobjects" svg:width="8.255cm" svg:height="1.271cm" svg:x="10.733cm" svg:y="24.329cm">
          <draw:text-box>
            <text:p text:style-name="P16"><text:span text:style-name="T6"><text:page-number>&lt;number&gt;</text:page-number></text:span></text:p>
          </draw:text-box>
        </draw:frame>
        <draw:frame draw:style-name="gr8" draw:text-style-name="P18" draw:layer="backgroundobjects" svg:width="10.42cm" svg:height="0.912cm" svg:x="2.038cm" svg:y="2cm">
          <draw:text-box>
            <text:p text:style-name="P3"><text:span text:style-name="T7">| <text:s text:c="2"/>JavaOne 2003 <text:s text:c="2"/>| <text:s text:c="2"/>Session #</text:span></text:p>
          </draw:text-box>
        </draw:frame>
      </presentation:notes>
    </style:master-page>
    <style:master-page style:name="Section" style:page-layout-name="PM1" draw:style-name="dp2">
      <draw:rect presentation:style-name="pr11" draw:text-style-name="P1" draw:layer="backgroundobjects" svg:width="26.932cm" svg:height="21cm" svg:x="1.067cm" svg:y="-0.001cm">
        <text:p text:style-name="P3"/>
      </draw:rect>
      <draw:polygon presentation:style-name="pr12" draw:text-style-name="P1" draw:layer="backgroundobjects" svg:width="26.906cm" svg:height="6.157cm" svg:x="1.093cm" svg:y="7.097cm" svg:viewBox="0 0 26907 6158" draw:points="0,0 26906,0 26906,6157 0,6157 0,6120 275,5888 678,5424 1006,4902 1251,4331 1404,3718 1457,3073 1404,2427 1251,1814 1006,1243 678,721 275,257 0,24">
        <text:p text:style-name="P3"/>
      </draw:polygon>
      <draw:frame presentation:style-name="pr13" draw:text-style-name="P3" draw:layer="backgroundobjects" svg:width="14.7cm" svg:height="3.502cm" svg:x="3.8cm" svg:y="8.416cm" presentation:class="title" presentation:user-transformed="true">
        <draw:text-box>
          <text:p text:style-name="P3">Click to edit the title text format</text:p>
        </draw:text-box>
      </draw:frame>
      <draw:frame presentation:style-name="pr14" draw:text-style-name="P3" draw:layer="backgroundobjects" svg:width="14.852cm" svg:height="4.569cm" svg:x="12.558cm" svg:y="15.73cm" presentation:class="outline">
        <draw:text-box>
          <text:list text:style-name="L4">
            <text:list-item>
              <text:p text:style-name="P3">Click to edit the outline <text:line-break/>text format</text:p>
            </text:list-item>
          </text:list>
        </draw:text-box>
      </draw:frame>
      <draw:rect presentation:style-name="pr15" draw:text-style-name="P1" draw:layer="backgroundobjects" svg:width="1.094cm" svg:height="21cm" svg:x="0cm" svg:y="-0.001cm">
        <text:p text:style-name="P3"/>
      </draw:rect>
      <draw:path presentation:style-name="pr16" draw:text-style-name="P1" draw:layer="backgroundobjects" svg:width="3.974cm" svg:height="5.974cm" svg:x="18.007cm" svg:y="7.229cm" svg:viewBox="0 0 3975 5975" svg:d="m3974 0c-2315 2641 1017 6007-2366 2641s-382 3301-382 3301v32">
        <text:p text:style-name="P3"/>
      </draw:path>
      <draw:polyline presentation:style-name="pr16" draw:text-style-name="P1" draw:layer="backgroundobjects" svg:width="5.981cm" svg:height="5.074cm" draw:transform="rotate (-1.57079632679579) translate (27.799cm 7.148cm)" svg:viewBox="0 0 5982 5075" draw:points="0,5074 625,4587 1027,4094 1251,3610 1339,3148 1328,2725 1260,2349 1178,2040 1119,1808 1125,1668 1238,1633 1496,1719 1943,1938 2618,2304 3559,2831 4508,3318 5194,3577 5646,3635 5900,3526 5981,3280 5922,2929 5756,2501 5511,2031 5218,1548 4911,1083 4618,669 4370,333 4199,109 4133,27 4133,0">
        <text:p text:style-name="P3"/>
      </draw:polyline>
      <presentation:notes style:page-layout-name="PM2">
        <draw:page-thumbnail presentation:style-name="Section-title" draw:layer="backgroundobjects" svg:width="12.7cm" svg:height="9.525cm" svg:x="4.175cm" svg:y="3.005cm" presentation:class="page"/>
        <draw:frame presentation:style-name="Section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gr6" draw:text-style-name="P15" draw:layer="backgroundobjects" svg:width="8.255cm" svg:height="1.271cm" svg:x="2.401cm" svg:y="24.329cm">
          <draw:text-box>
            <text:p text:style-name="P14"><text:span text:style-name="T6"><text:date style:data-style-name="D3" text:date-value="2006-08-07">08/07/06</text:date></text:span></text:p>
          </draw:text-box>
        </draw:frame>
        <draw:frame draw:style-name="gr7" draw:text-style-name="P17" draw:layer="backgroundobjects" svg:width="8.255cm" svg:height="1.271cm" svg:x="10.733cm" svg:y="24.329cm">
          <draw:text-box>
            <text:p text:style-name="P16"><text:span text:style-name="T6"><text:page-number>&lt;number&gt;</text:page-number></text:span></text:p>
          </draw:text-box>
        </draw:frame>
        <draw:frame draw:style-name="gr8" draw:text-style-name="P18" draw:layer="backgroundobjects" svg:width="10.42cm" svg:height="0.912cm" svg:x="2.038cm" svg:y="2cm">
          <draw:text-box>
            <text:p text:style-name="P3"><text:span text:style-name="T7">| <text:s text:c="2"/>JavaOne 2003 <text:s text:c="2"/>| <text:s text:c="2"/>Session #</text:span></text:p>
          </draw:text-box>
        </draw:frame>
      </presentation:notes>
    </style:master-page>
    <style:master-page style:name="NormalIntro" style:page-layout-name="PM1" draw:style-name="dp1">
      <draw:rect presentation:style-name="pr17" draw:text-style-name="P1" draw:layer="backgroundobjects" svg:width="28cm" svg:height="4.808cm" svg:x="0cm" svg:y="0cm">
        <text:p text:style-name="P3"/>
      </draw:rect>
      <draw:rect presentation:style-name="pr18" draw:text-style-name="P1" draw:layer="backgroundobjects" svg:width="1.168cm" svg:height="21cm" svg:x="0cm" svg:y="0cm">
        <text:p text:style-name="P3"/>
      </draw:rect>
      <draw:path presentation:style-name="pr19" draw:text-style-name="P1" draw:layer="backgroundobjects" svg:width="3.974cm" svg:height="4.477cm" svg:x="18.006cm" svg:y="0.2cm" svg:viewBox="0 0 3975 4478" svg:d="m3974 0c-2315 1979 1017 4502-2366 1979s-382 2474-382 2474v24">
        <text:p text:style-name="P3"/>
      </draw:path>
      <draw:polyline presentation:style-name="pr19" draw:text-style-name="P1" draw:layer="backgroundobjects" svg:width="4.561cm" svg:height="5.074cm" draw:transform="rotate (-1.57079632679579) translate (27.799cm 0.2cm)" svg:viewBox="0 0 4562 5075" draw:points="0,5074 476,4587 783,4094 954,3610 1021,3148 1013,2725 961,2349 898,2040 853,1808 858,1668 944,1633 1141,1719 1482,1938 1996,2304 2714,2831 3438,3318 3961,3577 4306,3635 4499,3526 4561,3280 4516,2929 4389,2501 4202,2031 3979,1548 3745,1083 3522,669 3332,333 3202,109 3152,27 3152,0">
        <text:p text:style-name="P3"/>
      </draw:polyline>
      <draw:frame draw:style-name="gr1" draw:text-style-name="P4" draw:layer="backgroundobjects" svg:width="11.347cm" svg:height="0.475cm" svg:x="1.882cm" svg:y="20.124cm">
        <draw:text-box>
          <text:p text:style-name="P3"><text:span text:style-name="T1">© </text:span><text:span text:style-name="T2"><text:author-name text:fixed="false">Willy Picard</text:author-name></text:span></text:p>
        </draw:text-box>
      </draw:frame>
      <draw:frame draw:style-name="gr2" draw:text-style-name="P4" draw:layer="backgroundobjects" svg:width="0.848cm" svg:height="0.475cm" svg:x="26.565cm" svg:y="20.125cm">
        <draw:text-box>
          <text:p text:style-name="P3"><text:span text:style-name="T1"><text:page-number>&lt;number&gt;</text:page-number></text:span></text:p>
        </draw:text-box>
      </draw:frame>
      <draw:frame presentation:style-name="NormalIntro-title" draw:layer="backgroundobjects" svg:width="23.91cm" svg:height="3.506cm" svg:x="3.457cm" svg:y="0.643cm" presentation:class="title" presentation:placeholder="true">
        <draw:text-box/>
      </draw:frame>
      <draw:frame presentation:style-name="pr20" draw:text-style-name="P5" draw:layer="backgroundobjects" svg:width="23.91cm" svg:height="13.229cm" svg:x="3.257cm" svg:y="5.838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Intro-title" draw:layer="backgroundobjects" svg:width="13.705cm" svg:height="10.279cm" svg:x="3.641cm" svg:y="2.853cm" presentation:class="page"/>
        <draw:frame presentation:style-name="NormalIntro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FreeBSD/i386 OpenOffice.org_project/680m7$Build-9044</meta:generator>
    <dc:title>Object-Oriented Programming</dc:title>
    <dc:subject>ComputerProgramming</dc:subject>
    <meta:creation-date>2003-05-20T15:12:16</meta:creation-date>
    <dc:creator>Willy Picard</dc:creator>
    <dc:date>2006-08-07T11:51:46</dc:date>
    <meta:printed-by>Jacek Chmielewski</meta:printed-by>
    <meta:print-date>2004-09-21T14:16:37</meta:print-date>
    <dc:language>en-US</dc:language>
    <meta:editing-cycles>301</meta:editing-cycles>
    <meta:editing-duration>P3DT8H42M19S</meta:editing-duration>
    <meta:user-defined meta:name="Info 1"/>
    <meta:user-defined meta:name="Info 2"/>
    <meta:user-defined meta:name="Info 3"/>
    <meta:user-defined meta:name="Info 4"/>
    <meta:document-statistic meta:object-count="271"/>
  </office:meta>
</office:document-meta>
</file>